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23772867" calcext:value-type="float">
            <text:p>0.04237728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44607333" calcext:value-type="float">
            <text:p>0.0844607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639054" calcext:value-type="float">
            <text:p>0.126390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830296" calcext:value-type="float">
            <text:p>0.168302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103112667" calcext:value-type="float">
            <text:p>0.2103112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524921933" calcext:value-type="float">
            <text:p>0.25249219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9487968" calcext:value-type="float">
            <text:p>0.294879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3746572" calcext:value-type="float">
            <text:p>0.337465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802064067" calcext:value-type="float">
            <text:p>0.38020640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230304933" calcext:value-type="float">
            <text:p>0.42303049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658478467" calcext:value-type="float">
            <text:p>0.46584784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0855524" calcext:value-type="float">
            <text:p>0.5085552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5510370667" calcext:value-type="float">
            <text:p>0.55103706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931569333" calcext:value-type="float">
            <text:p>0.59315693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347300933" calcext:value-type="float">
            <text:p>0.63473009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7544164" calcext:value-type="float">
            <text:p>0.6754416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145424533" calcext:value-type="float">
            <text:p>0.71454245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7487833333" calcext:value-type="float">
            <text:p>0.74878333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246770267" calcext:value-type="float">
            <text:p>0.92467702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7413014" calcext:value-type="float">
            <text:p>0.9741301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0201171333" calcext:value-type="float">
            <text:p>1.020117133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06479412" calcext:value-type="float">
            <text:p>1.0647941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10877012" calcext:value-type="float">
            <text:p>1.108770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1523246" calcext:value-type="float">
            <text:p>1.152324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1956236067" calcext:value-type="float">
            <text:p>1.19562360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2387811867" calcext:value-type="float">
            <text:p>1.23878118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2818809667" calcext:value-type="float">
            <text:p>1.281880966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3249847267" calcext:value-type="float">
            <text:p>1.32498472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3681364733" calcext:value-type="float">
            <text:p>1.36813647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113651667" calcext:value-type="float">
            <text:p>1.4113651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4546874" calcext:value-type="float">
            <text:p>1.45468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981103" calcext:value-type="float">
            <text:p>1.498110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54163464" calcext:value-type="float">
            <text:p>1.5416346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58525784" calcext:value-type="float">
            <text:p>1.5852578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6289765933" calcext:value-type="float">
            <text:p>1.62897659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67278882" calcext:value-type="float">
            <text:p>1.6727888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7166947" calcext:value-type="float">
            <text:p>1.716694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7606967467" calcext:value-type="float">
            <text:p>1.760696746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8047989733" calcext:value-type="float">
            <text:p>1.804798973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8490053133" calcext:value-type="float">
            <text:p>1.84900531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89331774" calcext:value-type="float">
            <text:p>1.8933177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9377345733" calcext:value-type="float">
            <text:p>1.93773457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9822494733" calcext:value-type="float">
            <text:p>1.982249473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02685154" calcext:value-type="float">
            <text:p>2.0268515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0715266733" calcext:value-type="float">
            <text:p>2.071526673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1162599933" calcext:value-type="float">
            <text:p>2.116259993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1610388133" calcext:value-type="float">
            <text:p>2.16103881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2058554667" calcext:value-type="float">
            <text:p>2.2058554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2507092" calcext:value-type="float">
            <text:p>2.250709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2956065933" calcext:value-type="float">
            <text:p>2.29560659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3405602933" calcext:value-type="float">
            <text:p>2.34056029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38558626" calcext:value-type="float">
            <text:p>2.3855862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4307002" calcext:value-type="float">
            <text:p>2.430700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4759139333" calcext:value-type="float">
            <text:p>2.475913933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52123258" calcext:value-type="float">
            <text:p>2.5212325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5666531" calcext:value-type="float">
            <text:p>2.566653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6121644267" calcext:value-type="float">
            <text:p>2.61216442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65774906" calcext:value-type="float">
            <text:p>2.6577490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7033857" calcext:value-type="float">
            <text:p>2.703385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74905224" calcext:value-type="float">
            <text:p>2.7490522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7947286067" calcext:value-type="float">
            <text:p>2.794728606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8403988867" calcext:value-type="float">
            <text:p>2.840398886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8860524333" calcext:value-type="float">
            <text:p>2.8860524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9316839333" calcext:value-type="float">
            <text:p>2.931683933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9772925467" calcext:value-type="float">
            <text:p>2.97729254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.0228804533" calcext:value-type="float">
            <text:p>3.022880453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.0684512" calcext:value-type="float">
            <text:p>3.068451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1140082067" calcext:value-type="float">
            <text:p>3.114008206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.1595536667" calcext:value-type="float">
            <text:p>3.159553666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2050879267" calcext:value-type="float">
            <text:p>3.205087926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2506093067" calcext:value-type="float">
            <text:p>3.250609306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2961141733" calcext:value-type="float">
            <text:p>3.29611417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.3415971333" calcext:value-type="float">
            <text:p>3.341597133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.3870512267" calcext:value-type="float">
            <text:p>3.38705122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.4324680867" calcext:value-type="float">
            <text:p>3.432468086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47783824" calcext:value-type="float">
            <text:p>3.4778382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52315162" calcext:value-type="float">
            <text:p>3.5231516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.56839842" calcext:value-type="float">
            <text:p>3.5683984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6135702467" calcext:value-type="float">
            <text:p>3.613570246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6586613933" calcext:value-type="float">
            <text:p>3.658661393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7036698733" calcext:value-type="float">
            <text:p>3.703669873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.74859782" calcext:value-type="float">
            <text:p>3.748597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7934509" calcext:value-type="float">
            <text:p>3.793450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83823666" calcext:value-type="float">
            <text:p>3.8382366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8829619467" calcext:value-type="float">
            <text:p>3.882961946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92762992" calcext:value-type="float">
            <text:p>3.9276299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9722373333" calcext:value-type="float">
            <text:p>3.972237333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.0167728733" calcext:value-type="float">
            <text:p>4.016772873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.0612170667" calcext:value-type="float">
            <text:p>4.061217066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.10554412" calcext:value-type="float">
            <text:p>4.1055441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.1497254933" calcext:value-type="float">
            <text:p>4.149725493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.1937346667" calcext:value-type="float">
            <text:p>4.193734666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.23755228" calcext:value-type="float">
            <text:p>4.2375522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28117064" calcext:value-type="float">
            <text:p>4.2811706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.3245966067" calcext:value-type="float">
            <text:p>4.324596606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3678521133" calcext:value-type="float">
            <text:p>4.36785211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.41097206" calcext:value-type="float">
            <text:p>4.4109720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.45399992" calcext:value-type="float">
            <text:p>4.4539999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.49698184" calcext:value-type="float">
            <text:p>4.4969818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5399606533" calcext:value-type="float">
            <text:p>4.539960653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.5829710467" calcext:value-type="float">
            <text:p>4.582971046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.6260371067" calcext:value-type="float">
            <text:p>4.626037106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.6691727333" calcext:value-type="float">
            <text:p>4.669172733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7123849867" calcext:value-type="float">
            <text:p>4.712384986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.75567984" calcext:value-type="float">
            <text:p>4.7556798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.7990697867" calcext:value-type="float">
            <text:p>4.799069786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.8425833933" calcext:value-type="float">
            <text:p>4.842583393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.8862793133" calcext:value-type="float">
            <text:p>4.886279313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.9302753933" calcext:value-type="float">
            <text:p>4.930275393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.97484202" calcext:value-type="float">
            <text:p>4.9748420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.0209215267" calcext:value-type="float">
            <text:p>5.020921526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.0982370333" calcext:value-type="float">
            <text:p>5.098237033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.1378997333" calcext:value-type="float">
            <text:p>5.137899733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.17968788" calcext:value-type="float">
            <text:p>5.1796878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.2222443133" calcext:value-type="float">
            <text:p>5.222244313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.26524428" calcext:value-type="float">
            <text:p>5.2652442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.30853912" calcext:value-type="float">
            <text:p>5.3085391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.3520299933" calcext:value-type="float">
            <text:p>5.352029993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.39563734" calcext:value-type="float">
            <text:p>5.3956373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4392938667" calcext:value-type="float">
            <text:p>5.439293866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.4829451067" calcext:value-type="float">
            <text:p>5.482945106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.52655204" calcext:value-type="float">
            <text:p>5.5265520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.5700933267" calcext:value-type="float">
            <text:p>5.570093326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.6135658933" calcext:value-type="float">
            <text:p>5.61356589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.65698336" calcext:value-type="float">
            <text:p>5.6569833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.7003724067" calcext:value-type="float">
            <text:p>5.700372406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.7437676867" calcext:value-type="float">
            <text:p>5.743767686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7872062267" calcext:value-type="float">
            <text:p>5.787206226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.8307222" calcext:value-type="float">
            <text:p>5.830722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.87434292" calcext:value-type="float">
            <text:p>5.8743429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.91808644" calcext:value-type="float">
            <text:p>5.9180864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.9619608467" calcext:value-type="float">
            <text:p>5.961960846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.0059650267" calcext:value-type="float">
            <text:p>6.005965026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.05009054" calcext:value-type="float">
            <text:p>6.0500905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.0943241333" calcext:value-type="float">
            <text:p>6.094324133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.1386504867" calcext:value-type="float">
            <text:p>6.138650486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.18305488" calcext:value-type="float">
            <text:p>6.1830548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.2275254467" calcext:value-type="float">
            <text:p>6.227525446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.2720547867" calcext:value-type="float">
            <text:p>6.272054786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.31664074" calcext:value-type="float">
            <text:p>6.3166407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.3612862533" calcext:value-type="float">
            <text:p>6.36128625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.40599836" calcext:value-type="float">
            <text:p>6.4059983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.45078644" calcext:value-type="float">
            <text:p>6.4507864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.49566016" calcext:value-type="float">
            <text:p>6.4956601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.5406274" calcext:value-type="float">
            <text:p>6.540627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.5856926067" calcext:value-type="float">
            <text:p>6.585692606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.6308557667" calcext:value-type="float">
            <text:p>6.630855766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.67611216" calcext:value-type="float">
            <text:p>6.6761121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.72145276" calcext:value-type="float">
            <text:p>6.7214527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356593" calcext:value-type="float">
            <text:p>6.356593</text:p>
          </table:table-cell>
          <table:table-cell office:value-type="float" office:value="6.7668651933" calcext:value-type="float">
            <text:p>6.7668651933</text:p>
          </table:table-cell>
          <table:table-cell table:formula="of:=POWER([.C151]-6.75;2)" office:value-type="float" office:value="0.000284434745046369" calcext:value-type="float">
            <text:p>0.0002844347</text:p>
          </table:table-cell>
          <table:table-cell table:formula="of:=SQRT(SUM([.D151:.D250])/100)" office:value-type="float" office:value="0.0805405185973128" calcext:value-type="float">
            <text:p>0.08054051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312517" calcext:value-type="float">
            <text:p>6.312517</text:p>
          </table:table-cell>
          <table:table-cell office:value-type="float" office:value="6.76995774" calcext:value-type="float">
            <text:p>6.76995774</text:p>
          </table:table-cell>
          <table:table-cell table:formula="of:=POWER([.C152]-6.75;2)" office:value-type="float" office:value="0.000398311385907589" calcext:value-type="float">
            <text:p>0.000398311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289471" calcext:value-type="float">
            <text:p>6.289471</text:p>
          </table:table-cell>
          <table:table-cell office:value-type="float" office:value="6.7733864467" calcext:value-type="float">
            <text:p>6.7733864467</text:p>
          </table:table-cell>
          <table:table-cell table:formula="of:=POWER([.C153]-6.75;2)" office:value-type="float" office:value="0.000546925889251941" calcext:value-type="float">
            <text:p>0.000546925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286863" calcext:value-type="float">
            <text:p>6.286863</text:p>
          </table:table-cell>
          <table:table-cell office:value-type="float" office:value="6.7769967867" calcext:value-type="float">
            <text:p>6.7769967867</text:p>
          </table:table-cell>
          <table:table-cell table:formula="of:=POWER([.C154]-6.75;2)" office:value-type="float" office:value="0.000728826492125288" calcext:value-type="float">
            <text:p>0.000728826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301246" calcext:value-type="float">
            <text:p>6.301246</text:p>
          </table:table-cell>
          <table:table-cell office:value-type="float" office:value="6.7806401667" calcext:value-type="float">
            <text:p>6.7806401667</text:p>
          </table:table-cell>
          <table:table-cell table:formula="of:=POWER([.C155]-6.75;2)" office:value-type="float" office:value="0.000938819815403763" calcext:value-type="float">
            <text:p>0.000938819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327139" calcext:value-type="float">
            <text:p>6.327139</text:p>
          </table:table-cell>
          <table:table-cell office:value-type="float" office:value="6.7841939067" calcext:value-type="float">
            <text:p>6.7841939067</text:p>
          </table:table-cell>
          <table:table-cell table:formula="of:=POWER([.C156]-6.75;2)" office:value-type="float" office:value="0.00116922325540828" calcext:value-type="float">
            <text:p>0.001169223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358123" calcext:value-type="float">
            <text:p>6.358123</text:p>
          </table:table-cell>
          <table:table-cell office:value-type="float" office:value="6.7875753467" calcext:value-type="float">
            <text:p>6.7875753467</text:p>
          </table:table-cell>
          <table:table-cell table:formula="of:=POWER([.C157]-6.75;2)" office:value-type="float" office:value="0.00141190667962518" calcext:value-type="float">
            <text:p>0.001411906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387906" calcext:value-type="float">
            <text:p>6.387906</text:p>
          </table:table-cell>
          <table:table-cell office:value-type="float" office:value="6.79074814" calcext:value-type="float">
            <text:p>6.79074814</text:p>
          </table:table-cell>
          <table:table-cell table:formula="of:=POWER([.C158]-6.75;2)" office:value-type="float" office:value="0.00166041091345959" calcext:value-type="float">
            <text:p>0.001660410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411103" calcext:value-type="float">
            <text:p>6.411103</text:p>
          </table:table-cell>
          <table:table-cell office:value-type="float" office:value="6.7937208933" calcext:value-type="float">
            <text:p>6.7937208933</text:p>
          </table:table-cell>
          <table:table-cell table:formula="of:=POWER([.C159]-6.75;2)" office:value-type="float" office:value="0.00191151651094996" calcext:value-type="float">
            <text:p>0.001911516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423613" calcext:value-type="float">
            <text:p>6.423613</text:p>
          </table:table-cell>
          <table:table-cell office:value-type="float" office:value="6.7965401067" calcext:value-type="float">
            <text:p>6.7965401067</text:p>
          </table:table-cell>
          <table:table-cell table:formula="of:=POWER([.C160]-6.75;2)" office:value-type="float" office:value="0.0021659815316474" calcext:value-type="float">
            <text:p>0.002165981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422603" calcext:value-type="float">
            <text:p>6.422603</text:p>
          </table:table-cell>
          <table:table-cell office:value-type="float" office:value="6.7992801867" calcext:value-type="float">
            <text:p>6.7992801867</text:p>
          </table:table-cell>
          <table:table-cell table:formula="of:=POWER([.C161]-6.75;2)" office:value-type="float" office:value="0.00242853680118685" calcext:value-type="float">
            <text:p>0.002428536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406109" calcext:value-type="float">
            <text:p>6.406109</text:p>
          </table:table-cell>
          <table:table-cell office:value-type="float" office:value="6.80203338" calcext:value-type="float">
            <text:p>6.80203338</text:p>
          </table:table-cell>
          <table:table-cell table:formula="of:=POWER([.C162]-6.75;2)" office:value-type="float" office:value="0.00270747263422441" calcext:value-type="float">
            <text:p>0.002707472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372274" calcext:value-type="float">
            <text:p>6.372274</text:p>
          </table:table-cell>
          <table:table-cell office:value-type="float" office:value="6.8049024333" calcext:value-type="float">
            <text:p>6.8049024333</text:p>
          </table:table-cell>
          <table:table-cell table:formula="of:=POWER([.C163]-6.75;2)" office:value-type="float" office:value="0.00301427718226091" calcext:value-type="float">
            <text:p>0.003014277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31798" calcext:value-type="float">
            <text:p>6.31798</text:p>
          </table:table-cell>
          <table:table-cell office:value-type="float" office:value="6.80799872" calcext:value-type="float">
            <text:p>6.80799872</text:p>
          </table:table-cell>
          <table:table-cell table:formula="of:=POWER([.C164]-6.75;2)" office:value-type="float" office:value="0.00336385152163846" calcext:value-type="float">
            <text:p>0.003363851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235974" calcext:value-type="float">
            <text:p>6.235974</text:p>
          </table:table-cell>
          <table:table-cell office:value-type="float" office:value="6.8114500533" calcext:value-type="float">
            <text:p>6.8114500533</text:p>
          </table:table-cell>
          <table:table-cell table:formula="of:=POWER([.C165]-6.75;2)" office:value-type="float" office:value="0.00377610905057281" calcext:value-type="float">
            <text:p>0.003776109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106732" calcext:value-type="float">
            <text:p>6.106732</text:p>
          </table:table-cell>
          <table:table-cell office:value-type="float" office:value="6.81542844" calcext:value-type="float">
            <text:p>6.81542844</text:p>
          </table:table-cell>
          <table:table-cell table:formula="of:=POWER([.C166]-6.75;2)" office:value-type="float" office:value="0.00428088076083357" calcext:value-type="float">
            <text:p>0.004280880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865122" calcext:value-type="float">
            <text:p>5.865122</text:p>
          </table:table-cell>
          <table:table-cell office:value-type="float" office:value="6.8202328" calcext:value-type="float">
            <text:p>6.8202328</text:p>
          </table:table-cell>
          <table:table-cell table:formula="of:=POWER([.C167]-6.75;2)" office:value-type="float" office:value="0.00493264619584005" calcext:value-type="float">
            <text:p>0.004932646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136132" calcext:value-type="float">
            <text:p>5.136132</text:p>
          </table:table-cell>
          <table:table-cell office:value-type="float" office:value="6.8265946" calcext:value-type="float">
            <text:p>6.8265946</text:p>
          </table:table-cell>
          <table:table-cell table:formula="of:=POWER([.C168]-6.75;2)" office:value-type="float" office:value="0.00586673274915999" calcext:value-type="float">
            <text:p>0.005866732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384054" calcext:value-type="float">
            <text:p>26.384054</text:p>
          </table:table-cell>
          <table:table-cell office:value-type="float" office:value="6.83774568" calcext:value-type="float">
            <text:p>6.83774568</text:p>
          </table:table-cell>
          <table:table-cell table:formula="of:=POWER([.C169]-6.75;2)" office:value-type="float" office:value="0.00769930435866245" calcext:value-type="float">
            <text:p>0.007699304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417967" calcext:value-type="float">
            <text:p>7.417967</text:p>
          </table:table-cell>
          <table:table-cell office:value-type="float" office:value="6.7071582467" calcext:value-type="float">
            <text:p>6.7071582467</text:p>
          </table:table-cell>
          <table:table-cell table:formula="of:=POWER([.C170]-6.75;2)" office:value-type="float" office:value="0.00183541582581809" calcext:value-type="float">
            <text:p>0.001835415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98049" calcext:value-type="float">
            <text:p>6.898049</text:p>
          </table:table-cell>
          <table:table-cell office:value-type="float" office:value="6.7029146533" calcext:value-type="float">
            <text:p>6.7029146533</text:p>
          </table:table-cell>
          <table:table-cell table:formula="of:=POWER([.C171]-6.75;2)" office:value-type="float" office:value="0.00221702987385923" calcext:value-type="float">
            <text:p>0.002217029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01548" calcext:value-type="float">
            <text:p>6.701548</text:p>
          </table:table-cell>
          <table:table-cell office:value-type="float" office:value="6.7020345067" calcext:value-type="float">
            <text:p>6.7020345067</text:p>
          </table:table-cell>
          <table:table-cell table:formula="of:=POWER([.C172]-6.75;2)" office:value-type="float" office:value="0.0023006885475123" calcext:value-type="float">
            <text:p>0.002300688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5964" calcext:value-type="float">
            <text:p>6.5964</text:p>
          </table:table-cell>
          <table:table-cell office:value-type="float" office:value="6.7023611133" calcext:value-type="float">
            <text:p>6.7023611133</text:p>
          </table:table-cell>
          <table:table-cell table:formula="of:=POWER([.C173]-6.75;2)" office:value-type="float" office:value="0.00226946352601541" calcext:value-type="float">
            <text:p>0.002269463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533172" calcext:value-type="float">
            <text:p>6.533172</text:p>
          </table:table-cell>
          <table:table-cell office:value-type="float" office:value="6.7032896867" calcext:value-type="float">
            <text:p>6.7032896867</text:p>
          </table:table-cell>
          <table:table-cell table:formula="of:=POWER([.C174]-6.75;2)" office:value-type="float" office:value="0.00218185336858417" calcext:value-type="float">
            <text:p>0.002181853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494851" calcext:value-type="float">
            <text:p>6.494851</text:p>
          </table:table-cell>
          <table:table-cell office:value-type="float" office:value="6.70454866" calcext:value-type="float">
            <text:p>6.70454866</text:p>
          </table:table-cell>
          <table:table-cell table:formula="of:=POWER([.C175]-6.75;2)" office:value-type="float" office:value="0.00206582430779557" calcext:value-type="float">
            <text:p>0.002065824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473637" calcext:value-type="float">
            <text:p>6.473637</text:p>
          </table:table-cell>
          <table:table-cell office:value-type="float" office:value="6.7059821" calcext:value-type="float">
            <text:p>6.7059821</text:p>
          </table:table-cell>
          <table:table-cell table:formula="of:=POWER([.C176]-6.75;2)" office:value-type="float" office:value="0.00193757552041" calcext:value-type="float">
            <text:p>0.001937575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464967" calcext:value-type="float">
            <text:p>6.464967</text:p>
          </table:table-cell>
          <table:table-cell office:value-type="float" office:value="6.7074868733" calcext:value-type="float">
            <text:p>6.7074868733</text:p>
          </table:table-cell>
          <table:table-cell table:formula="of:=POWER([.C177]-6.75;2)" office:value-type="float" office:value="0.00180736594181028" calcext:value-type="float">
            <text:p>0.001807365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465564" calcext:value-type="float">
            <text:p>6.465564</text:p>
          </table:table-cell>
          <table:table-cell office:value-type="float" office:value="6.7089899067" calcext:value-type="float">
            <text:p>6.7089899067</text:p>
          </table:table-cell>
          <table:table-cell table:formula="of:=POWER([.C178]-6.75;2)" office:value-type="float" office:value="0.00168182775247468" calcext:value-type="float">
            <text:p>0.001681827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472762" calcext:value-type="float">
            <text:p>6.472762</text:p>
          </table:table-cell>
          <table:table-cell office:value-type="float" office:value="6.7104388" calcext:value-type="float">
            <text:p>6.7104388</text:p>
          </table:table-cell>
          <table:table-cell table:formula="of:=POWER([.C179]-6.75;2)" office:value-type="float" office:value="0.00156508854543997" calcext:value-type="float">
            <text:p>0.001565088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484304" calcext:value-type="float">
            <text:p>6.484304</text:p>
          </table:table-cell>
          <table:table-cell office:value-type="float" office:value="6.7117970533" calcext:value-type="float">
            <text:p>6.7117970533</text:p>
          </table:table-cell>
          <table:table-cell table:formula="of:=POWER([.C180]-6.75;2)" office:value-type="float" office:value="0.00145946513656306" calcext:value-type="float">
            <text:p>0.001459465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498335" calcext:value-type="float">
            <text:p>6.498335</text:p>
          </table:table-cell>
          <table:table-cell office:value-type="float" office:value="6.7130405733" calcext:value-type="float">
            <text:p>6.7130405733</text:p>
          </table:table-cell>
          <table:table-cell table:formula="of:=POWER([.C181]-6.75;2)" office:value-type="float" office:value="0.00136599922199269" calcext:value-type="float">
            <text:p>0.001365999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513435" calcext:value-type="float">
            <text:p>6.513435</text:p>
          </table:table-cell>
          <table:table-cell office:value-type="float" office:value="6.7141538733" calcext:value-type="float">
            <text:p>6.7141538733</text:p>
          </table:table-cell>
          <table:table-cell table:formula="of:=POWER([.C182]-6.75;2)" office:value-type="float" office:value="0.00128494479939246" calcext:value-type="float">
            <text:p>0.001284944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528651" calcext:value-type="float">
            <text:p>6.528651</text:p>
          </table:table-cell>
          <table:table-cell office:value-type="float" office:value="6.71512574" calcext:value-type="float">
            <text:p>6.71512574</text:p>
          </table:table-cell>
          <table:table-cell table:formula="of:=POWER([.C183]-6.75;2)" office:value-type="float" office:value="0.00121621401054757" calcext:value-type="float">
            <text:p>0.00121621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54348" calcext:value-type="float">
            <text:p>6.54348</text:p>
          </table:table-cell>
          <table:table-cell office:value-type="float" office:value="6.7159446533" calcext:value-type="float">
            <text:p>6.7159446533</text:p>
          </table:table-cell>
          <table:table-cell table:formula="of:=POWER([.C184]-6.75;2)" office:value-type="float" office:value="0.00115976663885719" calcext:value-type="float">
            <text:p>0.001159766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557813" calcext:value-type="float">
            <text:p>6.557813</text:p>
          </table:table-cell>
          <table:table-cell office:value-type="float" office:value="6.7165947867" calcext:value-type="float">
            <text:p>6.7165947867</text:p>
          </table:table-cell>
          <table:table-cell table:formula="of:=POWER([.C185]-6.75;2)" office:value-type="float" office:value="0.0011159082756185" calcext:value-type="float">
            <text:p>0.001115908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71834" calcext:value-type="float">
            <text:p>6.571834</text:p>
          </table:table-cell>
          <table:table-cell office:value-type="float" office:value="6.71705352" calcext:value-type="float">
            <text:p>6.71705352</text:p>
          </table:table-cell>
          <table:table-cell table:formula="of:=POWER([.C186]-6.75;2)" office:value-type="float" office:value="0.00108547054439038" calcext:value-type="float">
            <text:p>0.00108547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585882" calcext:value-type="float">
            <text:p>6.585882</text:p>
          </table:table-cell>
          <table:table-cell office:value-type="float" office:value="6.7172912333" calcext:value-type="float">
            <text:p>6.7172912333</text:p>
          </table:table-cell>
          <table:table-cell table:formula="of:=POWER([.C187]-6.75;2)" office:value-type="float" office:value="0.00106986341903502" calcext:value-type="float">
            <text:p>0.001069863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00307" calcext:value-type="float">
            <text:p>6.600307</text:p>
          </table:table-cell>
          <table:table-cell office:value-type="float" office:value="6.7172737533" calcext:value-type="float">
            <text:p>6.7172737533</text:p>
          </table:table-cell>
          <table:table-cell table:formula="of:=POWER([.C188]-6.75;2)" office:value-type="float" office:value="0.00107100722306928" calcext:value-type="float">
            <text:p>0.001071007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615334" calcext:value-type="float">
            <text:p>6.615334</text:p>
          </table:table-cell>
          <table:table-cell office:value-type="float" office:value="6.716967" calcext:value-type="float">
            <text:p>6.716967</text:p>
          </table:table-cell>
          <table:table-cell table:formula="of:=POWER([.C189]-6.75;2)" office:value-type="float" office:value="0.00109117908899998" calcext:value-type="float">
            <text:p>0.001091179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30951" calcext:value-type="float">
            <text:p>6.630951</text:p>
          </table:table-cell>
          <table:table-cell office:value-type="float" office:value="6.7163429133" calcext:value-type="float">
            <text:p>6.7163429133</text:p>
          </table:table-cell>
          <table:table-cell table:formula="of:=POWER([.C190]-6.75;2)" office:value-type="float" office:value="0.00113279948513131" calcext:value-type="float">
            <text:p>0.001132799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46864" calcext:value-type="float">
            <text:p>6.646864</text:p>
          </table:table-cell>
          <table:table-cell office:value-type="float" office:value="6.71538526" calcext:value-type="float">
            <text:p>6.71538526</text:p>
          </table:table-cell>
          <table:table-cell table:formula="of:=POWER([.C191]-6.75;2)" office:value-type="float" office:value="0.00119818022526762" calcext:value-type="float">
            <text:p>0.001198180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62525" calcext:value-type="float">
            <text:p>6.662525</text:p>
          </table:table-cell>
          <table:table-cell office:value-type="float" office:value="6.7140937533" calcext:value-type="float">
            <text:p>6.7140937533</text:p>
          </table:table-cell>
          <table:table-cell table:formula="of:=POWER([.C192]-6.75;2)" office:value-type="float" office:value="0.00128925855208124" calcext:value-type="float">
            <text:p>0.001289258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77235" calcext:value-type="float">
            <text:p>6.677235</text:p>
          </table:table-cell>
          <table:table-cell office:value-type="float" office:value="6.7124853" calcext:value-type="float">
            <text:p>6.7124853</text:p>
          </table:table-cell>
          <table:table-cell table:formula="of:=POWER([.C193]-6.75;2)" office:value-type="float" office:value="0.00140735271609" calcext:value-type="float">
            <text:p>0.001407352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69031" calcext:value-type="float">
            <text:p>6.69031</text:p>
          </table:table-cell>
          <table:table-cell office:value-type="float" office:value="6.7105919133" calcext:value-type="float">
            <text:p>6.7105919133</text:p>
          </table:table-cell>
          <table:table-cell table:formula="of:=POWER([.C194]-6.75;2)" office:value-type="float" office:value="0.00155299729735471" calcext:value-type="float">
            <text:p>0.001552997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0127" calcext:value-type="float">
            <text:p>6.70127</text:p>
          </table:table-cell>
          <table:table-cell office:value-type="float" office:value="6.7084557333" calcext:value-type="float">
            <text:p>6.7084557333</text:p>
          </table:table-cell>
          <table:table-cell table:formula="of:=POWER([.C195]-6.75;2)" office:value-type="float" office:value="0.00172592609564072" calcext:value-type="float">
            <text:p>0.00172592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09998" calcext:value-type="float">
            <text:p>6.709998</text:p>
          </table:table-cell>
          <table:table-cell office:value-type="float" office:value="6.7061223867" calcext:value-type="float">
            <text:p>6.7061223867</text:p>
          </table:table-cell>
          <table:table-cell table:formula="of:=POWER([.C196]-6.75;2)" office:value-type="float" office:value="0.00192524494890436" calcext:value-type="float">
            <text:p>0.001925244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16823" calcext:value-type="float">
            <text:p>6.716823</text:p>
          </table:table-cell>
          <table:table-cell office:value-type="float" office:value="6.7036344267" calcext:value-type="float">
            <text:p>6.7036344267</text:p>
          </table:table-cell>
          <table:table-cell table:formula="of:=POWER([.C197]-6.75;2)" office:value-type="float" office:value="0.00214976638743768" calcext:value-type="float">
            <text:p>0.002149766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22498" calcext:value-type="float">
            <text:p>6.722498</text:p>
          </table:table-cell>
          <table:table-cell office:value-type="float" office:value="6.7010264133" calcext:value-type="float">
            <text:p>6.7010264133</text:p>
          </table:table-cell>
          <table:table-cell table:formula="of:=POWER([.C198]-6.75;2)" office:value-type="float" office:value="0.0023984121942624" calcext:value-type="float">
            <text:p>0.002398412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2806" calcext:value-type="float">
            <text:p>6.72806</text:p>
          </table:table-cell>
          <table:table-cell office:value-type="float" office:value="6.69832278" calcext:value-type="float">
            <text:p>6.69832278</text:p>
          </table:table-cell>
          <table:table-cell table:formula="of:=POWER([.C199]-6.75;2)" office:value-type="float" office:value="0.00267053506692842" calcext:value-type="float">
            <text:p>0.002670535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34609" calcext:value-type="float">
            <text:p>6.734609</text:p>
          </table:table-cell>
          <table:table-cell office:value-type="float" office:value="6.69553874" calcext:value-type="float">
            <text:p>6.69553874</text:p>
          </table:table-cell>
          <table:table-cell table:formula="of:=POWER([.C200]-6.75;2)" office:value-type="float" office:value="0.00296602884078761" calcext:value-type="float">
            <text:p>0.002966028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43055" calcext:value-type="float">
            <text:p>6.743055</text:p>
          </table:table-cell>
          <table:table-cell office:value-type="float" office:value="6.6926837" calcext:value-type="float">
            <text:p>6.6926837</text:p>
          </table:table-cell>
          <table:table-cell table:formula="of:=POWER([.C201]-6.75;2)" office:value-type="float" office:value="0.00328515824569001" calcext:value-type="float">
            <text:p>0.003285158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53895" calcext:value-type="float">
            <text:p>6.753895</text:p>
          </table:table-cell>
          <table:table-cell office:value-type="float" office:value="6.6897660733" calcext:value-type="float">
            <text:p>6.6897660733</text:p>
          </table:table-cell>
          <table:table-cell table:formula="of:=POWER([.C202]-6.75;2)" office:value-type="float" office:value="0.00362812592570093" calcext:value-type="float">
            <text:p>0.003628125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67091" calcext:value-type="float">
            <text:p>6.767091</text:p>
          </table:table-cell>
          <table:table-cell office:value-type="float" office:value="6.6867984267" calcext:value-type="float">
            <text:p>6.6867984267</text:p>
          </table:table-cell>
          <table:table-cell table:formula="of:=POWER([.C203]-6.75;2)" office:value-type="float" office:value="0.00399443886759524" calcext:value-type="float">
            <text:p>0.003994438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8206" calcext:value-type="float">
            <text:p>6.78206</text:p>
          </table:table-cell>
          <table:table-cell office:value-type="float" office:value="6.6838026933" calcext:value-type="float">
            <text:p>6.6838026933</text:p>
          </table:table-cell>
          <table:table-cell table:formula="of:=POWER([.C204]-6.75;2)" office:value-type="float" office:value="0.00438208341433391" calcext:value-type="float">
            <text:p>0.004382083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97797" calcext:value-type="float">
            <text:p>6.797797</text:p>
          </table:table-cell>
          <table:table-cell office:value-type="float" office:value="6.68082164" calcext:value-type="float">
            <text:p>6.68082164</text:p>
          </table:table-cell>
          <table:table-cell table:formula="of:=POWER([.C205]-6.75;2)" office:value-type="float" office:value="0.00478564549228966" calcext:value-type="float">
            <text:p>0.004785645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813078" calcext:value-type="float">
            <text:p>6.813078</text:p>
          </table:table-cell>
          <table:table-cell office:value-type="float" office:value="6.6780792" calcext:value-type="float">
            <text:p>6.6780792</text:p>
          </table:table-cell>
          <table:table-cell table:formula="of:=POWER([.C206]-6.75;2)" office:value-type="float" office:value="0.00517260147264" calcext:value-type="float">
            <text:p>0.005172601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26699" calcext:value-type="float">
            <text:p>6.826699</text:p>
          </table:table-cell>
          <table:table-cell office:value-type="float" office:value="6.67489176" calcext:value-type="float">
            <text:p>6.67489176</text:p>
          </table:table-cell>
          <table:table-cell table:formula="of:=POWER([.C207]-6.75;2)" office:value-type="float" office:value="0.00564124771589754" calcext:value-type="float">
            <text:p>0.005641247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837695" calcext:value-type="float">
            <text:p>6.837695</text:p>
          </table:table-cell>
          <table:table-cell office:value-type="float" office:value="6.6718725933" calcext:value-type="float">
            <text:p>6.6718725933</text:p>
          </table:table-cell>
          <table:table-cell table:formula="of:=POWER([.C208]-6.75;2)" office:value-type="float" office:value="0.00610389167766723" calcext:value-type="float">
            <text:p>0.006103891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845496" calcext:value-type="float">
            <text:p>6.845496</text:p>
          </table:table-cell>
          <table:table-cell office:value-type="float" office:value="6.6689675133" calcext:value-type="float">
            <text:p>6.6689675133</text:p>
          </table:table-cell>
          <table:table-cell table:formula="of:=POWER([.C209]-6.75;2)" office:value-type="float" office:value="0.00656626390078565" calcext:value-type="float">
            <text:p>0.00656626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49981" calcext:value-type="float">
            <text:p>6.849981</text:p>
          </table:table-cell>
          <table:table-cell office:value-type="float" office:value="6.6661793" calcext:value-type="float">
            <text:p>6.6661793</text:p>
          </table:table-cell>
          <table:table-cell table:formula="of:=POWER([.C210]-6.75;2)" office:value-type="float" office:value="0.00702590974849007" calcext:value-type="float">
            <text:p>0.007025909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851455" calcext:value-type="float">
            <text:p>6.851455</text:p>
          </table:table-cell>
          <table:table-cell office:value-type="float" office:value="6.6635118867" calcext:value-type="float">
            <text:p>6.6635118867</text:p>
          </table:table-cell>
          <table:table-cell table:formula="of:=POWER([.C211]-6.75;2)" office:value-type="float" office:value="0.00748019374219359" calcext:value-type="float">
            <text:p>0.007480193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50542" calcext:value-type="float">
            <text:p>6.850542</text:p>
          </table:table-cell>
          <table:table-cell office:value-type="float" office:value="6.6609644667" calcext:value-type="float">
            <text:p>6.6609644667</text:p>
          </table:table-cell>
          <table:table-cell table:formula="of:=POWER([.C212]-6.75;2)" office:value-type="float" office:value="0.00792732619001535" calcext:value-type="float">
            <text:p>0.007927326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48032" calcext:value-type="float">
            <text:p>6.848032</text:p>
          </table:table-cell>
          <table:table-cell office:value-type="float" office:value="6.6585313733" calcext:value-type="float">
            <text:p>6.6585313733</text:p>
          </table:table-cell>
          <table:table-cell table:formula="of:=POWER([.C213]-6.75;2)" office:value-type="float" office:value="0.00836650967038399" calcext:value-type="float">
            <text:p>0.008366509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44725" calcext:value-type="float">
            <text:p>6.844725</text:p>
          </table:table-cell>
          <table:table-cell office:value-type="float" office:value="6.65620352" calcext:value-type="float">
            <text:p>6.65620352</text:p>
          </table:table-cell>
          <table:table-cell table:formula="of:=POWER([.C214]-6.75;2)" office:value-type="float" office:value="0.00879777966039039" calcext:value-type="float">
            <text:p>0.008797779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41292" calcext:value-type="float">
            <text:p>6.841292</text:p>
          </table:table-cell>
          <table:table-cell office:value-type="float" office:value="6.6539702733" calcext:value-type="float">
            <text:p>6.6539702733</text:p>
          </table:table-cell>
          <table:table-cell table:formula="of:=POWER([.C215]-6.75;2)" office:value-type="float" office:value="0.00922170841007675" calcext:value-type="float">
            <text:p>0.009221708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38186" calcext:value-type="float">
            <text:p>6.838186</text:p>
          </table:table-cell>
          <table:table-cell office:value-type="float" office:value="6.6518212467" calcext:value-type="float">
            <text:p>6.6518212467</text:p>
          </table:table-cell>
          <table:table-cell table:formula="of:=POWER([.C216]-6.75;2)" office:value-type="float" office:value="0.00963906759954227" calcext:value-type="float">
            <text:p>0.00963906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35612" calcext:value-type="float">
            <text:p>6.835612</text:p>
          </table:table-cell>
          <table:table-cell office:value-type="float" office:value="6.6497477467" calcext:value-type="float">
            <text:p>6.6497477467</text:p>
          </table:table-cell>
          <table:table-cell table:formula="of:=POWER([.C217]-6.75;2)" office:value-type="float" office:value="0.0100505142917273" calcext:value-type="float">
            <text:p>0.010050514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33551" calcext:value-type="float">
            <text:p>6.833551</text:p>
          </table:table-cell>
          <table:table-cell office:value-type="float" office:value="6.6477436933" calcext:value-type="float">
            <text:p>6.6477436933</text:p>
          </table:table-cell>
          <table:table-cell table:formula="of:=POWER([.C218]-6.75;2)" office:value-type="float" office:value="0.0104563522599245" calcext:value-type="float">
            <text:p>0.010456352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31819" calcext:value-type="float">
            <text:p>6.831819</text:p>
          </table:table-cell>
          <table:table-cell office:value-type="float" office:value="6.6458059667" calcext:value-type="float">
            <text:p>6.6458059667</text:p>
          </table:table-cell>
          <table:table-cell table:formula="of:=POWER([.C219]-6.75;2)" office:value-type="float" office:value="0.0108563965753215" calcext:value-type="float">
            <text:p>0.010856396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30139" calcext:value-type="float">
            <text:p>6.830139</text:p>
          </table:table-cell>
          <table:table-cell office:value-type="float" office:value="6.6439341933" calcext:value-type="float">
            <text:p>6.6439341933</text:p>
          </table:table-cell>
          <table:table-cell table:formula="of:=POWER([.C220]-6.75;2)" office:value-type="float" office:value="0.0112499553509218" calcext:value-type="float">
            <text:p>0.01124995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28207" calcext:value-type="float">
            <text:p>6.828207</text:p>
          </table:table-cell>
          <table:table-cell office:value-type="float" office:value="6.6421301667" calcext:value-type="float">
            <text:p>6.6421301667</text:p>
          </table:table-cell>
          <table:table-cell table:formula="of:=POWER([.C221]-6.75;2)" office:value-type="float" office:value="0.0116359009361697" calcext:value-type="float">
            <text:p>0.011635900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2573" calcext:value-type="float">
            <text:p>6.82573</text:p>
          </table:table-cell>
          <table:table-cell office:value-type="float" office:value="6.6403970867" calcext:value-type="float">
            <text:p>6.6403970867</text:p>
          </table:table-cell>
          <table:table-cell table:formula="of:=POWER([.C222]-6.75;2)" office:value-type="float" office:value="0.0120127986038473" calcext:value-type="float">
            <text:p>0.012012798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22444" calcext:value-type="float">
            <text:p>6.822444</text:p>
          </table:table-cell>
          <table:table-cell office:value-type="float" office:value="6.6387389" calcext:value-type="float">
            <text:p>6.6387389</text:p>
          </table:table-cell>
          <table:table-cell table:formula="of:=POWER([.C223]-6.75;2)" office:value-type="float" office:value="0.01237903237321" calcext:value-type="float">
            <text:p>0.012379032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18114" calcext:value-type="float">
            <text:p>6.818114</text:p>
          </table:table-cell>
          <table:table-cell office:value-type="float" office:value="6.63716" calcext:value-type="float">
            <text:p>6.63716</text:p>
          </table:table-cell>
          <table:table-cell table:formula="of:=POWER([.C224]-6.75;2)" office:value-type="float" office:value="0.0127328656000001" calcext:value-type="float">
            <text:p>0.012732865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12529" calcext:value-type="float">
            <text:p>6.812529</text:p>
          </table:table-cell>
          <table:table-cell office:value-type="float" office:value="6.6356653667" calcext:value-type="float">
            <text:p>6.6356653667</text:p>
          </table:table-cell>
          <table:table-cell table:formula="of:=POWER([.C225]-6.75;2)" office:value-type="float" office:value="0.0130724083718456" calcext:value-type="float">
            <text:p>0.013072408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05523" calcext:value-type="float">
            <text:p>6.805523</text:p>
          </table:table-cell>
          <table:table-cell office:value-type="float" office:value="6.6342611267" calcext:value-type="float">
            <text:p>6.6342611267</text:p>
          </table:table-cell>
          <table:table-cell table:formula="of:=POWER([.C226]-6.75;2)" office:value-type="float" office:value="0.0133954867927534" calcext:value-type="float">
            <text:p>0.013395486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97007" calcext:value-type="float">
            <text:p>6.797007</text:p>
          </table:table-cell>
          <table:table-cell office:value-type="float" office:value="6.6329552133" calcext:value-type="float">
            <text:p>6.6329552133</text:p>
          </table:table-cell>
          <table:table-cell table:formula="of:=POWER([.C227]-6.75;2)" office:value-type="float" office:value="0.0136994820936485" calcext:value-type="float">
            <text:p>0.013699482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8702" calcext:value-type="float">
            <text:p>6.78702</text:p>
          </table:table-cell>
          <table:table-cell office:value-type="float" office:value="6.6317578" calcext:value-type="float">
            <text:p>6.6317578</text:p>
          </table:table-cell>
          <table:table-cell table:formula="of:=POWER([.C228]-6.75;2)" office:value-type="float" office:value="0.01398121786084" calcext:value-type="float">
            <text:p>0.013981217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75774" calcext:value-type="float">
            <text:p>6.775774</text:p>
          </table:table-cell>
          <table:table-cell office:value-type="float" office:value="6.63068128" calcext:value-type="float">
            <text:p>6.63068128</text:p>
          </table:table-cell>
          <table:table-cell table:formula="of:=POWER([.C229]-6.75;2)" office:value-type="float" office:value="0.0142369569424384" calcext:value-type="float">
            <text:p>0.014236956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63672" calcext:value-type="float">
            <text:p>6.763672</text:p>
          </table:table-cell>
          <table:table-cell office:value-type="float" office:value="6.6297395533" calcext:value-type="float">
            <text:p>6.6297395533</text:p>
          </table:table-cell>
          <table:table-cell table:formula="of:=POWER([.C230]-6.75;2)" office:value-type="float" office:value="0.0144625750404835" calcext:value-type="float">
            <text:p>0.01446257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51272" calcext:value-type="float">
            <text:p>6.751272</text:p>
          </table:table-cell>
          <table:table-cell office:value-type="float" office:value="6.6289467933" calcext:value-type="float">
            <text:p>6.6289467933</text:p>
          </table:table-cell>
          <table:table-cell table:formula="of:=POWER([.C231]-6.75;2)" office:value-type="float" office:value="0.0146538788523529" calcext:value-type="float">
            <text:p>0.014653878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39192" calcext:value-type="float">
            <text:p>6.739192</text:p>
          </table:table-cell>
          <table:table-cell office:value-type="float" office:value="6.6283159133" calcext:value-type="float">
            <text:p>6.6283159133</text:p>
          </table:table-cell>
          <table:table-cell table:formula="of:=POWER([.C232]-6.75;2)" office:value-type="float" office:value="0.0148070169560132" calcext:value-type="float">
            <text:p>0.01480701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27962" calcext:value-type="float">
            <text:p>6.727962</text:p>
          </table:table-cell>
          <table:table-cell office:value-type="float" office:value="6.62785728" calcext:value-type="float">
            <text:p>6.62785728</text:p>
          </table:table-cell>
          <table:table-cell table:formula="of:=POWER([.C233]-6.75;2)" office:value-type="float" office:value="0.0149188440489985" calcext:value-type="float">
            <text:p>0.01491884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17864" calcext:value-type="float">
            <text:p>6.717864</text:p>
          </table:table-cell>
          <table:table-cell office:value-type="float" office:value="6.627578" calcext:value-type="float">
            <text:p>6.627578</text:p>
          </table:table-cell>
          <table:table-cell table:formula="of:=POWER([.C234]-6.75;2)" office:value-type="float" office:value="0.0149871460840001" calcext:value-type="float">
            <text:p>0.014987146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08793" calcext:value-type="float">
            <text:p>6.708793</text:p>
          </table:table-cell>
          <table:table-cell office:value-type="float" office:value="6.6274820667" calcext:value-type="float">
            <text:p>6.6274820667</text:p>
          </table:table-cell>
          <table:table-cell table:formula="of:=POWER([.C235]-6.75;2)" office:value-type="float" office:value="0.0150106439801033" calcext:value-type="float">
            <text:p>0.01501064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00196" calcext:value-type="float">
            <text:p>6.700196</text:p>
          </table:table-cell>
          <table:table-cell office:value-type="float" office:value="6.6275714067" calcext:value-type="float">
            <text:p>6.6275714067</text:p>
          </table:table-cell>
          <table:table-cell table:formula="of:=POWER([.C236]-6.75;2)" office:value-type="float" office:value="0.0149887604574169" calcext:value-type="float">
            <text:p>0.014988760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91112" calcext:value-type="float">
            <text:p>6.691112</text:p>
          </table:table-cell>
          <table:table-cell office:value-type="float" office:value="6.6278474867" calcext:value-type="float">
            <text:p>6.6278474867</text:p>
          </table:table-cell>
          <table:table-cell table:formula="of:=POWER([.C237]-6.75;2)" office:value-type="float" office:value="0.0149212365055066" calcext:value-type="float">
            <text:p>0.014921236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80331" calcext:value-type="float">
            <text:p>6.680331</text:p>
          </table:table-cell>
          <table:table-cell office:value-type="float" office:value="6.6283131067" calcext:value-type="float">
            <text:p>6.6283131067</text:p>
          </table:table-cell>
          <table:table-cell table:formula="of:=POWER([.C238]-6.75;2)" office:value-type="float" office:value="0.0148077000010055" calcext:value-type="float">
            <text:p>0.014807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66629" calcext:value-type="float">
            <text:p>6.666629</text:p>
          </table:table-cell>
          <table:table-cell office:value-type="float" office:value="6.6289736867" calcext:value-type="float">
            <text:p>6.6289736867</text:p>
          </table:table-cell>
          <table:table-cell table:formula="of:=POWER([.C239]-6.75;2)" office:value-type="float" office:value="0.0146473685109897" calcext:value-type="float">
            <text:p>0.014647368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49058" calcext:value-type="float">
            <text:p>6.649058</text:p>
          </table:table-cell>
          <table:table-cell office:value-type="float" office:value="6.62983768" calcext:value-type="float">
            <text:p>6.62983768</text:p>
          </table:table-cell>
          <table:table-cell table:formula="of:=POWER([.C240]-6.75;2)" office:value-type="float" office:value="0.0144389831477825" calcext:value-type="float">
            <text:p>0.014438983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27206" calcext:value-type="float">
            <text:p>6.627206</text:p>
          </table:table-cell>
          <table:table-cell office:value-type="float" office:value="6.6309157933" calcext:value-type="float">
            <text:p>6.6309157933</text:p>
          </table:table-cell>
          <table:table-cell table:formula="of:=POWER([.C241]-6.75;2)" office:value-type="float" office:value="0.0141810482853684" calcext:value-type="float">
            <text:p>0.014181048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01376" calcext:value-type="float">
            <text:p>6.601376</text:p>
          </table:table-cell>
          <table:table-cell office:value-type="float" office:value="6.63221894" calcext:value-type="float">
            <text:p>6.63221894</text:p>
          </table:table-cell>
          <table:table-cell table:formula="of:=POWER([.C242]-6.75;2)" office:value-type="float" office:value="0.0138723780947237" calcext:value-type="float">
            <text:p>0.013872378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572642" calcext:value-type="float">
            <text:p>6.572642</text:p>
          </table:table-cell>
          <table:table-cell office:value-type="float" office:value="6.6337553133" calcext:value-type="float">
            <text:p>6.6337553133</text:p>
          </table:table-cell>
          <table:table-cell table:formula="of:=POWER([.C243]-6.75;2)" office:value-type="float" office:value="0.0135128271859812" calcext:value-type="float">
            <text:p>0.013512827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542754" calcext:value-type="float">
            <text:p>6.542754</text:p>
          </table:table-cell>
          <table:table-cell office:value-type="float" office:value="6.63552704" calcext:value-type="float">
            <text:p>6.63552704</text:p>
          </table:table-cell>
          <table:table-cell table:formula="of:=POWER([.C244]-6.75;2)" office:value-type="float" office:value="0.0131040585711615" calcext:value-type="float">
            <text:p>0.013104058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13895" calcext:value-type="float">
            <text:p>6.513895</text:p>
          </table:table-cell>
          <table:table-cell office:value-type="float" office:value="6.6375270933" calcext:value-type="float">
            <text:p>6.6375270933</text:p>
          </table:table-cell>
          <table:table-cell table:formula="of:=POWER([.C245]-6.75;2)" office:value-type="float" office:value="0.0126501547415469" calcext:value-type="float">
            <text:p>0.012650154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488326" calcext:value-type="float">
            <text:p>6.488326</text:p>
          </table:table-cell>
          <table:table-cell office:value-type="float" office:value="6.63973724" calcext:value-type="float">
            <text:p>6.63973724</text:p>
          </table:table-cell>
          <table:table-cell table:formula="of:=POWER([.C246]-6.75;2)" office:value-type="float" office:value="0.0121578762428177" calcext:value-type="float">
            <text:p>0.012157876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467992" calcext:value-type="float">
            <text:p>6.467992</text:p>
          </table:table-cell>
          <table:table-cell office:value-type="float" office:value="6.6421276667" calcext:value-type="float">
            <text:p>6.6421276667</text:p>
          </table:table-cell>
          <table:table-cell table:formula="of:=POWER([.C247]-6.75;2)" office:value-type="float" office:value="0.0116364402915862" calcext:value-type="float">
            <text:p>0.011636440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454179" calcext:value-type="float">
            <text:p>6.454179</text:p>
          </table:table-cell>
          <table:table-cell office:value-type="float" office:value="6.64465856" calcext:value-type="float">
            <text:p>6.64465856</text:p>
          </table:table-cell>
          <table:table-cell table:formula="of:=POWER([.C248]-6.75;2)" office:value-type="float" office:value="0.0110968189812736" calcext:value-type="float">
            <text:p>0.01109681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447288" calcext:value-type="float">
            <text:p>6.447288</text:p>
          </table:table-cell>
          <table:table-cell office:value-type="float" office:value="6.6472835267" calcext:value-type="float">
            <text:p>6.6472835267</text:p>
          </table:table-cell>
          <table:table-cell table:formula="of:=POWER([.C249]-6.75;2)" office:value-type="float" office:value="0.0105506738871896" calcext:value-type="float">
            <text:p>0.010550673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446822" calcext:value-type="float">
            <text:p>6.446822</text:p>
          </table:table-cell>
          <table:table-cell office:value-type="float" office:value="6.6499543" calcext:value-type="float">
            <text:p>6.6499543</text:p>
          </table:table-cell>
          <table:table-cell table:formula="of:=POWER([.C250]-6.75;2)" office:value-type="float" office:value="0.01000914208849" calcext:value-type="float">
            <text:p>0.01000914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451559" calcext:value-type="float">
            <text:p>6.451559</text:p>
          </table:table-cell>
          <table:table-cell office:value-type="float" office:value="6.6526256333" calcext:value-type="float">
            <text:p>6.6526256333</text:p>
          </table:table-cell>
          <table:table-cell table:formula="of:=POWER([.C251]-6.75;2)" office:value-type="float" office:value="0.00948176729022615" calcext:value-type="float">
            <text:p>0.009481767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459909" calcext:value-type="float">
            <text:p>6.459909</text:p>
          </table:table-cell>
          <table:table-cell office:value-type="float" office:value="6.6552593933" calcext:value-type="float">
            <text:p>6.6552593933</text:p>
          </table:table-cell>
          <table:table-cell table:formula="of:=POWER([.C252]-6.75;2)" office:value-type="float" office:value="0.00897578255788414" calcext:value-type="float">
            <text:p>0.008975782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470344" calcext:value-type="float">
            <text:p>6.470344</text:p>
          </table:table-cell>
          <table:table-cell office:value-type="float" office:value="6.65782678" calcext:value-type="float">
            <text:p>6.65782678</text:p>
          </table:table-cell>
          <table:table-cell table:formula="of:=POWER([.C253]-6.75;2)" office:value-type="float" office:value="0.00849590248516845" calcext:value-type="float">
            <text:p>0.008495902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481838" calcext:value-type="float">
            <text:p>6.481838</text:p>
          </table:table-cell>
          <table:table-cell office:value-type="float" office:value="6.66030822" calcext:value-type="float">
            <text:p>6.66030822</text:p>
          </table:table-cell>
          <table:table-cell table:formula="of:=POWER([.C254]-6.75;2)" office:value-type="float" office:value="0.00804461539956838" calcext:value-type="float">
            <text:p>0.008044615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494228" calcext:value-type="float">
            <text:p>6.494228</text:p>
          </table:table-cell>
          <table:table-cell office:value-type="float" office:value="6.6626907333" calcext:value-type="float">
            <text:p>6.6626907333</text:p>
          </table:table-cell>
          <table:table-cell table:formula="of:=POWER([.C255]-6.75;2)" office:value-type="float" office:value="0.00762290805169176" calcext:value-type="float">
            <text:p>0.007622908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08492" calcext:value-type="float">
            <text:p>6.508492</text:p>
          </table:table-cell>
          <table:table-cell office:value-type="float" office:value="6.66496312" calcext:value-type="float">
            <text:p>6.66496312</text:p>
          </table:table-cell>
          <table:table-cell table:formula="of:=POWER([.C256]-6.75;2)" office:value-type="float" office:value="0.00723127096013434" calcext:value-type="float">
            <text:p>0.0072312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27041" calcext:value-type="float">
            <text:p>6.527041</text:p>
          </table:table-cell>
          <table:table-cell office:value-type="float" office:value="6.6671091733" calcext:value-type="float">
            <text:p>6.6671091733</text:p>
          </table:table-cell>
          <table:table-cell table:formula="of:=POWER([.C257]-6.75;2)" office:value-type="float" office:value="0.00687088915100942" calcext:value-type="float">
            <text:p>0.006870889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554388" calcext:value-type="float">
            <text:p>6.554388</text:p>
          </table:table-cell>
          <table:table-cell office:value-type="float" office:value="6.6690986133" calcext:value-type="float">
            <text:p>6.6690986133</text:p>
          </table:table-cell>
          <table:table-cell table:formula="of:=POWER([.C258]-6.75;2)" office:value-type="float" office:value="0.00654503436998292" calcext:value-type="float">
            <text:p>0.006545034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99412" calcext:value-type="float">
            <text:p>6.599412</text:p>
          </table:table-cell>
          <table:table-cell office:value-type="float" office:value="6.6708730067" calcext:value-type="float">
            <text:p>6.6708730067</text:p>
          </table:table-cell>
          <table:table-cell table:formula="of:=POWER([.C259]-6.75;2)" office:value-type="float" office:value="0.00626108106869825" calcext:value-type="float">
            <text:p>0.006261081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84994" calcext:value-type="float">
            <text:p>6.684994</text:p>
          </table:table-cell>
          <table:table-cell office:value-type="float" office:value="6.67231606" calcext:value-type="float">
            <text:p>6.67231606</text:p>
          </table:table-cell>
          <table:table-cell table:formula="of:=POWER([.C260]-6.75;2)" office:value-type="float" office:value="0.0060347945339236" calcext:value-type="float">
            <text:p>0.006034794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911926" calcext:value-type="float">
            <text:p>6.911926</text:p>
          </table:table-cell>
          <table:table-cell office:value-type="float" office:value="6.6731592467" calcext:value-type="float">
            <text:p>6.6731592467</text:p>
          </table:table-cell>
          <table:table-cell table:formula="of:=POWER([.C261]-6.75;2)" office:value-type="float" office:value="0.00590450136771145" calcext:value-type="float">
            <text:p>0.005904501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597326" calcext:value-type="float">
            <text:p>11.597326</text:p>
          </table:table-cell>
          <table:table-cell office:value-type="float" office:value="6.6724611933" calcext:value-type="float">
            <text:p>6.6724611933</text:p>
          </table:table-cell>
          <table:table-cell table:formula="of:=POWER([.C262]-6.75;2)" office:value-type="float" office:value="0.00601226654445993" calcext:value-type="float">
            <text:p>0.006012266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949405" calcext:value-type="float">
            <text:p>5.949405</text:p>
          </table:table-cell>
          <table:table-cell office:value-type="float" office:value="6.6404978133" calcext:value-type="float">
            <text:p>6.6404978133</text:p>
          </table:table-cell>
          <table:table-cell table:formula="of:=POWER([.C263]-6.75;2)" office:value-type="float" office:value="0.0119907288920817" calcext:value-type="float">
            <text:p>0.011990728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268222" calcext:value-type="float">
            <text:p>6.268222</text:p>
          </table:table-cell>
          <table:table-cell office:value-type="float" office:value="6.6461543933" calcext:value-type="float">
            <text:p>6.6461543933</text:p>
          </table:table-cell>
          <table:table-cell table:formula="of:=POWER([.C264]-6.75;2)" office:value-type="float" office:value="0.0107839100308911" calcext:value-type="float">
            <text:p>0.0107839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383465" calcext:value-type="float">
            <text:p>6.383465</text:p>
          </table:table-cell>
          <table:table-cell office:value-type="float" office:value="6.6496465733" calcext:value-type="float">
            <text:p>6.6496465733</text:p>
          </table:table-cell>
          <table:table-cell table:formula="of:=POWER([.C265]-6.75;2)" office:value-type="float" office:value="0.0100708102504323" calcext:value-type="float">
            <text:p>0.010070810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449995" calcext:value-type="float">
            <text:p>6.449995</text:p>
          </table:table-cell>
          <table:table-cell office:value-type="float" office:value="6.6523233333" calcext:value-type="float">
            <text:p>6.6523233333</text:p>
          </table:table-cell>
          <table:table-cell table:formula="of:=POWER([.C266]-6.75;2)" office:value-type="float" office:value="0.00954073121762288" calcext:value-type="float">
            <text:p>0.009540731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494226" calcext:value-type="float">
            <text:p>6.494226</text:p>
          </table:table-cell>
          <table:table-cell office:value-type="float" office:value="6.6545000333" calcext:value-type="float">
            <text:p>6.6545000333</text:p>
          </table:table-cell>
          <table:table-cell table:formula="of:=POWER([.C267]-6.75;2)" office:value-type="float" office:value="0.00912024363970116" calcext:value-type="float">
            <text:p>0.009120243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23631" calcext:value-type="float">
            <text:p>6.523631</text:p>
          </table:table-cell>
          <table:table-cell office:value-type="float" office:value="6.65631572" calcext:value-type="float">
            <text:p>6.65631572</text:p>
          </table:table-cell>
          <table:table-cell table:formula="of:=POWER([.C268]-6.75;2)" office:value-type="float" office:value="0.00877674431911835" calcext:value-type="float">
            <text:p>0.008776744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41102" calcext:value-type="float">
            <text:p>6.541102</text:p>
          </table:table-cell>
          <table:table-cell office:value-type="float" office:value="6.6578602133" calcext:value-type="float">
            <text:p>6.6578602133</text:p>
          </table:table-cell>
          <table:table-cell table:formula="of:=POWER([.C269]-6.75;2)" office:value-type="float" office:value="0.00848974029312146" calcext:value-type="float">
            <text:p>0.008489740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548479" calcext:value-type="float">
            <text:p>6.548479</text:p>
          </table:table-cell>
          <table:table-cell office:value-type="float" office:value="6.6592051067" calcext:value-type="float">
            <text:p>6.6592051067</text:p>
          </table:table-cell>
          <table:table-cell table:formula="of:=POWER([.C270]-6.75;2)" office:value-type="float" office:value="0.00824371264935839" calcext:value-type="float">
            <text:p>0.008243712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547686" calcext:value-type="float">
            <text:p>6.547686</text:p>
          </table:table-cell>
          <table:table-cell office:value-type="float" office:value="6.6604108267" calcext:value-type="float">
            <text:p>6.6604108267</text:p>
          </table:table-cell>
          <table:table-cell table:formula="of:=POWER([.C271]-6.75;2)" office:value-type="float" office:value="0.00802621997257748" calcext:value-type="float">
            <text:p>0.0080262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54104" calcext:value-type="float">
            <text:p>6.54104</text:p>
          </table:table-cell>
          <table:table-cell office:value-type="float" office:value="6.6615258133" calcext:value-type="float">
            <text:p>6.6615258133</text:p>
          </table:table-cell>
          <table:table-cell table:formula="of:=POWER([.C272]-6.75;2)" office:value-type="float" office:value="0.00782768171222647" calcext:value-type="float">
            <text:p>0.007827681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531193" calcext:value-type="float">
            <text:p>6.531193</text:p>
          </table:table-cell>
          <table:table-cell office:value-type="float" office:value="6.66258352" calcext:value-type="float">
            <text:p>6.66258352</text:p>
          </table:table-cell>
          <table:table-cell table:formula="of:=POWER([.C273]-6.75;2)" office:value-type="float" office:value="0.00764164097559038" calcext:value-type="float">
            <text:p>0.00764164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520885" calcext:value-type="float">
            <text:p>6.520885</text:p>
          </table:table-cell>
          <table:table-cell office:value-type="float" office:value="6.6635998867" calcext:value-type="float">
            <text:p>6.6635998867</text:p>
          </table:table-cell>
          <table:table-cell table:formula="of:=POWER([.C274]-6.75;2)" office:value-type="float" office:value="0.00746497957825281" calcext:value-type="float">
            <text:p>0.007464979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51262" calcext:value-type="float">
            <text:p>6.51262</text:p>
          </table:table-cell>
          <table:table-cell office:value-type="float" office:value="6.6645728133" calcext:value-type="float">
            <text:p>6.6645728133</text:p>
          </table:table-cell>
          <table:table-cell table:formula="of:=POWER([.C275]-6.75;2)" office:value-type="float" office:value="0.00729780422747659" calcext:value-type="float">
            <text:p>0.007297804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508357" calcext:value-type="float">
            <text:p>6.508357</text:p>
          </table:table-cell>
          <table:table-cell office:value-type="float" office:value="6.6654840933" calcext:value-type="float">
            <text:p>6.6654840933</text:p>
          </table:table-cell>
          <table:table-cell table:formula="of:=POWER([.C276]-6.75;2)" office:value-type="float" office:value="0.00714293848532312" calcext:value-type="float">
            <text:p>0.007142938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509292" calcext:value-type="float">
            <text:p>6.509292</text:p>
          </table:table-cell>
          <table:table-cell office:value-type="float" office:value="6.6663037133" calcext:value-type="float">
            <text:p>6.6663037133</text:p>
          </table:table-cell>
          <table:table-cell table:formula="of:=POWER([.C277]-6.75;2)" office:value-type="float" office:value="0.00700506840736866" calcext:value-type="float">
            <text:p>0.007005068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515781" calcext:value-type="float">
            <text:p>6.515781</text:p>
          </table:table-cell>
          <table:table-cell office:value-type="float" office:value="6.66699568" calcext:value-type="float">
            <text:p>6.66699568</text:p>
          </table:table-cell>
          <table:table-cell table:formula="of:=POWER([.C278]-6.75;2)" office:value-type="float" office:value="0.00688971713866235" calcext:value-type="float">
            <text:p>0.006889717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27396" calcext:value-type="float">
            <text:p>6.527396</text:p>
          </table:table-cell>
          <table:table-cell office:value-type="float" office:value="6.6675241733" calcext:value-type="float">
            <text:p>6.6675241733</text:p>
          </table:table-cell>
          <table:table-cell table:formula="of:=POWER([.C279]-6.75;2)" office:value-type="float" office:value="0.00680226198984837" calcext:value-type="float">
            <text:p>0.0068022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543108" calcext:value-type="float">
            <text:p>6.543108</text:p>
          </table:table-cell>
          <table:table-cell office:value-type="float" office:value="6.66785884" calcext:value-type="float">
            <text:p>6.66785884</text:p>
          </table:table-cell>
          <table:table-cell table:formula="of:=POWER([.C280]-6.75;2)" office:value-type="float" office:value="0.00674717016614559" calcext:value-type="float">
            <text:p>0.006747170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561528" calcext:value-type="float">
            <text:p>6.561528</text:p>
          </table:table-cell>
          <table:table-cell office:value-type="float" office:value="6.66797834" calcext:value-type="float">
            <text:p>6.66797834</text:p>
          </table:table-cell>
          <table:table-cell table:formula="of:=POWER([.C281]-6.75;2)" office:value-type="float" office:value="0.00672755270915554" calcext:value-type="float">
            <text:p>0.006727552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581161" calcext:value-type="float">
            <text:p>6.581161</text:p>
          </table:table-cell>
          <table:table-cell office:value-type="float" office:value="6.6678717533" calcext:value-type="float">
            <text:p>6.6678717533</text:p>
          </table:table-cell>
          <table:table-cell table:formula="of:=POWER([.C282]-6.75;2)" office:value-type="float" office:value="0.00674504890601606" calcext:value-type="float">
            <text:p>0.006745048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00627" calcext:value-type="float">
            <text:p>6.600627</text:p>
          </table:table-cell>
          <table:table-cell office:value-type="float" office:value="6.6675380333" calcext:value-type="float">
            <text:p>6.6675380333</text:p>
          </table:table-cell>
          <table:table-cell table:formula="of:=POWER([.C283]-6.75;2)" office:value-type="float" office:value="0.00679997595203197" calcext:value-type="float">
            <text:p>0.00679997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18827" calcext:value-type="float">
            <text:p>6.618827</text:p>
          </table:table-cell>
          <table:table-cell office:value-type="float" office:value="6.66698412" calcext:value-type="float">
            <text:p>6.66698412</text:p>
          </table:table-cell>
          <table:table-cell table:formula="of:=POWER([.C284]-6.75;2)" office:value-type="float" office:value="0.00689163633217433" calcext:value-type="float">
            <text:p>0.006891636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35039" calcext:value-type="float">
            <text:p>6.635039</text:p>
          </table:table-cell>
          <table:table-cell office:value-type="float" office:value="6.6662224733" calcext:value-type="float">
            <text:p>6.6662224733</text:p>
          </table:table-cell>
          <table:table-cell table:formula="of:=POWER([.C285]-6.75;2)" office:value-type="float" office:value="0.00701867397996915" calcext:value-type="float">
            <text:p>0.00701867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48953" calcext:value-type="float">
            <text:p>6.648953</text:p>
          </table:table-cell>
          <table:table-cell office:value-type="float" office:value="6.6652687533" calcext:value-type="float">
            <text:p>6.6652687533</text:p>
          </table:table-cell>
          <table:table-cell table:formula="of:=POWER([.C286]-6.75;2)" office:value-type="float" office:value="0.0071793841673362" calcext:value-type="float">
            <text:p>0.007179384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60659" calcext:value-type="float">
            <text:p>6.660659</text:p>
          </table:table-cell>
          <table:table-cell office:value-type="float" office:value="6.6641401533" calcext:value-type="float">
            <text:p>6.6641401533</text:p>
          </table:table-cell>
          <table:table-cell table:formula="of:=POWER([.C287]-6.75;2)" office:value-type="float" office:value="0.0073719132753475" calcext:value-type="float">
            <text:p>0.007371913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70585" calcext:value-type="float">
            <text:p>6.670585</text:p>
          </table:table-cell>
          <table:table-cell office:value-type="float" office:value="6.6628544333" calcext:value-type="float">
            <text:p>6.6628544333</text:p>
          </table:table-cell>
          <table:table-cell table:formula="of:=POWER([.C288]-6.75;2)" office:value-type="float" office:value="0.0075943497954642" calcext:value-type="float">
            <text:p>0.007594349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79401" calcext:value-type="float">
            <text:p>6.679401</text:p>
          </table:table-cell>
          <table:table-cell office:value-type="float" office:value="6.6614295667" calcext:value-type="float">
            <text:p>6.6614295667</text:p>
          </table:table-cell>
          <table:table-cell table:formula="of:=POWER([.C289]-6.75;2)" office:value-type="float" office:value="0.00784472165494977" calcext:value-type="float">
            <text:p>0.007844721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87893" calcext:value-type="float">
            <text:p>6.687893</text:p>
          </table:table-cell>
          <table:table-cell office:value-type="float" office:value="6.6598835733" calcext:value-type="float">
            <text:p>6.6598835733</text:p>
          </table:table-cell>
          <table:table-cell table:formula="of:=POWER([.C290]-6.75;2)" office:value-type="float" office:value="0.00812097036117645" calcext:value-type="float">
            <text:p>0.008120970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96827" calcext:value-type="float">
            <text:p>6.696827</text:p>
          </table:table-cell>
          <table:table-cell office:value-type="float" office:value="6.6582342533" calcext:value-type="float">
            <text:p>6.6582342533</text:p>
          </table:table-cell>
          <table:table-cell table:formula="of:=POWER([.C291]-6.75;2)" office:value-type="float" office:value="0.00842095226740859" calcext:value-type="float">
            <text:p>0.008420952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06816" calcext:value-type="float">
            <text:p>6.706816</text:p>
          </table:table-cell>
          <table:table-cell office:value-type="float" office:value="6.6564986" calcext:value-type="float">
            <text:p>6.6564986</text:p>
          </table:table-cell>
          <table:table-cell table:formula="of:=POWER([.C292]-6.75;2)" office:value-type="float" office:value="0.00874251180196001" calcext:value-type="float">
            <text:p>0.008742511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18212" calcext:value-type="float">
            <text:p>6.718212</text:p>
          </table:table-cell>
          <table:table-cell office:value-type="float" office:value="6.6546920667" calcext:value-type="float">
            <text:p>6.6546920667</text:p>
          </table:table-cell>
          <table:table-cell table:formula="of:=POWER([.C293]-6.75;2)" office:value-type="float" office:value="0.00908360214991724" calcext:value-type="float">
            <text:p>0.009083602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31058" calcext:value-type="float">
            <text:p>6.731058</text:p>
          </table:table-cell>
          <table:table-cell office:value-type="float" office:value="6.6528282267" calcext:value-type="float">
            <text:p>6.6528282267</text:p>
          </table:table-cell>
          <table:table-cell table:formula="of:=POWER([.C294]-6.75;2)" office:value-type="float" office:value="0.00944235352626649" calcext:value-type="float">
            <text:p>0.009442353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45086" calcext:value-type="float">
            <text:p>6.745086</text:p>
          </table:table-cell>
          <table:table-cell office:value-type="float" office:value="6.6509198067" calcext:value-type="float">
            <text:p>6.6509198067</text:p>
          </table:table-cell>
          <table:table-cell table:formula="of:=POWER([.C295]-6.75;2)" office:value-type="float" office:value="0.00981688470436533" calcext:value-type="float">
            <text:p>0.009816884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59781" calcext:value-type="float">
            <text:p>6.759781</text:p>
          </table:table-cell>
          <table:table-cell office:value-type="float" office:value="6.64898344" calcext:value-type="float">
            <text:p>6.64898344</text:p>
          </table:table-cell>
          <table:table-cell table:formula="of:=POWER([.C296]-6.75;2)" office:value-type="float" office:value="0.0102043453942335" calcext:value-type="float">
            <text:p>0.010204345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74474" calcext:value-type="float">
            <text:p>6.774474</text:p>
          </table:table-cell>
          <table:table-cell office:value-type="float" office:value="6.6470549667" calcext:value-type="float">
            <text:p>6.6470549667</text:p>
          </table:table-cell>
          <table:table-cell table:formula="of:=POWER([.C297]-6.75;2)" office:value-type="float" office:value="0.0105976798811381" calcext:value-type="float">
            <text:p>0.010597679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88459" calcext:value-type="float">
            <text:p>6.788459</text:p>
          </table:table-cell>
          <table:table-cell office:value-type="float" office:value="6.6452550333" calcext:value-type="float">
            <text:p>6.6452550333</text:p>
          </table:table-cell>
          <table:table-cell table:formula="of:=POWER([.C298]-6.75;2)" office:value-type="float" office:value="0.0109715080489842" calcext:value-type="float">
            <text:p>0.01097150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80109" calcext:value-type="float">
            <text:p>6.80109</text:p>
          </table:table-cell>
          <table:table-cell office:value-type="float" office:value="6.64458268" calcext:value-type="float">
            <text:p>6.64458268</text:p>
          </table:table-cell>
          <table:table-cell table:formula="of:=POWER([.C299]-6.75;2)" office:value-type="float" office:value="0.0111128113559824" calcext:value-type="float">
            <text:p>0.011112811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11865" calcext:value-type="float">
            <text:p>6.811865</text:p>
          </table:table-cell>
          <table:table-cell office:value-type="float" office:value="6.64072206" calcext:value-type="float">
            <text:p>6.64072206</text:p>
          </table:table-cell>
          <table:table-cell table:formula="of:=POWER([.C300]-6.75;2)" office:value-type="float" office:value="0.0119416681706436" calcext:value-type="float">
            <text:p>0.011941668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820475" calcext:value-type="float">
            <text:p>6.820475</text:p>
          </table:table-cell>
          <table:table-cell office:value-type="float" office:value="6.6376363533" calcext:value-type="float">
            <text:p>6.6376363533</text:p>
          </table:table-cell>
          <table:table-cell table:formula="of:=POWER([.C301]-6.75;2)" office:value-type="float" office:value="0.0126255890997225" calcext:value-type="float">
            <text:p>0.01262558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826823" calcext:value-type="float">
            <text:p>6.826823</text:p>
          </table:table-cell>
          <table:table-cell office:value-type="float" office:value="6.6346721133" calcext:value-type="float">
            <text:p>6.6346721133</text:p>
          </table:table-cell>
          <table:table-cell table:formula="of:=POWER([.C302]-6.75;2)" office:value-type="float" office:value="0.0133005214506881" calcext:value-type="float">
            <text:p>0.013300521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831022" calcext:value-type="float">
            <text:p>6.831022</text:p>
          </table:table-cell>
          <table:table-cell office:value-type="float" office:value="6.6317465" calcext:value-type="float">
            <text:p>6.6317465</text:p>
          </table:table-cell>
          <table:table-cell table:formula="of:=POWER([.C303]-6.75;2)" office:value-type="float" office:value="0.01398389026225" calcext:value-type="float">
            <text:p>0.013983890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83337" calcext:value-type="float">
            <text:p>6.83337</text:p>
          </table:table-cell>
          <table:table-cell office:value-type="float" office:value="6.6288509667" calcext:value-type="float">
            <text:p>6.6288509667</text:p>
          </table:table-cell>
          <table:table-cell table:formula="of:=POWER([.C304]-6.75;2)" office:value-type="float" office:value="0.0146770882695245" calcext:value-type="float">
            <text:p>0.014677088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34307" calcext:value-type="float">
            <text:p>6.834307</text:p>
          </table:table-cell>
          <table:table-cell office:value-type="float" office:value="6.6259977267" calcext:value-type="float">
            <text:p>6.6259977267</text:p>
          </table:table-cell>
          <table:table-cell table:formula="of:=POWER([.C305]-6.75;2)" office:value-type="float" office:value="0.015376563783568" calcext:value-type="float">
            <text:p>0.015376563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834355" calcext:value-type="float">
            <text:p>6.834355</text:p>
          </table:table-cell>
          <table:table-cell office:value-type="float" office:value="6.6232044267" calcext:value-type="float">
            <text:p>6.6232044267</text:p>
          </table:table-cell>
          <table:table-cell table:formula="of:=POWER([.C306]-6.75;2)" office:value-type="float" office:value="0.0160771174084757" calcext:value-type="float">
            <text:p>0.016077117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834042" calcext:value-type="float">
            <text:p>6.834042</text:p>
          </table:table-cell>
          <table:table-cell office:value-type="float" office:value="6.6204875933" calcext:value-type="float">
            <text:p>6.6204875933</text:p>
          </table:table-cell>
          <table:table-cell table:formula="of:=POWER([.C307]-6.75;2)" office:value-type="float" office:value="0.0167734634892262" calcext:value-type="float">
            <text:p>0.016773463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833819" calcext:value-type="float">
            <text:p>6.833819</text:p>
          </table:table-cell>
          <table:table-cell office:value-type="float" office:value="6.61785984" calcext:value-type="float">
            <text:p>6.61785984</text:p>
          </table:table-cell>
          <table:table-cell table:formula="of:=POWER([.C308]-6.75;2)" office:value-type="float" office:value="0.0174610218848255" calcext:value-type="float">
            <text:p>0.017461021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833985" calcext:value-type="float">
            <text:p>6.833985</text:p>
          </table:table-cell>
          <table:table-cell office:value-type="float" office:value="6.6153293733" calcext:value-type="float">
            <text:p>6.6153293733</text:p>
          </table:table-cell>
          <table:table-cell table:formula="of:=POWER([.C309]-6.75;2)" office:value-type="float" office:value="0.0181361776957708" calcext:value-type="float">
            <text:p>0.018136177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834625" calcext:value-type="float">
            <text:p>6.834625</text:p>
          </table:table-cell>
          <table:table-cell office:value-type="float" office:value="6.6129009333" calcext:value-type="float">
            <text:p>6.6129009333</text:p>
          </table:table-cell>
          <table:table-cell table:formula="of:=POWER([.C310]-6.75;2)" office:value-type="float" office:value="0.0187961540900111" calcext:value-type="float">
            <text:p>0.018796154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35582" calcext:value-type="float">
            <text:p>6.835582</text:p>
          </table:table-cell>
          <table:table-cell office:value-type="float" office:value="6.6105774" calcext:value-type="float">
            <text:p>6.6105774</text:p>
          </table:table-cell>
          <table:table-cell table:formula="of:=POWER([.C311]-6.75;2)" office:value-type="float" office:value="0.0194386613907599" calcext:value-type="float">
            <text:p>0.019438661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836467" calcext:value-type="float">
            <text:p>6.836467</text:p>
          </table:table-cell>
          <table:table-cell office:value-type="float" office:value="6.6083613067" calcext:value-type="float">
            <text:p>6.6083613067</text:p>
          </table:table-cell>
          <table:table-cell table:formula="of:=POWER([.C312]-6.75;2)" office:value-type="float" office:value="0.0200615194397315" calcext:value-type="float">
            <text:p>0.020061519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836717" calcext:value-type="float">
            <text:p>6.836717</text:p>
          </table:table-cell>
          <table:table-cell office:value-type="float" office:value="6.6062558467" calcext:value-type="float">
            <text:p>6.6062558467</text:p>
          </table:table-cell>
          <table:table-cell table:formula="of:=POWER([.C313]-6.75;2)" office:value-type="float" office:value="0.0206623816079339" calcext:value-type="float">
            <text:p>0.020662381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83568" calcext:value-type="float">
            <text:p>6.83568</text:p>
          </table:table-cell>
          <table:table-cell office:value-type="float" office:value="6.60426518" calcext:value-type="float">
            <text:p>6.60426518</text:p>
          </table:table-cell>
          <table:table-cell table:formula="of:=POWER([.C314]-6.75;2)" office:value-type="float" office:value="0.0212386377604325" calcext:value-type="float">
            <text:p>0.021238637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832732" calcext:value-type="float">
            <text:p>6.832732</text:p>
          </table:table-cell>
          <table:table-cell office:value-type="float" office:value="6.6023941867" calcext:value-type="float">
            <text:p>6.6023941867</text:p>
          </table:table-cell>
          <table:table-cell table:formula="of:=POWER([.C315]-6.75;2)" office:value-type="float" office:value="0.0217874761199545" calcext:value-type="float">
            <text:p>0.021787476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827386" calcext:value-type="float">
            <text:p>6.827386</text:p>
          </table:table-cell>
          <table:table-cell office:value-type="float" office:value="6.6006478733" calcext:value-type="float">
            <text:p>6.6006478733</text:p>
          </table:table-cell>
          <table:table-cell table:formula="of:=POWER([.C316]-6.75;2)" office:value-type="float" office:value="0.0223060577498129" calcext:value-type="float">
            <text:p>0.022306057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819392" calcext:value-type="float">
            <text:p>6.819392</text:p>
          </table:table-cell>
          <table:table-cell office:value-type="float" office:value="6.59903078" calcext:value-type="float">
            <text:p>6.59903078</text:p>
          </table:table-cell>
          <table:table-cell table:formula="of:=POWER([.C317]-6.75;2)" office:value-type="float" office:value="0.0227917053874085" calcext:value-type="float">
            <text:p>0.022791705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808794" calcext:value-type="float">
            <text:p>6.808794</text:p>
          </table:table-cell>
          <table:table-cell office:value-type="float" office:value="6.59754656" calcext:value-type="float">
            <text:p>6.59754656</text:p>
          </table:table-cell>
          <table:table-cell table:formula="of:=POWER([.C318]-6.75;2)" office:value-type="float" office:value="0.0232420513678337" calcext:value-type="float">
            <text:p>0.023242051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95939" calcext:value-type="float">
            <text:p>6.795939</text:p>
          </table:table-cell>
          <table:table-cell office:value-type="float" office:value="6.5961978467" calcext:value-type="float">
            <text:p>6.5961978467</text:p>
          </table:table-cell>
          <table:table-cell table:formula="of:=POWER([.C319]-6.75;2)" office:value-type="float" office:value="0.0236551023597167" calcext:value-type="float">
            <text:p>0.023655102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81428" calcext:value-type="float">
            <text:p>6.781428</text:p>
          </table:table-cell>
          <table:table-cell office:value-type="float" office:value="6.5949864067" calcext:value-type="float">
            <text:p>6.5949864067</text:p>
          </table:table-cell>
          <table:table-cell table:formula="of:=POWER([.C320]-6.75;2)" office:value-type="float" office:value="0.0240292141077777" calcext:value-type="float">
            <text:p>0.024029214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66027" calcext:value-type="float">
            <text:p>6.766027</text:p>
          </table:table-cell>
          <table:table-cell office:value-type="float" office:value="6.5939135733" calcext:value-type="float">
            <text:p>6.5939135733</text:p>
          </table:table-cell>
          <table:table-cell table:formula="of:=POWER([.C321]-6.75;2)" office:value-type="float" office:value="0.0243629725999745" calcext:value-type="float">
            <text:p>0.024362972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50539" calcext:value-type="float">
            <text:p>6.750539</text:p>
          </table:table-cell>
          <table:table-cell office:value-type="float" office:value="6.59298078" calcext:value-type="float">
            <text:p>6.59298078</text:p>
          </table:table-cell>
          <table:table-cell table:formula="of:=POWER([.C322]-6.75;2)" office:value-type="float" office:value="0.0246550354494085" calcext:value-type="float">
            <text:p>0.024655035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35686" calcext:value-type="float">
            <text:p>6.735686</text:p>
          </table:table-cell>
          <table:table-cell office:value-type="float" office:value="6.59219018" calcext:value-type="float">
            <text:p>6.59219018</text:p>
          </table:table-cell>
          <table:table-cell table:formula="of:=POWER([.C323]-6.75;2)" office:value-type="float" office:value="0.0249039392884323" calcext:value-type="float">
            <text:p>0.024903939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22018" calcext:value-type="float">
            <text:p>6.722018</text:p>
          </table:table-cell>
          <table:table-cell office:value-type="float" office:value="6.5915450533" calcext:value-type="float">
            <text:p>6.5915450533</text:p>
          </table:table-cell>
          <table:table-cell table:formula="of:=POWER([.C324]-6.75;2)" office:value-type="float" office:value="0.0251079701336999" calcext:value-type="float">
            <text:p>0.025107970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09867" calcext:value-type="float">
            <text:p>6.709867</text:p>
          </table:table-cell>
          <table:table-cell office:value-type="float" office:value="6.59104984" calcext:value-type="float">
            <text:p>6.59104984</text:p>
          </table:table-cell>
          <table:table-cell table:formula="of:=POWER([.C325]-6.75;2)" office:value-type="float" office:value="0.0252651533640255" calcext:value-type="float">
            <text:p>0.025265153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99353" calcext:value-type="float">
            <text:p>6.699353</text:p>
          </table:table-cell>
          <table:table-cell office:value-type="float" office:value="6.59070966" calcext:value-type="float">
            <text:p>6.59070966</text:p>
          </table:table-cell>
          <table:table-cell table:formula="of:=POWER([.C326]-6.75;2)" office:value-type="float" office:value="0.0253734124173156" calcext:value-type="float">
            <text:p>0.025373412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690422" calcext:value-type="float">
            <text:p>6.690422</text:p>
          </table:table-cell>
          <table:table-cell office:value-type="float" office:value="6.5905292867" calcext:value-type="float">
            <text:p>6.590529286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82898" calcext:value-type="float">
            <text:p>6.682898</text:p>
          </table:table-cell>
          <table:table-cell office:value-type="float" office:value="6.5905118467" calcext:value-type="float">
            <text:p>6.590511846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765" calcext:value-type="float">
            <text:p>6.6765</text:p>
          </table:table-cell>
          <table:table-cell office:value-type="float" office:value="6.5906575933" calcext:value-type="float">
            <text:p>6.59065759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70832" calcext:value-type="float">
            <text:p>6.670832</text:p>
          </table:table-cell>
          <table:table-cell office:value-type="float" office:value="6.5909633467" calcext:value-type="float">
            <text:p>6.590963346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6533" calcext:value-type="float">
            <text:p>6.66533</text:p>
          </table:table-cell>
          <table:table-cell office:value-type="float" office:value="6.5914230133" calcext:value-type="float">
            <text:p>6.59142301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59215" calcext:value-type="float">
            <text:p>6.659215</text:p>
          </table:table-cell>
          <table:table-cell office:value-type="float" office:value="6.59202936" calcext:value-type="float">
            <text:p>6.5920293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51488" calcext:value-type="float">
            <text:p>6.651488</text:p>
          </table:table-cell>
          <table:table-cell office:value-type="float" office:value="6.5927767733" calcext:value-type="float">
            <text:p>6.592776773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41" calcext:value-type="float">
            <text:p>6.641</text:p>
          </table:table-cell>
          <table:table-cell office:value-type="float" office:value="6.5936642867" calcext:value-type="float">
            <text:p>6.593664286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26623" calcext:value-type="float">
            <text:p>6.626623</text:p>
          </table:table-cell>
          <table:table-cell office:value-type="float" office:value="6.59469796" calcext:value-type="float">
            <text:p>6.5946979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07491" calcext:value-type="float">
            <text:p>6.607491</text:p>
          </table:table-cell>
          <table:table-cell office:value-type="float" office:value="6.59589164" calcext:value-type="float">
            <text:p>6.5958916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8326" calcext:value-type="float">
            <text:p>6.58326</text:p>
          </table:table-cell>
          <table:table-cell office:value-type="float" office:value="6.5972655933" calcext:value-type="float">
            <text:p>6.59726559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54294" calcext:value-type="float">
            <text:p>6.554294</text:p>
          </table:table-cell>
          <table:table-cell office:value-type="float" office:value="6.59884298" calcext:value-type="float">
            <text:p>6.59884298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21721" calcext:value-type="float">
            <text:p>6.521721</text:p>
          </table:table-cell>
          <table:table-cell office:value-type="float" office:value="6.6006449533" calcext:value-type="float">
            <text:p>6.600644953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487303" calcext:value-type="float">
            <text:p>6.487303</text:p>
          </table:table-cell>
          <table:table-cell office:value-type="float" office:value="6.6026855733" calcext:value-type="float">
            <text:p>6.602685573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453138" calcext:value-type="float">
            <text:p>6.453138</text:p>
          </table:table-cell>
          <table:table-cell office:value-type="float" office:value="6.6049679133" calcext:value-type="float">
            <text:p>6.604967913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421257" calcext:value-type="float">
            <text:p>6.421257</text:p>
          </table:table-cell>
          <table:table-cell office:value-type="float" office:value="6.60748254" calcext:value-type="float">
            <text:p>6.6074825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393227" calcext:value-type="float">
            <text:p>6.393227</text:p>
          </table:table-cell>
          <table:table-cell office:value-type="float" office:value="6.61020884" calcext:value-type="float">
            <text:p>6.6102088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369883" calcext:value-type="float">
            <text:p>6.369883</text:p>
          </table:table-cell>
          <table:table-cell office:value-type="float" office:value="6.6131188333" calcext:value-type="float">
            <text:p>6.613118833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351268" calcext:value-type="float">
            <text:p>6.351268</text:p>
          </table:table-cell>
          <table:table-cell office:value-type="float" office:value="6.6161823133" calcext:value-type="float">
            <text:p>6.616182313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336804" calcext:value-type="float">
            <text:p>6.336804</text:p>
          </table:table-cell>
          <table:table-cell office:value-type="float" office:value="6.6193716333" calcext:value-type="float">
            <text:p>6.619371633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325621" calcext:value-type="float">
            <text:p>6.325621</text:p>
          </table:table-cell>
          <table:table-cell office:value-type="float" office:value="6.6226645733" calcext:value-type="float">
            <text:p>6.622664573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316953" calcext:value-type="float">
            <text:p>6.316953</text:p>
          </table:table-cell>
          <table:table-cell office:value-type="float" office:value="6.6260443667" calcext:value-type="float">
            <text:p>6.626044366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310454" calcext:value-type="float">
            <text:p>6.310454</text:p>
          </table:table-cell>
          <table:table-cell office:value-type="float" office:value="6.6294968667" calcext:value-type="float">
            <text:p>6.6294968667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306353" calcext:value-type="float">
            <text:p>6.306353</text:p>
          </table:table-cell>
          <table:table-cell office:value-type="float" office:value="6.6330057533" calcext:value-type="float">
            <text:p>6.633005753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305411" calcext:value-type="float">
            <text:p>6.305411</text:p>
          </table:table-cell>
          <table:table-cell office:value-type="float" office:value="6.63654744" calcext:value-type="float">
            <text:p>6.6365474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308748" calcext:value-type="float">
            <text:p>6.308748</text:p>
          </table:table-cell>
          <table:table-cell office:value-type="float" office:value="6.6400872467" calcext:value-type="float">
            <text:p>6.640087246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317731" calcext:value-type="float">
            <text:p>6.317731</text:p>
          </table:table-cell>
          <table:table-cell office:value-type="float" office:value="6.64357796" calcext:value-type="float">
            <text:p>6.6435779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334902" calcext:value-type="float">
            <text:p>6.334902</text:p>
          </table:table-cell>
          <table:table-cell office:value-type="float" office:value="6.6469602133" calcext:value-type="float">
            <text:p>6.646960213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386431" calcext:value-type="float">
            <text:p>6.386431</text:p>
          </table:table-cell>
          <table:table-cell office:value-type="float" office:value="6.6501574733" calcext:value-type="float">
            <text:p>6.65015747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334962" calcext:value-type="float">
            <text:p>6.334962</text:p>
          </table:table-cell>
          <table:table-cell office:value-type="float" office:value="6.6529216067" calcext:value-type="float">
            <text:p>6.652921606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373824" calcext:value-type="float">
            <text:p>6.373824</text:p>
          </table:table-cell>
          <table:table-cell office:value-type="float" office:value="6.6559257933" calcext:value-type="float">
            <text:p>6.655925793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401933" calcext:value-type="float">
            <text:p>6.401933</text:p>
          </table:table-cell>
          <table:table-cell office:value-type="float" office:value="6.65856176" calcext:value-type="float">
            <text:p>6.6585617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427264" calcext:value-type="float">
            <text:p>6.427264</text:p>
          </table:table-cell>
          <table:table-cell office:value-type="float" office:value="6.6609029667" calcext:value-type="float">
            <text:p>6.660902966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449869" calcext:value-type="float">
            <text:p>6.449869</text:p>
          </table:table-cell>
          <table:table-cell office:value-type="float" office:value="6.6629764467" calcext:value-type="float">
            <text:p>6.662976446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469342" calcext:value-type="float">
            <text:p>6.469342</text:p>
          </table:table-cell>
          <table:table-cell office:value-type="float" office:value="6.6648131067" calcext:value-type="float">
            <text:p>6.664813106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485578" calcext:value-type="float">
            <text:p>6.485578</text:p>
          </table:table-cell>
          <table:table-cell office:value-type="float" office:value="6.6664473533" calcext:value-type="float">
            <text:p>6.666447353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498854" calcext:value-type="float">
            <text:p>6.498854</text:p>
          </table:table-cell>
          <table:table-cell office:value-type="float" office:value="6.6679114533" calcext:value-type="float">
            <text:p>6.667911453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09738" calcext:value-type="float">
            <text:p>6.509738</text:p>
          </table:table-cell>
          <table:table-cell office:value-type="float" office:value="6.66922994" calcext:value-type="float">
            <text:p>6.66922994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518938" calcext:value-type="float">
            <text:p>6.518938</text:p>
          </table:table-cell>
          <table:table-cell office:value-type="float" office:value="6.6704159267" calcext:value-type="float">
            <text:p>6.670415926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527161" calcext:value-type="float">
            <text:p>6.527161</text:p>
          </table:table-cell>
          <table:table-cell office:value-type="float" office:value="6.67147012" calcext:value-type="float">
            <text:p>6.6714701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535004" calcext:value-type="float">
            <text:p>6.535004</text:p>
          </table:table-cell>
          <table:table-cell office:value-type="float" office:value="6.6723825667" calcext:value-type="float">
            <text:p>6.672382566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42892" calcext:value-type="float">
            <text:p>6.542892</text:p>
          </table:table-cell>
          <table:table-cell office:value-type="float" office:value="6.67313666" calcext:value-type="float">
            <text:p>6.6731366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51053" calcext:value-type="float">
            <text:p>6.551053</text:p>
          </table:table-cell>
          <table:table-cell office:value-type="float" office:value="6.67371448" calcext:value-type="float">
            <text:p>6.6737144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59535" calcext:value-type="float">
            <text:p>6.559535</text:p>
          </table:table-cell>
          <table:table-cell office:value-type="float" office:value="6.6741024733" calcext:value-type="float">
            <text:p>6.674102473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68245" calcext:value-type="float">
            <text:p>6.568245</text:p>
          </table:table-cell>
          <table:table-cell office:value-type="float" office:value="6.6742962933" calcext:value-type="float">
            <text:p>6.67429629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77002" calcext:value-type="float">
            <text:p>6.577002</text:p>
          </table:table-cell>
          <table:table-cell office:value-type="float" office:value="6.6743038533" calcext:value-type="float">
            <text:p>6.674303853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585609" calcext:value-type="float">
            <text:p>6.585609</text:p>
          </table:table-cell>
          <table:table-cell office:value-type="float" office:value="6.67414584" calcext:value-type="float">
            <text:p>6.6741458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93919" calcext:value-type="float">
            <text:p>6.593919</text:p>
          </table:table-cell>
          <table:table-cell office:value-type="float" office:value="6.6738533" calcext:value-type="float">
            <text:p>6.673853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01893" calcext:value-type="float">
            <text:p>6.601893</text:p>
          </table:table-cell>
          <table:table-cell office:value-type="float" office:value="6.67346248" calcext:value-type="float">
            <text:p>6.6734624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09636" calcext:value-type="float">
            <text:p>6.609636</text:p>
          </table:table-cell>
          <table:table-cell office:value-type="float" office:value="6.67300784" calcext:value-type="float">
            <text:p>6.6730078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17395" calcext:value-type="float">
            <text:p>6.617395</text:p>
          </table:table-cell>
          <table:table-cell office:value-type="float" office:value="6.6725145667" calcext:value-type="float">
            <text:p>6.672514566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25542" calcext:value-type="float">
            <text:p>6.625542</text:p>
          </table:table-cell>
          <table:table-cell office:value-type="float" office:value="6.6719922867" calcext:value-type="float">
            <text:p>6.671992286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34515" calcext:value-type="float">
            <text:p>6.634515</text:p>
          </table:table-cell>
          <table:table-cell office:value-type="float" office:value="6.67143138" calcext:value-type="float">
            <text:p>6.6714313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44758" calcext:value-type="float">
            <text:p>6.644758</text:p>
          </table:table-cell>
          <table:table-cell office:value-type="float" office:value="6.67080288" calcext:value-type="float">
            <text:p>6.6708028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5664" calcext:value-type="float">
            <text:p>6.65664</text:p>
          </table:table-cell>
          <table:table-cell office:value-type="float" office:value="6.6700619133" calcext:value-type="float">
            <text:p>6.670061913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70397" calcext:value-type="float">
            <text:p>6.670397</text:p>
          </table:table-cell>
          <table:table-cell office:value-type="float" office:value="6.669154" calcext:value-type="float">
            <text:p>6.66915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8607" calcext:value-type="float">
            <text:p>6.68607</text:p>
          </table:table-cell>
          <table:table-cell office:value-type="float" office:value="6.6680225733" calcext:value-type="float">
            <text:p>6.668022573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03474" calcext:value-type="float">
            <text:p>6.703474</text:p>
          </table:table-cell>
          <table:table-cell office:value-type="float" office:value="6.66661604" calcext:value-type="float">
            <text:p>6.6666160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22194" calcext:value-type="float">
            <text:p>6.722194</text:p>
          </table:table-cell>
          <table:table-cell office:value-type="float" office:value="6.66489244" calcext:value-type="float">
            <text:p>6.6648924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41608" calcext:value-type="float">
            <text:p>6.741608</text:p>
          </table:table-cell>
          <table:table-cell office:value-type="float" office:value="6.6628202" calcext:value-type="float">
            <text:p>6.662820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60955" calcext:value-type="float">
            <text:p>6.760955</text:p>
          </table:table-cell>
          <table:table-cell office:value-type="float" office:value="6.6603735067" calcext:value-type="float">
            <text:p>6.66037350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79418" calcext:value-type="float">
            <text:p>6.779418</text:p>
          </table:table-cell>
          <table:table-cell office:value-type="float" office:value="6.65751982" calcext:value-type="float">
            <text:p>6.6575198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96228" calcext:value-type="float">
            <text:p>6.796228</text:p>
          </table:table-cell>
          <table:table-cell office:value-type="float" office:value="6.65419244" calcext:value-type="float">
            <text:p>6.6541924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810775" calcext:value-type="float">
            <text:p>6.810775</text:p>
          </table:table-cell>
          <table:table-cell office:value-type="float" office:value="6.65021938" calcext:value-type="float">
            <text:p>6.6502193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822678" calcext:value-type="float">
            <text:p>6.822678</text:p>
          </table:table-cell>
          <table:table-cell office:value-type="float" office:value="6.6450514933" calcext:value-type="float">
            <text:p>6.645051493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831832" calcext:value-type="float">
            <text:p>6.831832</text:p>
          </table:table-cell>
          <table:table-cell office:value-type="float" office:value="6.63537976" calcext:value-type="float">
            <text:p>6.6353797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38401" calcext:value-type="float">
            <text:p>6.838401</text:p>
          </table:table-cell>
          <table:table-cell office:value-type="float" office:value="6.6459138667" calcext:value-type="float">
            <text:p>6.645913866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842762" calcext:value-type="float">
            <text:p>6.842762</text:p>
          </table:table-cell>
          <table:table-cell office:value-type="float" office:value="6.6466708133" calcext:value-type="float">
            <text:p>6.64667081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45417" calcext:value-type="float">
            <text:p>6.845417</text:p>
          </table:table-cell>
          <table:table-cell office:value-type="float" office:value="6.64593652" calcext:value-type="float">
            <text:p>6.6459365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84689" calcext:value-type="float">
            <text:p>6.84689</text:p>
          </table:table-cell>
          <table:table-cell office:value-type="float" office:value="6.6445774733" calcext:value-type="float">
            <text:p>6.644577473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47626" calcext:value-type="float">
            <text:p>6.847626</text:p>
          </table:table-cell>
          <table:table-cell office:value-type="float" office:value="6.6428675733" calcext:value-type="float">
            <text:p>6.64286757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847924" calcext:value-type="float">
            <text:p>6.847924</text:p>
          </table:table-cell>
          <table:table-cell office:value-type="float" office:value="6.6409316533" calcext:value-type="float">
            <text:p>6.640931653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847904" calcext:value-type="float">
            <text:p>6.847904</text:p>
          </table:table-cell>
          <table:table-cell office:value-type="float" office:value="6.6388411133" calcext:value-type="float">
            <text:p>6.638841113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847522" calcext:value-type="float">
            <text:p>6.847522</text:p>
          </table:table-cell>
          <table:table-cell office:value-type="float" office:value="6.63664518" calcext:value-type="float">
            <text:p>6.6366451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846623" calcext:value-type="float">
            <text:p>6.846623</text:p>
          </table:table-cell>
          <table:table-cell office:value-type="float" office:value="6.6343836" calcext:value-type="float">
            <text:p>6.6343836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45017" calcext:value-type="float">
            <text:p>6.845017</text:p>
          </table:table-cell>
          <table:table-cell office:value-type="float" office:value="6.6320921133" calcext:value-type="float">
            <text:p>6.632092113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4256" calcext:value-type="float">
            <text:p>6.84256</text:p>
          </table:table-cell>
          <table:table-cell office:value-type="float" office:value="6.62980444" calcext:value-type="float">
            <text:p>6.62980444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39215" calcext:value-type="float">
            <text:p>6.839215</text:p>
          </table:table-cell>
          <table:table-cell office:value-type="float" office:value="6.6275522133" calcext:value-type="float">
            <text:p>6.627552213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35086" calcext:value-type="float">
            <text:p>6.835086</text:p>
          </table:table-cell>
          <table:table-cell office:value-type="float" office:value="6.6253638533" calcext:value-type="float">
            <text:p>6.625363853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304" calcext:value-type="float">
            <text:p>6.8304</text:p>
          </table:table-cell>
          <table:table-cell office:value-type="float" office:value="6.6232630067" calcext:value-type="float">
            <text:p>6.623263006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25457" calcext:value-type="float">
            <text:p>6.825457</text:p>
          </table:table-cell>
          <table:table-cell office:value-type="float" office:value="6.62126732" calcext:value-type="float">
            <text:p>6.62126732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20547" calcext:value-type="float">
            <text:p>6.820547</text:p>
          </table:table-cell>
          <table:table-cell office:value-type="float" office:value="6.6193879467" calcext:value-type="float">
            <text:p>6.619387946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1587" calcext:value-type="float">
            <text:p>6.81587</text:p>
          </table:table-cell>
          <table:table-cell office:value-type="float" office:value="6.61763018" calcext:value-type="float">
            <text:p>6.6176301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11472" calcext:value-type="float">
            <text:p>6.811472</text:p>
          </table:table-cell>
          <table:table-cell office:value-type="float" office:value="6.61599508" calcext:value-type="float">
            <text:p>6.6159950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07218" calcext:value-type="float">
            <text:p>6.807218</text:p>
          </table:table-cell>
          <table:table-cell office:value-type="float" office:value="6.6144817733" calcext:value-type="float">
            <text:p>6.61448177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02819" calcext:value-type="float">
            <text:p>6.802819</text:p>
          </table:table-cell>
          <table:table-cell office:value-type="float" office:value="6.61308988" calcext:value-type="float">
            <text:p>6.6130898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97892" calcext:value-type="float">
            <text:p>6.797892</text:p>
          </table:table-cell>
          <table:table-cell office:value-type="float" office:value="6.6118215" calcext:value-type="float">
            <text:p>6.611821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92049" calcext:value-type="float">
            <text:p>6.792049</text:p>
          </table:table-cell>
          <table:table-cell office:value-type="float" office:value="6.61068228" calcext:value-type="float">
            <text:p>6.6106822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84979" calcext:value-type="float">
            <text:p>6.784979</text:p>
          </table:table-cell>
          <table:table-cell office:value-type="float" office:value="6.6096814333" calcext:value-type="float">
            <text:p>6.609681433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765" calcext:value-type="float">
            <text:p>6.7765</text:p>
          </table:table-cell>
          <table:table-cell office:value-type="float" office:value="6.6088307467" calcext:value-type="float">
            <text:p>6.60883074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66579" calcext:value-type="float">
            <text:p>6.766579</text:p>
          </table:table-cell>
          <table:table-cell office:value-type="float" office:value="6.60814294" calcext:value-type="float">
            <text:p>6.6081429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55305" calcext:value-type="float">
            <text:p>6.755305</text:p>
          </table:table-cell>
          <table:table-cell office:value-type="float" office:value="6.60762976" calcext:value-type="float">
            <text:p>6.6076297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42836" calcext:value-type="float">
            <text:p>6.742836</text:p>
          </table:table-cell>
          <table:table-cell office:value-type="float" office:value="6.6073002667" calcext:value-type="float">
            <text:p>6.607300266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29337" calcext:value-type="float">
            <text:p>6.729337</text:p>
          </table:table-cell>
          <table:table-cell office:value-type="float" office:value="6.6071595867" calcext:value-type="float">
            <text:p>6.607159586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14934" calcext:value-type="float">
            <text:p>6.714934</text:p>
          </table:table-cell>
          <table:table-cell office:value-type="float" office:value="6.6072083667" calcext:value-type="float">
            <text:p>6.607208366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699696" calcext:value-type="float">
            <text:p>6.699696</text:p>
          </table:table-cell>
          <table:table-cell office:value-type="float" office:value="6.6074429667" calcext:value-type="float">
            <text:p>6.607442966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683648" calcext:value-type="float">
            <text:p>6.683648</text:p>
          </table:table-cell>
          <table:table-cell office:value-type="float" office:value="6.6078562533" calcext:value-type="float">
            <text:p>6.607856253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66824" calcext:value-type="float">
            <text:p>6.666824</text:p>
          </table:table-cell>
          <table:table-cell office:value-type="float" office:value="6.6084389933" calcext:value-type="float">
            <text:p>6.608438993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49312" calcext:value-type="float">
            <text:p>6.649312</text:p>
          </table:table-cell>
          <table:table-cell office:value-type="float" office:value="6.6091814" calcext:value-type="float">
            <text:p>6.609181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313" calcext:value-type="float">
            <text:p>6.6313</text:p>
          </table:table-cell>
          <table:table-cell office:value-type="float" office:value="6.61007472" calcext:value-type="float">
            <text:p>6.6100747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13087" calcext:value-type="float">
            <text:p>6.613087</text:p>
          </table:table-cell>
          <table:table-cell office:value-type="float" office:value="6.6111124933" calcext:value-type="float">
            <text:p>6.6111124933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595055" calcext:value-type="float">
            <text:p>6.595055</text:p>
          </table:table-cell>
          <table:table-cell office:value-type="float" office:value="6.6122912733" calcext:value-type="float">
            <text:p>6.612291273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77596" calcext:value-type="float">
            <text:p>6.577596</text:p>
          </table:table-cell>
          <table:table-cell office:value-type="float" office:value="6.6136106667" calcext:value-type="float">
            <text:p>6.613610666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61033" calcext:value-type="float">
            <text:p>6.561033</text:p>
          </table:table-cell>
          <table:table-cell office:value-type="float" office:value="6.6150727867" calcext:value-type="float">
            <text:p>6.615072786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54554" calcext:value-type="float">
            <text:p>6.54554</text:p>
          </table:table-cell>
          <table:table-cell office:value-type="float" office:value="6.6166811933" calcext:value-type="float">
            <text:p>6.61668119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531103" calcext:value-type="float">
            <text:p>6.531103</text:p>
          </table:table-cell>
          <table:table-cell office:value-type="float" office:value="6.6184395933" calcext:value-type="float">
            <text:p>6.618439593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51754" calcext:value-type="float">
            <text:p>6.51754</text:p>
          </table:table-cell>
          <table:table-cell office:value-type="float" office:value="6.62035058" calcext:value-type="float">
            <text:p>6.6203505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50458" calcext:value-type="float">
            <text:p>6.50458</text:p>
          </table:table-cell>
          <table:table-cell office:value-type="float" office:value="6.6224144533" calcext:value-type="float">
            <text:p>6.62241445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491981" calcext:value-type="float">
            <text:p>6.491981</text:p>
          </table:table-cell>
          <table:table-cell office:value-type="float" office:value="6.6246282733" calcext:value-type="float">
            <text:p>6.624628273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479663" calcext:value-type="float">
            <text:p>6.479663</text:p>
          </table:table-cell>
          <table:table-cell office:value-type="float" office:value="6.6269850333" calcext:value-type="float">
            <text:p>6.626985033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467801" calcext:value-type="float">
            <text:p>6.467801</text:p>
          </table:table-cell>
          <table:table-cell office:value-type="float" office:value="6.6294729267" calcext:value-type="float">
            <text:p>6.629472926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456855" calcext:value-type="float">
            <text:p>6.456855</text:p>
          </table:table-cell>
          <table:table-cell office:value-type="float" office:value="6.6320747533" calcext:value-type="float">
            <text:p>6.632074753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447502" calcext:value-type="float">
            <text:p>6.447502</text:p>
          </table:table-cell>
          <table:table-cell office:value-type="float" office:value="6.63476764" calcext:value-type="float">
            <text:p>6.63476764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440495" calcext:value-type="float">
            <text:p>6.440495</text:p>
          </table:table-cell>
          <table:table-cell office:value-type="float" office:value="6.6375233733" calcext:value-type="float">
            <text:p>6.637523373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436479" calcext:value-type="float">
            <text:p>6.436479</text:p>
          </table:table-cell>
          <table:table-cell office:value-type="float" office:value="6.6403095867" calcext:value-type="float">
            <text:p>6.640309586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435836" calcext:value-type="float">
            <text:p>6.435836</text:p>
          </table:table-cell>
          <table:table-cell office:value-type="float" office:value="6.6430919" calcext:value-type="float">
            <text:p>6.643091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438636" calcext:value-type="float">
            <text:p>6.438636</text:p>
          </table:table-cell>
          <table:table-cell office:value-type="float" office:value="6.64583672" calcext:value-type="float">
            <text:p>6.6458367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444795" calcext:value-type="float">
            <text:p>6.444795</text:p>
          </table:table-cell>
          <table:table-cell office:value-type="float" office:value="6.6485139133" calcext:value-type="float">
            <text:p>6.648513913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454631" calcext:value-type="float">
            <text:p>6.454631</text:p>
          </table:table-cell>
          <table:table-cell office:value-type="float" office:value="6.6510979333" calcext:value-type="float">
            <text:p>6.651097933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47051" calcext:value-type="float">
            <text:p>6.47051</text:p>
          </table:table-cell>
          <table:table-cell office:value-type="float" office:value="6.65356478" calcext:value-type="float">
            <text:p>6.6535647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04484" calcext:value-type="float">
            <text:p>6.504484</text:p>
          </table:table-cell>
          <table:table-cell office:value-type="float" office:value="6.6558774333" calcext:value-type="float">
            <text:p>6.655877433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87606" calcext:value-type="float">
            <text:p>6.687606</text:p>
          </table:table-cell>
          <table:table-cell office:value-type="float" office:value="6.6579199533" calcext:value-type="float">
            <text:p>6.657919953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221997" calcext:value-type="float">
            <text:p>6.221997</text:p>
          </table:table-cell>
          <table:table-cell office:value-type="float" office:value="6.6587025" calcext:value-type="float">
            <text:p>6.658702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349009" calcext:value-type="float">
            <text:p>6.349009</text:p>
          </table:table-cell>
          <table:table-cell office:value-type="float" office:value="6.6625525067" calcext:value-type="float">
            <text:p>6.662552506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375839" calcext:value-type="float">
            <text:p>6.375839</text:p>
          </table:table-cell>
          <table:table-cell office:value-type="float" office:value="6.6655183467" calcext:value-type="float">
            <text:p>6.665518346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387981" calcext:value-type="float">
            <text:p>6.387981</text:p>
          </table:table-cell>
          <table:table-cell office:value-type="float" office:value="6.6682628533" calcext:value-type="float">
            <text:p>6.668262853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396692" calcext:value-type="float">
            <text:p>6.396692</text:p>
          </table:table-cell>
          <table:table-cell office:value-type="float" office:value="6.6708746133" calcext:value-type="float">
            <text:p>6.67087461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405384" calcext:value-type="float">
            <text:p>6.405384</text:p>
          </table:table-cell>
          <table:table-cell office:value-type="float" office:value="6.67336374" calcext:value-type="float">
            <text:p>6.6733637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415312" calcext:value-type="float">
            <text:p>6.415312</text:p>
          </table:table-cell>
          <table:table-cell office:value-type="float" office:value="6.67571576" calcext:value-type="float">
            <text:p>6.6757157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42683" calcext:value-type="float">
            <text:p>6.42683</text:p>
          </table:table-cell>
          <table:table-cell office:value-type="float" office:value="6.67790802" calcext:value-type="float">
            <text:p>6.6779080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439879" calcext:value-type="float">
            <text:p>6.439879</text:p>
          </table:table-cell>
          <table:table-cell office:value-type="float" office:value="6.67991768" calcext:value-type="float">
            <text:p>6.6799176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454249" calcext:value-type="float">
            <text:p>6.454249</text:p>
          </table:table-cell>
          <table:table-cell office:value-type="float" office:value="6.6817259667" calcext:value-type="float">
            <text:p>6.681725966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469719" calcext:value-type="float">
            <text:p>6.469719</text:p>
          </table:table-cell>
          <table:table-cell office:value-type="float" office:value="6.68331992" calcext:value-type="float">
            <text:p>6.6833199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486095" calcext:value-type="float">
            <text:p>6.486095</text:p>
          </table:table-cell>
          <table:table-cell office:value-type="float" office:value="6.6846923533" calcext:value-type="float">
            <text:p>6.68469235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503168" calcext:value-type="float">
            <text:p>6.503168</text:p>
          </table:table-cell>
          <table:table-cell office:value-type="float" office:value="6.6858408" calcext:value-type="float">
            <text:p>6.685840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520648" calcext:value-type="float">
            <text:p>6.520648</text:p>
          </table:table-cell>
          <table:table-cell office:value-type="float" office:value="6.6867664133" calcext:value-type="float">
            <text:p>6.68676641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538117" calcext:value-type="float">
            <text:p>6.538117</text:p>
          </table:table-cell>
          <table:table-cell office:value-type="float" office:value="6.68747322" calcext:value-type="float">
            <text:p>6.6874732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555031" calcext:value-type="float">
            <text:p>6.555031</text:p>
          </table:table-cell>
          <table:table-cell office:value-type="float" office:value="6.6879680333" calcext:value-type="float">
            <text:p>6.687968033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70785" calcext:value-type="float">
            <text:p>6.570785</text:p>
          </table:table-cell>
          <table:table-cell office:value-type="float" office:value="6.6882607533" calcext:value-type="float">
            <text:p>6.688260753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584822" calcext:value-type="float">
            <text:p>6.584822</text:p>
          </table:table-cell>
          <table:table-cell office:value-type="float" office:value="6.6883646933" calcext:value-type="float">
            <text:p>6.688364693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96759" calcext:value-type="float">
            <text:p>6.596759</text:p>
          </table:table-cell>
          <table:table-cell office:value-type="float" office:value="6.68829634" calcext:value-type="float">
            <text:p>6.6882963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06487" calcext:value-type="float">
            <text:p>6.606487</text:p>
          </table:table-cell>
          <table:table-cell office:value-type="float" office:value="6.6880742933" calcext:value-type="float">
            <text:p>6.688074293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14223" calcext:value-type="float">
            <text:p>6.614223</text:p>
          </table:table-cell>
          <table:table-cell office:value-type="float" office:value="6.6877173067" calcext:value-type="float">
            <text:p>6.687717306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620503" calcext:value-type="float">
            <text:p>6.620503</text:p>
          </table:table-cell>
          <table:table-cell office:value-type="float" office:value="6.68724166" calcext:value-type="float">
            <text:p>6.6872416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26108" calcext:value-type="float">
            <text:p>6.626108</text:p>
          </table:table-cell>
          <table:table-cell office:value-type="float" office:value="6.6866583667" calcext:value-type="float">
            <text:p>6.686658366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31949" calcext:value-type="float">
            <text:p>6.631949</text:p>
          </table:table-cell>
          <table:table-cell office:value-type="float" office:value="6.6859709133" calcext:value-type="float">
            <text:p>6.685970913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38917" calcext:value-type="float">
            <text:p>6.638917</text:p>
          </table:table-cell>
          <table:table-cell office:value-type="float" office:value="6.6851741" calcext:value-type="float">
            <text:p>6.685174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47736" calcext:value-type="float">
            <text:p>6.647736</text:p>
          </table:table-cell>
          <table:table-cell office:value-type="float" office:value="6.6842545933" calcext:value-type="float">
            <text:p>6.684254593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5884" calcext:value-type="float">
            <text:p>6.65884</text:p>
          </table:table-cell>
          <table:table-cell office:value-type="float" office:value="6.6831933533" calcext:value-type="float">
            <text:p>6.68319335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72297" calcext:value-type="float">
            <text:p>6.672297</text:p>
          </table:table-cell>
          <table:table-cell office:value-type="float" office:value="6.6819698867" calcext:value-type="float">
            <text:p>6.681969886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87806" calcext:value-type="float">
            <text:p>6.687806</text:p>
          </table:table-cell>
          <table:table-cell office:value-type="float" office:value="6.6805677933" calcext:value-type="float">
            <text:p>6.68056779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0476" calcext:value-type="float">
            <text:p>6.70476</text:p>
          </table:table-cell>
          <table:table-cell office:value-type="float" office:value="6.6789807267" calcext:value-type="float">
            <text:p>6.678980726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22363" calcext:value-type="float">
            <text:p>6.722363</text:p>
          </table:table-cell>
          <table:table-cell office:value-type="float" office:value="6.6772178533" calcext:value-type="float">
            <text:p>6.677217853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39782" calcext:value-type="float">
            <text:p>6.739782</text:p>
          </table:table-cell>
          <table:table-cell office:value-type="float" office:value="6.6753081867" calcext:value-type="float">
            <text:p>6.675308186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56282" calcext:value-type="float">
            <text:p>6.756282</text:p>
          </table:table-cell>
          <table:table-cell office:value-type="float" office:value="6.67330398" calcext:value-type="float">
            <text:p>6.6733039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71327" calcext:value-type="float">
            <text:p>6.771327</text:p>
          </table:table-cell>
          <table:table-cell office:value-type="float" office:value="6.6712859933" calcext:value-type="float">
            <text:p>6.671285993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84615" calcext:value-type="float">
            <text:p>6.784615</text:p>
          </table:table-cell>
          <table:table-cell office:value-type="float" office:value="6.6693809867" calcext:value-type="float">
            <text:p>6.669380986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96051" calcext:value-type="float">
            <text:p>6.796051</text:p>
          </table:table-cell>
          <table:table-cell office:value-type="float" office:value="6.66784166" calcext:value-type="float">
            <text:p>6.6678416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805675" calcext:value-type="float">
            <text:p>6.805675</text:p>
          </table:table-cell>
          <table:table-cell office:value-type="float" office:value="6.66768522" calcext:value-type="float">
            <text:p>6.6676852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813584" calcext:value-type="float">
            <text:p>6.813584</text:p>
          </table:table-cell>
          <table:table-cell office:value-type="float" office:value="6.6570630933" calcext:value-type="float">
            <text:p>6.657063093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19868" calcext:value-type="float">
            <text:p>6.819868</text:p>
          </table:table-cell>
          <table:table-cell office:value-type="float" office:value="6.6532286067" calcext:value-type="float">
            <text:p>6.653228606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82459" calcext:value-type="float">
            <text:p>6.82459</text:p>
          </table:table-cell>
          <table:table-cell office:value-type="float" office:value="6.6501920533" calcext:value-type="float">
            <text:p>6.650192053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827814" calcext:value-type="float">
            <text:p>6.827814</text:p>
          </table:table-cell>
          <table:table-cell office:value-type="float" office:value="6.6475382933" calcext:value-type="float">
            <text:p>6.647538293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29654" calcext:value-type="float">
            <text:p>6.829654</text:p>
          </table:table-cell>
          <table:table-cell office:value-type="float" office:value="6.6451367133" calcext:value-type="float">
            <text:p>6.645136713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830332" calcext:value-type="float">
            <text:p>6.830332</text:p>
          </table:table-cell>
          <table:table-cell office:value-type="float" office:value="6.6429168267" calcext:value-type="float">
            <text:p>6.642916826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830202" calcext:value-type="float">
            <text:p>6.830202</text:p>
          </table:table-cell>
          <table:table-cell office:value-type="float" office:value="6.64082584" calcext:value-type="float">
            <text:p>6.6408258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29726" calcext:value-type="float">
            <text:p>6.829726</text:p>
          </table:table-cell>
          <table:table-cell office:value-type="float" office:value="6.6388172" calcext:value-type="float">
            <text:p>6.638817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29405" calcext:value-type="float">
            <text:p>6.829405</text:p>
          </table:table-cell>
          <table:table-cell office:value-type="float" office:value="6.6368477667" calcext:value-type="float">
            <text:p>6.636847766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829666" calcext:value-type="float">
            <text:p>6.829666</text:p>
          </table:table-cell>
          <table:table-cell office:value-type="float" office:value="6.6348784067" calcext:value-type="float">
            <text:p>6.634878406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30745" calcext:value-type="float">
            <text:p>6.830745</text:p>
          </table:table-cell>
          <table:table-cell office:value-type="float" office:value="6.6328762933" calcext:value-type="float">
            <text:p>6.632876293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83259" calcext:value-type="float">
            <text:p>6.83259</text:p>
          </table:table-cell>
          <table:table-cell office:value-type="float" office:value="6.63081804" calcext:value-type="float">
            <text:p>6.63081804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834828" calcext:value-type="float">
            <text:p>6.834828</text:p>
          </table:table-cell>
          <table:table-cell office:value-type="float" office:value="6.6286928533" calcext:value-type="float">
            <text:p>6.628692853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836787" calcext:value-type="float">
            <text:p>6.836787</text:p>
          </table:table-cell>
          <table:table-cell office:value-type="float" office:value="6.62650482" calcext:value-type="float">
            <text:p>6.6265048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837606" calcext:value-type="float">
            <text:p>6.837606</text:p>
          </table:table-cell>
          <table:table-cell office:value-type="float" office:value="6.6242737467" calcext:value-type="float">
            <text:p>6.624273746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836382" calcext:value-type="float">
            <text:p>6.836382</text:p>
          </table:table-cell>
          <table:table-cell office:value-type="float" office:value="6.6220339267" calcext:value-type="float">
            <text:p>6.622033926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32355" calcext:value-type="float">
            <text:p>6.832355</text:p>
          </table:table-cell>
          <table:table-cell office:value-type="float" office:value="6.6198309267" calcext:value-type="float">
            <text:p>6.619830926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825069" calcext:value-type="float">
            <text:p>6.825069</text:p>
          </table:table-cell>
          <table:table-cell office:value-type="float" office:value="6.61771662" calcext:value-type="float">
            <text:p>6.6177166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814491" calcext:value-type="float">
            <text:p>6.814491</text:p>
          </table:table-cell>
          <table:table-cell office:value-type="float" office:value="6.61574334" calcext:value-type="float">
            <text:p>6.6157433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801051" calcext:value-type="float">
            <text:p>6.801051</text:p>
          </table:table-cell>
          <table:table-cell office:value-type="float" office:value="6.6139579067" calcext:value-type="float">
            <text:p>6.613957906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8559" calcext:value-type="float">
            <text:p>6.78559</text:p>
          </table:table-cell>
          <table:table-cell office:value-type="float" office:value="6.6123966267" calcext:value-type="float">
            <text:p>6.612396626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69219" calcext:value-type="float">
            <text:p>6.769219</text:p>
          </table:table-cell>
          <table:table-cell office:value-type="float" office:value="6.61108196" calcext:value-type="float">
            <text:p>6.6110819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53114" calcext:value-type="float">
            <text:p>6.753114</text:p>
          </table:table-cell>
          <table:table-cell office:value-type="float" office:value="6.6100213533" calcext:value-type="float">
            <text:p>6.6100213533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38286" calcext:value-type="float">
            <text:p>6.738286</text:p>
          </table:table-cell>
          <table:table-cell office:value-type="float" office:value="6.6092083533" calcext:value-type="float">
            <text:p>6.609208353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25368" calcext:value-type="float">
            <text:p>6.725368</text:p>
          </table:table-cell>
          <table:table-cell office:value-type="float" office:value="6.6086256933" calcext:value-type="float">
            <text:p>6.608625693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14479" calcext:value-type="float">
            <text:p>6.714479</text:p>
          </table:table-cell>
          <table:table-cell office:value-type="float" office:value="6.6082497467" calcext:value-type="float">
            <text:p>6.608249746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05193" calcext:value-type="float">
            <text:p>6.705193</text:p>
          </table:table-cell>
          <table:table-cell office:value-type="float" office:value="6.60805558" calcext:value-type="float">
            <text:p>6.6080555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96627" calcext:value-type="float">
            <text:p>6.696627</text:p>
          </table:table-cell>
          <table:table-cell office:value-type="float" office:value="6.60802164" calcext:value-type="float">
            <text:p>6.60802164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87636" calcext:value-type="float">
            <text:p>6.687636</text:p>
          </table:table-cell>
          <table:table-cell office:value-type="float" office:value="6.6081333933" calcext:value-type="float">
            <text:p>6.608133393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77067" calcext:value-type="float">
            <text:p>6.677067</text:p>
          </table:table-cell>
          <table:table-cell office:value-type="float" office:value="6.6083853533" calcext:value-type="float">
            <text:p>6.608385353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64028" calcext:value-type="float">
            <text:p>6.664028</text:p>
          </table:table-cell>
          <table:table-cell office:value-type="float" office:value="6.6087812067" calcext:value-type="float">
            <text:p>6.608781206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648118" calcext:value-type="float">
            <text:p>6.648118</text:p>
          </table:table-cell>
          <table:table-cell office:value-type="float" office:value="6.6093322" calcext:value-type="float">
            <text:p>6.609332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29565" calcext:value-type="float">
            <text:p>6.629565</text:p>
          </table:table-cell>
          <table:table-cell office:value-type="float" office:value="6.6100538867" calcext:value-type="float">
            <text:p>6.610053886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09252" calcext:value-type="float">
            <text:p>6.609252</text:p>
          </table:table-cell>
          <table:table-cell office:value-type="float" office:value="6.6109619333" calcext:value-type="float">
            <text:p>6.610961933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588608" calcext:value-type="float">
            <text:p>6.588608</text:p>
          </table:table-cell>
          <table:table-cell office:value-type="float" office:value="6.6120674933" calcext:value-type="float">
            <text:p>6.612067493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69379" calcext:value-type="float">
            <text:p>6.569379</text:p>
          </table:table-cell>
          <table:table-cell office:value-type="float" office:value="6.6133730333" calcext:value-type="float">
            <text:p>6.613373033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533" calcext:value-type="float">
            <text:p>6.5533</text:p>
          </table:table-cell>
          <table:table-cell office:value-type="float" office:value="6.61486942" calcext:value-type="float">
            <text:p>6.6148694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41728" calcext:value-type="float">
            <text:p>6.541728</text:p>
          </table:table-cell>
          <table:table-cell office:value-type="float" office:value="6.6165351067" calcext:value-type="float">
            <text:p>6.6165351067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35296" calcext:value-type="float">
            <text:p>6.535296</text:p>
          </table:table-cell>
          <table:table-cell office:value-type="float" office:value="6.6183378267" calcext:value-type="float">
            <text:p>6.618337826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33697" calcext:value-type="float">
            <text:p>6.533697</text:p>
          </table:table-cell>
          <table:table-cell office:value-type="float" office:value="6.6202389" calcext:value-type="float">
            <text:p>6.620238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535645" calcext:value-type="float">
            <text:p>6.535645</text:p>
          </table:table-cell>
          <table:table-cell office:value-type="float" office:value="6.6221994" calcext:value-type="float">
            <text:p>6.622199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539053" calcext:value-type="float">
            <text:p>6.539053</text:p>
          </table:table-cell>
          <table:table-cell office:value-type="float" office:value="6.6241870067" calcext:value-type="float">
            <text:p>6.624187006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541406" calcext:value-type="float">
            <text:p>6.541406</text:p>
          </table:table-cell>
          <table:table-cell office:value-type="float" office:value="6.6261819867" calcext:value-type="float">
            <text:p>6.626181986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54024" calcext:value-type="float">
            <text:p>6.54024</text:p>
          </table:table-cell>
          <table:table-cell office:value-type="float" office:value="6.6281808933" calcext:value-type="float">
            <text:p>6.628180893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533613" calcext:value-type="float">
            <text:p>6.533613</text:p>
          </table:table-cell>
          <table:table-cell office:value-type="float" office:value="6.6301970333" calcext:value-type="float">
            <text:p>6.630197033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520453" calcext:value-type="float">
            <text:p>6.520453</text:p>
          </table:table-cell>
          <table:table-cell office:value-type="float" office:value="6.6322576467" calcext:value-type="float">
            <text:p>6.632257646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500683" calcext:value-type="float">
            <text:p>6.500683</text:p>
          </table:table-cell>
          <table:table-cell office:value-type="float" office:value="6.6343985667" calcext:value-type="float">
            <text:p>6.634398566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47509" calcext:value-type="float">
            <text:p>6.47509</text:p>
          </table:table-cell>
          <table:table-cell office:value-type="float" office:value="6.6366578" calcext:value-type="float">
            <text:p>6.6366578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444934" calcext:value-type="float">
            <text:p>6.444934</text:p>
          </table:table-cell>
          <table:table-cell office:value-type="float" office:value="6.63906974" calcext:value-type="float">
            <text:p>6.6390697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411358" calcext:value-type="float">
            <text:p>6.411358</text:p>
          </table:table-cell>
          <table:table-cell office:value-type="float" office:value="6.6416617733" calcext:value-type="float">
            <text:p>6.641661773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374604" calcext:value-type="float">
            <text:p>6.374604</text:p>
          </table:table-cell>
          <table:table-cell office:value-type="float" office:value="6.6444546133" calcext:value-type="float">
            <text:p>6.644454613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332902" calcext:value-type="float">
            <text:p>6.332902</text:p>
          </table:table-cell>
          <table:table-cell office:value-type="float" office:value="6.6474677267" calcext:value-type="float">
            <text:p>6.647467726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280311" calcext:value-type="float">
            <text:p>6.280311</text:p>
          </table:table-cell>
          <table:table-cell office:value-type="float" office:value="6.6507319733" calcext:value-type="float">
            <text:p>6.650731973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200269" calcext:value-type="float">
            <text:p>6.200269</text:p>
          </table:table-cell>
          <table:table-cell office:value-type="float" office:value="6.6543167067" calcext:value-type="float">
            <text:p>6.654316706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035592" calcext:value-type="float">
            <text:p>6.035592</text:p>
          </table:table-cell>
          <table:table-cell office:value-type="float" office:value="6.6583999533" calcext:value-type="float">
            <text:p>6.658399953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371918" calcext:value-type="float">
            <text:p>5.371918</text:p>
          </table:table-cell>
          <table:table-cell office:value-type="float" office:value="6.6635389333" calcext:value-type="float">
            <text:p>6.663538933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411948" calcext:value-type="float">
            <text:p>8.411948</text:p>
          </table:table-cell>
          <table:table-cell office:value-type="float" office:value="6.6730514133" calcext:value-type="float">
            <text:p>6.673051413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951943" calcext:value-type="float">
            <text:p>6.951943</text:p>
          </table:table-cell>
          <table:table-cell office:value-type="float" office:value="6.6622358867" calcext:value-type="float">
            <text:p>6.662235886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32618" calcext:value-type="float">
            <text:p>6.732618</text:p>
          </table:table-cell>
          <table:table-cell office:value-type="float" office:value="6.6610822533" calcext:value-type="float">
            <text:p>6.661082253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4156" calcext:value-type="float">
            <text:p>6.64156</text:p>
          </table:table-cell>
          <table:table-cell office:value-type="float" office:value="6.66131004" calcext:value-type="float">
            <text:p>6.6613100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590405" calcext:value-type="float">
            <text:p>6.590405</text:p>
          </table:table-cell>
          <table:table-cell office:value-type="float" office:value="6.6620571933" calcext:value-type="float">
            <text:p>6.662057193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557238" calcext:value-type="float">
            <text:p>6.557238</text:p>
          </table:table-cell>
          <table:table-cell office:value-type="float" office:value="6.6630540067" calcext:value-type="float">
            <text:p>6.663054006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534343" calcext:value-type="float">
            <text:p>6.534343</text:p>
          </table:table-cell>
          <table:table-cell office:value-type="float" office:value="6.66418054" calcext:value-type="float">
            <text:p>6.6641805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518514" calcext:value-type="float">
            <text:p>6.518514</text:p>
          </table:table-cell>
          <table:table-cell office:value-type="float" office:value="6.6653716867" calcext:value-type="float">
            <text:p>6.665371686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508285" calcext:value-type="float">
            <text:p>6.508285</text:p>
          </table:table-cell>
          <table:table-cell office:value-type="float" office:value="6.6665861467" calcext:value-type="float">
            <text:p>6.666586146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5029" calcext:value-type="float">
            <text:p>6.5029</text:p>
          </table:table-cell>
          <table:table-cell office:value-type="float" office:value="6.6677932667" calcext:value-type="float">
            <text:p>6.6677932667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01866" calcext:value-type="float">
            <text:p>6.501866</text:p>
          </table:table-cell>
          <table:table-cell office:value-type="float" office:value="6.66896642" calcext:value-type="float">
            <text:p>6.6689664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504726" calcext:value-type="float">
            <text:p>6.504726</text:p>
          </table:table-cell>
          <table:table-cell office:value-type="float" office:value="6.6700793933" calcext:value-type="float">
            <text:p>6.670079393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510961" calcext:value-type="float">
            <text:p>6.510961</text:p>
          </table:table-cell>
          <table:table-cell office:value-type="float" office:value="6.6711047" calcext:value-type="float">
            <text:p>6.671104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519959" calcext:value-type="float">
            <text:p>6.519959</text:p>
          </table:table-cell>
          <table:table-cell office:value-type="float" office:value="6.6720134267" calcext:value-type="float">
            <text:p>6.672013426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531047" calcext:value-type="float">
            <text:p>6.531047</text:p>
          </table:table-cell>
          <table:table-cell office:value-type="float" office:value="6.6727764067" calcext:value-type="float">
            <text:p>6.672776406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543551" calcext:value-type="float">
            <text:p>6.543551</text:p>
          </table:table-cell>
          <table:table-cell office:value-type="float" office:value="6.6733664467" calcext:value-type="float">
            <text:p>6.673366446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556882" calcext:value-type="float">
            <text:p>6.556882</text:p>
          </table:table-cell>
          <table:table-cell office:value-type="float" office:value="6.6737611867" calcext:value-type="float">
            <text:p>6.673761186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70605" calcext:value-type="float">
            <text:p>6.570605</text:p>
          </table:table-cell>
          <table:table-cell office:value-type="float" office:value="6.6739458933" calcext:value-type="float">
            <text:p>6.673945893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584476" calcext:value-type="float">
            <text:p>6.584476</text:p>
          </table:table-cell>
          <table:table-cell office:value-type="float" office:value="6.6739156533" calcext:value-type="float">
            <text:p>6.673915653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598434" calcext:value-type="float">
            <text:p>6.598434</text:p>
          </table:table-cell>
          <table:table-cell office:value-type="float" office:value="6.67367634" calcext:value-type="float">
            <text:p>6.6736763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12562" calcext:value-type="float">
            <text:p>6.612562</text:p>
          </table:table-cell>
          <table:table-cell office:value-type="float" office:value="6.6732440467" calcext:value-type="float">
            <text:p>6.67324404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27009" calcext:value-type="float">
            <text:p>6.627009</text:p>
          </table:table-cell>
          <table:table-cell office:value-type="float" office:value="6.6726429067" calcext:value-type="float">
            <text:p>6.672642906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41922" calcext:value-type="float">
            <text:p>6.641922</text:p>
          </table:table-cell>
          <table:table-cell office:value-type="float" office:value="6.6719018867" calcext:value-type="float">
            <text:p>6.6719018867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57376" calcext:value-type="float">
            <text:p>6.657376</text:p>
          </table:table-cell>
          <table:table-cell office:value-type="float" office:value="6.67105126" calcext:value-type="float">
            <text:p>6.6710512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73329" calcext:value-type="float">
            <text:p>6.673329</text:p>
          </table:table-cell>
          <table:table-cell office:value-type="float" office:value="6.6701200467" calcext:value-type="float">
            <text:p>6.670120046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89602" calcext:value-type="float">
            <text:p>6.689602</text:p>
          </table:table-cell>
          <table:table-cell office:value-type="float" office:value="6.6691357933" calcext:value-type="float">
            <text:p>6.669135793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05881" calcext:value-type="float">
            <text:p>6.705881</text:p>
          </table:table-cell>
          <table:table-cell office:value-type="float" office:value="6.6681280133" calcext:value-type="float">
            <text:p>6.668128013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21734" calcext:value-type="float">
            <text:p>6.721734</text:p>
          </table:table-cell>
          <table:table-cell office:value-type="float" office:value="6.66713626" calcext:value-type="float">
            <text:p>6.66713626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36654" calcext:value-type="float">
            <text:p>6.736654</text:p>
          </table:table-cell>
          <table:table-cell office:value-type="float" office:value="6.66622344" calcext:value-type="float">
            <text:p>6.6662234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50124" calcext:value-type="float">
            <text:p>6.750124</text:p>
          </table:table-cell>
          <table:table-cell office:value-type="float" office:value="6.6654943133" calcext:value-type="float">
            <text:p>6.665494313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61689" calcext:value-type="float">
            <text:p>6.761689</text:p>
          </table:table-cell>
          <table:table-cell office:value-type="float" office:value="6.6651189267" calcext:value-type="float">
            <text:p>6.665118926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71059" calcext:value-type="float">
            <text:p>6.771059</text:p>
          </table:table-cell>
          <table:table-cell office:value-type="float" office:value="6.66536188" calcext:value-type="float">
            <text:p>6.6653618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78185" calcext:value-type="float">
            <text:p>6.778185</text:p>
          </table:table-cell>
          <table:table-cell office:value-type="float" office:value="6.6666228333" calcext:value-type="float">
            <text:p>6.666622833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8331" calcext:value-type="float">
            <text:p>6.78331</text:p>
          </table:table-cell>
          <table:table-cell office:value-type="float" office:value="6.6695105133" calcext:value-type="float">
            <text:p>6.669510513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86966" calcext:value-type="float">
            <text:p>6.786966</text:p>
          </table:table-cell>
          <table:table-cell office:value-type="float" office:value="6.6750309467" calcext:value-type="float">
            <text:p>6.675030946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89904" calcext:value-type="float">
            <text:p>6.789904</text:p>
          </table:table-cell>
          <table:table-cell office:value-type="float" office:value="6.6852438267" calcext:value-type="float">
            <text:p>6.685243826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92964" calcext:value-type="float">
            <text:p>6.792964</text:p>
          </table:table-cell>
          <table:table-cell office:value-type="float" office:value="6.70695668" calcext:value-type="float">
            <text:p>6.70695668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96914" calcext:value-type="float">
            <text:p>6.796914</text:p>
          </table:table-cell>
          <table:table-cell office:value-type="float" office:value="6.7286491333" calcext:value-type="float">
            <text:p>6.728649133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02294" calcext:value-type="float">
            <text:p>6.802294</text:p>
          </table:table-cell>
          <table:table-cell office:value-type="float" office:value="6.7503152533" calcext:value-type="float">
            <text:p>6.750315253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093" calcext:value-type="float">
            <text:p>6.8093</text:p>
          </table:table-cell>
          <table:table-cell office:value-type="float" office:value="6.7372042933" calcext:value-type="float">
            <text:p>6.737204293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17751" calcext:value-type="float">
            <text:p>6.817751</text:p>
          </table:table-cell>
          <table:table-cell office:value-type="float" office:value="6.7312296667" calcext:value-type="float">
            <text:p>6.731229666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827121" calcext:value-type="float">
            <text:p>6.827121</text:p>
          </table:table-cell>
          <table:table-cell office:value-type="float" office:value="6.7288158133" calcext:value-type="float">
            <text:p>6.728815813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36653" calcext:value-type="float">
            <text:p>6.836653</text:p>
          </table:table-cell>
          <table:table-cell office:value-type="float" office:value="6.7285217533" calcext:value-type="float">
            <text:p>6.728521753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845495" calcext:value-type="float">
            <text:p>6.845495</text:p>
          </table:table-cell>
          <table:table-cell office:value-type="float" office:value="6.72949692" calcext:value-type="float">
            <text:p>6.7294969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52847" calcext:value-type="float">
            <text:p>6.852847</text:p>
          </table:table-cell>
          <table:table-cell office:value-type="float" office:value="6.7311397067" calcext:value-type="float">
            <text:p>6.7311397067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58075" calcext:value-type="float">
            <text:p>6.858075</text:p>
          </table:table-cell>
          <table:table-cell office:value-type="float" office:value="6.7329973867" calcext:value-type="float">
            <text:p>6.732997386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60788" calcext:value-type="float">
            <text:p>6.860788</text:p>
          </table:table-cell>
          <table:table-cell office:value-type="float" office:value="6.73473402" calcext:value-type="float">
            <text:p>6.7347340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60862" calcext:value-type="float">
            <text:p>6.860862</text:p>
          </table:table-cell>
          <table:table-cell office:value-type="float" office:value="6.7361182733" calcext:value-type="float">
            <text:p>6.7361182733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58427" calcext:value-type="float">
            <text:p>6.858427</text:p>
          </table:table-cell>
          <table:table-cell office:value-type="float" office:value="6.7370146" calcext:value-type="float">
            <text:p>6.7370146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53826" calcext:value-type="float">
            <text:p>6.853826</text:p>
          </table:table-cell>
          <table:table-cell office:value-type="float" office:value="6.7373716133" calcext:value-type="float">
            <text:p>6.7373716133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847559" calcext:value-type="float">
            <text:p>6.847559</text:p>
          </table:table-cell>
          <table:table-cell office:value-type="float" office:value="6.7372062733" calcext:value-type="float">
            <text:p>6.737206273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40215" calcext:value-type="float">
            <text:p>6.840215</text:p>
          </table:table-cell>
          <table:table-cell office:value-type="float" office:value="6.7365849067" calcext:value-type="float">
            <text:p>6.736584906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832398" calcext:value-type="float">
            <text:p>6.832398</text:p>
          </table:table-cell>
          <table:table-cell office:value-type="float" office:value="6.7356032867" calcext:value-type="float">
            <text:p>6.7356032867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24658" calcext:value-type="float">
            <text:p>6.824658</text:p>
          </table:table-cell>
          <table:table-cell office:value-type="float" office:value="6.7343684467" calcext:value-type="float">
            <text:p>6.7343684467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817408" calcext:value-type="float">
            <text:p>6.817408</text:p>
          </table:table-cell>
          <table:table-cell office:value-type="float" office:value="6.73298416" calcext:value-type="float">
            <text:p>6.7329841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810862" calcext:value-type="float">
            <text:p>6.810862</text:p>
          </table:table-cell>
          <table:table-cell office:value-type="float" office:value="6.7315413867" calcext:value-type="float">
            <text:p>6.731541386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04988" calcext:value-type="float">
            <text:p>6.804988</text:p>
          </table:table-cell>
          <table:table-cell office:value-type="float" office:value="6.7301136067" calcext:value-type="float">
            <text:p>6.730113606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99498" calcext:value-type="float">
            <text:p>6.799498</text:p>
          </table:table-cell>
          <table:table-cell office:value-type="float" office:value="6.7287563533" calcext:value-type="float">
            <text:p>6.728756353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93885" calcext:value-type="float">
            <text:p>6.793885</text:p>
          </table:table-cell>
          <table:table-cell office:value-type="float" office:value="6.7275095933" calcext:value-type="float">
            <text:p>6.727509593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87515" calcext:value-type="float">
            <text:p>6.787515</text:p>
          </table:table-cell>
          <table:table-cell office:value-type="float" office:value="6.7264015867" calcext:value-type="float">
            <text:p>6.726401586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79745" calcext:value-type="float">
            <text:p>6.779745</text:p>
          </table:table-cell>
          <table:table-cell office:value-type="float" office:value="6.7254528533" calcext:value-type="float">
            <text:p>6.725452853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70061" calcext:value-type="float">
            <text:p>6.770061</text:p>
          </table:table-cell>
          <table:table-cell office:value-type="float" office:value="6.7246793667" calcext:value-type="float">
            <text:p>6.7246793667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58187" calcext:value-type="float">
            <text:p>6.758187</text:p>
          </table:table-cell>
          <table:table-cell office:value-type="float" office:value="6.7240943867" calcext:value-type="float">
            <text:p>6.724094386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44151" calcext:value-type="float">
            <text:p>6.744151</text:p>
          </table:table-cell>
          <table:table-cell office:value-type="float" office:value="6.7237089067" calcext:value-type="float">
            <text:p>6.723708906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28279" calcext:value-type="float">
            <text:p>6.728279</text:p>
          </table:table-cell>
          <table:table-cell office:value-type="float" office:value="6.72353108" calcext:value-type="float">
            <text:p>6.72353108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11122" calcext:value-type="float">
            <text:p>6.711122</text:p>
          </table:table-cell>
          <table:table-cell office:value-type="float" office:value="6.7235651867" calcext:value-type="float">
            <text:p>6.7235651867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93342" calcext:value-type="float">
            <text:p>6.693342</text:p>
          </table:table-cell>
          <table:table-cell office:value-type="float" office:value="6.7238108733" calcext:value-type="float">
            <text:p>6.723810873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75584" calcext:value-type="float">
            <text:p>6.675584</text:p>
          </table:table-cell>
          <table:table-cell office:value-type="float" office:value="6.7242630733" calcext:value-type="float">
            <text:p>6.724263073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58362" calcext:value-type="float">
            <text:p>6.658362</text:p>
          </table:table-cell>
          <table:table-cell office:value-type="float" office:value="6.7249127867" calcext:value-type="float">
            <text:p>6.724912786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4201" calcext:value-type="float">
            <text:p>6.64201</text:p>
          </table:table-cell>
          <table:table-cell office:value-type="float" office:value="6.7257485333" calcext:value-type="float">
            <text:p>6.725748533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26669" calcext:value-type="float">
            <text:p>6.626669</text:p>
          </table:table-cell>
          <table:table-cell office:value-type="float" office:value="6.7267579533" calcext:value-type="float">
            <text:p>6.72675795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12339" calcext:value-type="float">
            <text:p>6.612339</text:p>
          </table:table-cell>
          <table:table-cell office:value-type="float" office:value="6.7279291133" calcext:value-type="float">
            <text:p>6.7279291133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98939" calcext:value-type="float">
            <text:p>6.598939</text:p>
          </table:table-cell>
          <table:table-cell office:value-type="float" office:value="6.72925112" calcext:value-type="float">
            <text:p>6.72925112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586376" calcext:value-type="float">
            <text:p>6.586376</text:p>
          </table:table-cell>
          <table:table-cell office:value-type="float" office:value="6.7307140333" calcext:value-type="float">
            <text:p>6.7307140333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74569" calcext:value-type="float">
            <text:p>6.574569</text:p>
          </table:table-cell>
          <table:table-cell office:value-type="float" office:value="6.7323081667" calcext:value-type="float">
            <text:p>6.732308166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63452" calcext:value-type="float">
            <text:p>6.563452</text:p>
          </table:table-cell>
          <table:table-cell office:value-type="float" office:value="6.7340234067" calcext:value-type="float">
            <text:p>6.7340234067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552939" calcext:value-type="float">
            <text:p>6.552939</text:p>
          </table:table-cell>
          <table:table-cell office:value-type="float" office:value="6.73584884" calcext:value-type="float">
            <text:p>6.73584884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542876" calcext:value-type="float">
            <text:p>6.542876</text:p>
          </table:table-cell>
          <table:table-cell office:value-type="float" office:value="6.737773" calcext:value-type="float">
            <text:p>6.73777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33009" calcext:value-type="float">
            <text:p>6.533009</text:p>
          </table:table-cell>
          <table:table-cell office:value-type="float" office:value="6.73978486" calcext:value-type="float">
            <text:p>6.73978486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52299" calcext:value-type="float">
            <text:p>6.52299</text:p>
          </table:table-cell>
          <table:table-cell office:value-type="float" office:value="6.7418752133" calcext:value-type="float">
            <text:p>6.7418752133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512427" calcext:value-type="float">
            <text:p>6.512427</text:p>
          </table:table-cell>
          <table:table-cell office:value-type="float" office:value="6.74403802" calcext:value-type="float">
            <text:p>6.74403802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500991" calcext:value-type="float">
            <text:p>6.500991</text:p>
          </table:table-cell>
          <table:table-cell office:value-type="float" office:value="6.7462712267" calcext:value-type="float">
            <text:p>6.746271226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48855" calcext:value-type="float">
            <text:p>6.48855</text:p>
          </table:table-cell>
          <table:table-cell office:value-type="float" office:value="6.7485764933" calcext:value-type="float">
            <text:p>6.748576493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47532" calcext:value-type="float">
            <text:p>6.47532</text:p>
          </table:table-cell>
          <table:table-cell office:value-type="float" office:value="6.7509576467" calcext:value-type="float">
            <text:p>6.750957646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461983" calcext:value-type="float">
            <text:p>6.461983</text:p>
          </table:table-cell>
          <table:table-cell office:value-type="float" office:value="6.7534178" calcext:value-type="float">
            <text:p>6.7534178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449746" calcext:value-type="float">
            <text:p>6.449746</text:p>
          </table:table-cell>
          <table:table-cell office:value-type="float" office:value="6.75595546" calcext:value-type="float">
            <text:p>6.75595546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440329" calcext:value-type="float">
            <text:p>6.440329</text:p>
          </table:table-cell>
          <table:table-cell office:value-type="float" office:value="6.75856026" calcext:value-type="float">
            <text:p>6.75856026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435913" calcext:value-type="float">
            <text:p>6.435913</text:p>
          </table:table-cell>
          <table:table-cell office:value-type="float" office:value="6.7612089867" calcext:value-type="float">
            <text:p>6.761208986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439151" calcext:value-type="float">
            <text:p>6.439151</text:p>
          </table:table-cell>
          <table:table-cell office:value-type="float" office:value="6.7638623933" calcext:value-type="float">
            <text:p>6.76386239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53584" calcext:value-type="float">
            <text:p>6.453584</text:p>
          </table:table-cell>
          <table:table-cell office:value-type="float" office:value="6.7664624533" calcext:value-type="float">
            <text:p>6.7664624533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485576" calcext:value-type="float">
            <text:p>6.485576</text:p>
          </table:table-cell>
          <table:table-cell office:value-type="float" office:value="6.7689273067" calcext:value-type="float">
            <text:p>6.768927306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53716" calcext:value-type="float">
            <text:p>6.553716</text:p>
          </table:table-cell>
          <table:table-cell office:value-type="float" office:value="6.77113362" calcext:value-type="float">
            <text:p>6.77113362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72585" calcext:value-type="float">
            <text:p>6.772585</text:p>
          </table:table-cell>
          <table:table-cell office:value-type="float" office:value="6.77283614" calcext:value-type="float">
            <text:p>6.77283614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212356" calcext:value-type="float">
            <text:p>5.212356</text:p>
          </table:table-cell>
          <table:table-cell office:value-type="float" office:value="6.7730283467" calcext:value-type="float">
            <text:p>6.7730283467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238411" calcext:value-type="float">
            <text:p>6.238411</text:p>
          </table:table-cell>
          <table:table-cell office:value-type="float" office:value="6.78357162" calcext:value-type="float">
            <text:p>6.7835716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364385" calcext:value-type="float">
            <text:p>6.364385</text:p>
          </table:table-cell>
          <table:table-cell office:value-type="float" office:value="6.78722606" calcext:value-type="float">
            <text:p>6.78722606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426526" calcext:value-type="float">
            <text:p>6.426526</text:p>
          </table:table-cell>
          <table:table-cell office:value-type="float" office:value="6.7899936067" calcext:value-type="float">
            <text:p>6.789993606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467577" calcext:value-type="float">
            <text:p>6.467577</text:p>
          </table:table-cell>
          <table:table-cell office:value-type="float" office:value="6.7922985867" calcext:value-type="float">
            <text:p>6.792298586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496671" calcext:value-type="float">
            <text:p>6.496671</text:p>
          </table:table-cell>
          <table:table-cell office:value-type="float" office:value="6.79427608" calcext:value-type="float">
            <text:p>6.7942760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16684" calcext:value-type="float">
            <text:p>6.516684</text:p>
          </table:table-cell>
          <table:table-cell office:value-type="float" office:value="6.79599534" calcext:value-type="float">
            <text:p>6.79599534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28906" calcext:value-type="float">
            <text:p>6.528906</text:p>
          </table:table-cell>
          <table:table-cell office:value-type="float" office:value="6.7975021933" calcext:value-type="float">
            <text:p>6.797502193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34311" calcext:value-type="float">
            <text:p>6.534311</text:p>
          </table:table-cell>
          <table:table-cell office:value-type="float" office:value="6.7988316067" calcext:value-type="float">
            <text:p>6.798831606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34001" calcext:value-type="float">
            <text:p>6.534001</text:p>
          </table:table-cell>
          <table:table-cell office:value-type="float" office:value="6.8000127533" calcext:value-type="float">
            <text:p>6.800012753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29349" calcext:value-type="float">
            <text:p>6.529349</text:p>
          </table:table-cell>
          <table:table-cell office:value-type="float" office:value="6.8010713533" calcext:value-type="float">
            <text:p>6.8010713533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22007" calcext:value-type="float">
            <text:p>6.522007</text:p>
          </table:table-cell>
          <table:table-cell office:value-type="float" office:value="6.8020306" calcext:value-type="float">
            <text:p>6.8020306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13812" calcext:value-type="float">
            <text:p>6.513812</text:p>
          </table:table-cell>
          <table:table-cell office:value-type="float" office:value="6.8029109267" calcext:value-type="float">
            <text:p>6.802910926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06623" calcext:value-type="float">
            <text:p>6.506623</text:p>
          </table:table-cell>
          <table:table-cell office:value-type="float" office:value="6.80372886" calcext:value-type="float">
            <text:p>6.80372886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02126" calcext:value-type="float">
            <text:p>6.502126</text:p>
          </table:table-cell>
          <table:table-cell office:value-type="float" office:value="6.8044954267" calcext:value-type="float">
            <text:p>6.804495426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01633" calcext:value-type="float">
            <text:p>6.501633</text:p>
          </table:table-cell>
          <table:table-cell office:value-type="float" office:value="6.8052145133" calcext:value-type="float">
            <text:p>6.805214513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05932" calcext:value-type="float">
            <text:p>6.505932</text:p>
          </table:table-cell>
          <table:table-cell office:value-type="float" office:value="6.8058817933" calcext:value-type="float">
            <text:p>6.8058817933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515209" calcext:value-type="float">
            <text:p>6.515209</text:p>
          </table:table-cell>
          <table:table-cell office:value-type="float" office:value="6.8064845267" calcext:value-type="float">
            <text:p>6.806484526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529077" calcext:value-type="float">
            <text:p>6.529077</text:p>
          </table:table-cell>
          <table:table-cell office:value-type="float" office:value="6.8070024333" calcext:value-type="float">
            <text:p>6.8070024333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46676" calcext:value-type="float">
            <text:p>6.546676</text:p>
          </table:table-cell>
          <table:table-cell office:value-type="float" office:value="6.8074094467" calcext:value-type="float">
            <text:p>6.807409446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566859" calcext:value-type="float">
            <text:p>6.566859</text:p>
          </table:table-cell>
          <table:table-cell office:value-type="float" office:value="6.8076762733" calcext:value-type="float">
            <text:p>6.807676273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58839" calcext:value-type="float">
            <text:p>6.58839</text:p>
          </table:table-cell>
          <table:table-cell office:value-type="float" office:value="6.8077732333" calcext:value-type="float">
            <text:p>6.807773233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10128" calcext:value-type="float">
            <text:p>6.610128</text:p>
          </table:table-cell>
          <table:table-cell office:value-type="float" office:value="6.80767308" calcext:value-type="float">
            <text:p>6.80767308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31164" calcext:value-type="float">
            <text:p>6.631164</text:p>
          </table:table-cell>
          <table:table-cell office:value-type="float" office:value="6.8073533733" calcext:value-type="float">
            <text:p>6.8073533733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50887" calcext:value-type="float">
            <text:p>6.650887</text:p>
          </table:table-cell>
          <table:table-cell office:value-type="float" office:value="6.8067981" calcext:value-type="float">
            <text:p>6.8067981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68976" calcext:value-type="float">
            <text:p>6.668976</text:p>
          </table:table-cell>
          <table:table-cell office:value-type="float" office:value="6.80599824" calcext:value-type="float">
            <text:p>6.80599824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85354" calcext:value-type="float">
            <text:p>6.685354</text:p>
          </table:table-cell>
          <table:table-cell office:value-type="float" office:value="6.8049512867" calcext:value-type="float">
            <text:p>6.804951286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00102" calcext:value-type="float">
            <text:p>6.700102</text:p>
          </table:table-cell>
          <table:table-cell office:value-type="float" office:value="6.8036597533" calcext:value-type="float">
            <text:p>6.8036597533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1339" calcext:value-type="float">
            <text:p>6.71339</text:p>
          </table:table-cell>
          <table:table-cell office:value-type="float" office:value="6.8021292333" calcext:value-type="float">
            <text:p>6.802129233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2543" calcext:value-type="float">
            <text:p>6.72543</text:p>
          </table:table-cell>
          <table:table-cell office:value-type="float" office:value="6.8003664" calcext:value-type="float">
            <text:p>6.8003664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36445" calcext:value-type="float">
            <text:p>6.736445</text:p>
          </table:table-cell>
          <table:table-cell office:value-type="float" office:value="6.7983777133" calcext:value-type="float">
            <text:p>6.798377713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46677" calcext:value-type="float">
            <text:p>6.746677</text:p>
          </table:table-cell>
          <table:table-cell office:value-type="float" office:value="6.7961693933" calcext:value-type="float">
            <text:p>6.7961693933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56371" calcext:value-type="float">
            <text:p>6.756371</text:p>
          </table:table-cell>
          <table:table-cell office:value-type="float" office:value="6.7937489867" calcext:value-type="float">
            <text:p>6.7937489867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65772" calcext:value-type="float">
            <text:p>6.765772</text:p>
          </table:table-cell>
          <table:table-cell office:value-type="float" office:value="6.7911291133" calcext:value-type="float">
            <text:p>6.791129113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75086" calcext:value-type="float">
            <text:p>6.775086</text:p>
          </table:table-cell>
          <table:table-cell office:value-type="float" office:value="6.7883347667" calcext:value-type="float">
            <text:p>6.7883347667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84439" calcext:value-type="float">
            <text:p>6.784439</text:p>
          </table:table-cell>
          <table:table-cell office:value-type="float" office:value="6.7854232133" calcext:value-type="float">
            <text:p>6.785423213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93837" calcext:value-type="float">
            <text:p>6.793837</text:p>
          </table:table-cell>
          <table:table-cell office:value-type="float" office:value="6.7826038067" calcext:value-type="float">
            <text:p>6.782603806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03153" calcext:value-type="float">
            <text:p>6.803153</text:p>
          </table:table-cell>
          <table:table-cell office:value-type="float" office:value="6.7764471333" calcext:value-type="float">
            <text:p>6.776447133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12136" calcext:value-type="float">
            <text:p>6.812136</text:p>
          </table:table-cell>
          <table:table-cell office:value-type="float" office:value="6.7725711067" calcext:value-type="float">
            <text:p>6.772571106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20457" calcext:value-type="float">
            <text:p>6.820457</text:p>
          </table:table-cell>
          <table:table-cell office:value-type="float" office:value="6.7688287867" calcext:value-type="float">
            <text:p>6.7688287867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27772" calcext:value-type="float">
            <text:p>6.827772</text:p>
          </table:table-cell>
          <table:table-cell office:value-type="float" office:value="6.7651735667" calcext:value-type="float">
            <text:p>6.765173566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33786" calcext:value-type="float">
            <text:p>6.833786</text:p>
          </table:table-cell>
          <table:table-cell office:value-type="float" office:value="6.7616352667" calcext:value-type="float">
            <text:p>6.7616352667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383" calcext:value-type="float">
            <text:p>6.8383</text:p>
          </table:table-cell>
          <table:table-cell office:value-type="float" office:value="6.75825684" calcext:value-type="float">
            <text:p>6.75825684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841242" calcext:value-type="float">
            <text:p>6.841242</text:p>
          </table:table-cell>
          <table:table-cell office:value-type="float" office:value="6.7550792067" calcext:value-type="float">
            <text:p>6.755079206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42661" calcext:value-type="float">
            <text:p>6.842661</text:p>
          </table:table-cell>
          <table:table-cell office:value-type="float" office:value="6.75213434" calcext:value-type="float">
            <text:p>6.75213434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42705" calcext:value-type="float">
            <text:p>6.842705</text:p>
          </table:table-cell>
          <table:table-cell office:value-type="float" office:value="6.7494413867" calcext:value-type="float">
            <text:p>6.749441386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41591" calcext:value-type="float">
            <text:p>6.841591</text:p>
          </table:table-cell>
          <table:table-cell office:value-type="float" office:value="6.7470047933" calcext:value-type="float">
            <text:p>6.747004793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39568" calcext:value-type="float">
            <text:p>6.839568</text:p>
          </table:table-cell>
          <table:table-cell office:value-type="float" office:value="6.7448141733" calcext:value-type="float">
            <text:p>6.7448141733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36881" calcext:value-type="float">
            <text:p>6.836881</text:p>
          </table:table-cell>
          <table:table-cell office:value-type="float" office:value="6.7428458467" calcext:value-type="float">
            <text:p>6.742845846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33739" calcext:value-type="float">
            <text:p>6.833739</text:p>
          </table:table-cell>
          <table:table-cell office:value-type="float" office:value="6.7410658867" calcext:value-type="float">
            <text:p>6.7410658867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30284" calcext:value-type="float">
            <text:p>6.830284</text:p>
          </table:table-cell>
          <table:table-cell office:value-type="float" office:value="6.7394342867" calcext:value-type="float">
            <text:p>6.739434286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26571" calcext:value-type="float">
            <text:p>6.826571</text:p>
          </table:table-cell>
          <table:table-cell office:value-type="float" office:value="6.7379097133" calcext:value-type="float">
            <text:p>6.7379097133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822539" calcext:value-type="float">
            <text:p>6.822539</text:p>
          </table:table-cell>
          <table:table-cell office:value-type="float" office:value="6.7364542133" calcext:value-type="float">
            <text:p>6.736454213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18021" calcext:value-type="float">
            <text:p>6.818021</text:p>
          </table:table-cell>
          <table:table-cell office:value-type="float" office:value="6.7350374267" calcext:value-type="float">
            <text:p>6.7350374267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12756" calcext:value-type="float">
            <text:p>6.812756</text:p>
          </table:table-cell>
          <table:table-cell office:value-type="float" office:value="6.73363958" calcext:value-type="float">
            <text:p>6.7336395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06439" calcext:value-type="float">
            <text:p>6.806439</text:p>
          </table:table-cell>
          <table:table-cell office:value-type="float" office:value="6.7322531533" calcext:value-type="float">
            <text:p>6.732253153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9879" calcext:value-type="float">
            <text:p>6.79879</text:p>
          </table:table-cell>
          <table:table-cell office:value-type="float" office:value="6.7308829333" calcext:value-type="float">
            <text:p>6.730882933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89619" calcext:value-type="float">
            <text:p>6.789619</text:p>
          </table:table-cell>
          <table:table-cell office:value-type="float" office:value="6.72954464" calcext:value-type="float">
            <text:p>6.72954464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78898" calcext:value-type="float">
            <text:p>6.778898</text:p>
          </table:table-cell>
          <table:table-cell office:value-type="float" office:value="6.7282624467" calcext:value-type="float">
            <text:p>6.728262446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66786" calcext:value-type="float">
            <text:p>6.766786</text:p>
          </table:table-cell>
          <table:table-cell office:value-type="float" office:value="6.7270657" calcext:value-type="float">
            <text:p>6.7270657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53633" calcext:value-type="float">
            <text:p>6.753633</text:p>
          </table:table-cell>
          <table:table-cell office:value-type="float" office:value="6.7259854933" calcext:value-type="float">
            <text:p>6.7259854933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39927" calcext:value-type="float">
            <text:p>6.739927</text:p>
          </table:table-cell>
          <table:table-cell office:value-type="float" office:value="6.7250514133" calcext:value-type="float">
            <text:p>6.72505141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26218" calcext:value-type="float">
            <text:p>6.726218</text:p>
          </table:table-cell>
          <table:table-cell office:value-type="float" office:value="6.7242888933" calcext:value-type="float">
            <text:p>6.7242888933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13015" calcext:value-type="float">
            <text:p>6.713015</text:p>
          </table:table-cell>
          <table:table-cell office:value-type="float" office:value="6.72371738" calcext:value-type="float">
            <text:p>6.72371738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00683" calcext:value-type="float">
            <text:p>6.700683</text:p>
          </table:table-cell>
          <table:table-cell office:value-type="float" office:value="6.7233494467" calcext:value-type="float">
            <text:p>6.723349446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89353" calcext:value-type="float">
            <text:p>6.689353</text:p>
          </table:table-cell>
          <table:table-cell office:value-type="float" office:value="6.7231907867" calcext:value-type="float">
            <text:p>6.723190786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78873" calcext:value-type="float">
            <text:p>6.678873</text:p>
          </table:table-cell>
          <table:table-cell office:value-type="float" office:value="6.7232411" calcext:value-type="float">
            <text:p>6.723241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68812" calcext:value-type="float">
            <text:p>6.668812</text:p>
          </table:table-cell>
          <table:table-cell office:value-type="float" office:value="6.7234955533" calcext:value-type="float">
            <text:p>6.723495553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58522" calcext:value-type="float">
            <text:p>6.658522</text:p>
          </table:table-cell>
          <table:table-cell office:value-type="float" office:value="6.7239466867" calcext:value-type="float">
            <text:p>6.7239466867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4727" calcext:value-type="float">
            <text:p>6.64727</text:p>
          </table:table-cell>
          <table:table-cell office:value-type="float" office:value="6.7245863133" calcext:value-type="float">
            <text:p>6.7245863133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634406" calcext:value-type="float">
            <text:p>6.634406</text:p>
          </table:table-cell>
          <table:table-cell office:value-type="float" office:value="6.7254071067" calcext:value-type="float">
            <text:p>6.7254071067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19553" calcext:value-type="float">
            <text:p>6.619553</text:p>
          </table:table-cell>
          <table:table-cell office:value-type="float" office:value="6.7264034667" calcext:value-type="float">
            <text:p>6.7264034667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602762" calcext:value-type="float">
            <text:p>6.602762</text:p>
          </table:table-cell>
          <table:table-cell office:value-type="float" office:value="6.7275714067" calcext:value-type="float">
            <text:p>6.727571406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584588" calcext:value-type="float">
            <text:p>6.584588</text:p>
          </table:table-cell>
          <table:table-cell office:value-type="float" office:value="6.7289075067" calcext:value-type="float">
            <text:p>6.728907506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566069" calcext:value-type="float">
            <text:p>6.566069</text:p>
          </table:table-cell>
          <table:table-cell office:value-type="float" office:value="6.7304071467" calcext:value-type="float">
            <text:p>6.730407146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48579" calcext:value-type="float">
            <text:p>6.548579</text:p>
          </table:table-cell>
          <table:table-cell office:value-type="float" office:value="6.73206244" calcext:value-type="float">
            <text:p>6.7320624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3359" calcext:value-type="float">
            <text:p>6.53359</text:p>
          </table:table-cell>
          <table:table-cell office:value-type="float" office:value="6.7338605333" calcext:value-type="float">
            <text:p>6.7338605333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522391" calcext:value-type="float">
            <text:p>6.522391</text:p>
          </table:table-cell>
          <table:table-cell office:value-type="float" office:value="6.7357826867" calcext:value-type="float">
            <text:p>6.735782686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515856" calcext:value-type="float">
            <text:p>6.515856</text:p>
          </table:table-cell>
          <table:table-cell office:value-type="float" office:value="6.7378045333" calcext:value-type="float">
            <text:p>6.7378045333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14328" calcext:value-type="float">
            <text:p>6.514328</text:p>
          </table:table-cell>
          <table:table-cell office:value-type="float" office:value="6.7398972667" calcext:value-type="float">
            <text:p>6.7398972667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17694" calcext:value-type="float">
            <text:p>6.517694</text:p>
          </table:table-cell>
          <table:table-cell office:value-type="float" office:value="6.7420293467" calcext:value-type="float">
            <text:p>6.7420293467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525691" calcext:value-type="float">
            <text:p>6.525691</text:p>
          </table:table-cell>
          <table:table-cell office:value-type="float" office:value="6.74416782" calcext:value-type="float">
            <text:p>6.74416782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538435" calcext:value-type="float">
            <text:p>6.538435</text:p>
          </table:table-cell>
          <table:table-cell office:value-type="float" office:value="6.7462780933" calcext:value-type="float">
            <text:p>6.7462780933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557118" calcext:value-type="float">
            <text:p>6.557118</text:p>
          </table:table-cell>
          <table:table-cell office:value-type="float" office:value="6.74832104" calcext:value-type="float">
            <text:p>6.74832104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584811" calcext:value-type="float">
            <text:p>6.584811</text:p>
          </table:table-cell>
          <table:table-cell office:value-type="float" office:value="6.75024634" calcext:value-type="float">
            <text:p>6.75024634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27285" calcext:value-type="float">
            <text:p>6.627285</text:p>
          </table:table-cell>
          <table:table-cell office:value-type="float" office:value="6.7519812733" calcext:value-type="float">
            <text:p>6.751981273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93816" calcext:value-type="float">
            <text:p>6.693816</text:p>
          </table:table-cell>
          <table:table-cell office:value-type="float" office:value="6.7534145133" calcext:value-type="float">
            <text:p>6.753414513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98132" calcext:value-type="float">
            <text:p>6.798132</text:p>
          </table:table-cell>
          <table:table-cell office:value-type="float" office:value="6.7543745533" calcext:value-type="float">
            <text:p>6.754374553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960202" calcext:value-type="float">
            <text:p>6.960202</text:p>
          </table:table-cell>
          <table:table-cell office:value-type="float" office:value="6.7546013333" calcext:value-type="float">
            <text:p>6.754601333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211337" calcext:value-type="float">
            <text:p>7.211337</text:p>
          </table:table-cell>
          <table:table-cell office:value-type="float" office:value="6.75370516" calcext:value-type="float">
            <text:p>6.75370516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611375" calcext:value-type="float">
            <text:p>7.611375</text:p>
          </table:table-cell>
          <table:table-cell office:value-type="float" office:value="6.7510907067" calcext:value-type="float">
            <text:p>6.751090706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318898" calcext:value-type="float">
            <text:p>8.318898</text:p>
          </table:table-cell>
          <table:table-cell office:value-type="float" office:value="6.7457656533" calcext:value-type="float">
            <text:p>6.745765653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.046832" calcext:value-type="float">
            <text:p>10.046832</text:p>
          </table:table-cell>
          <table:table-cell office:value-type="float" office:value="6.7356807533" calcext:value-type="float">
            <text:p>6.7356807533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.046832" calcext:value-type="float">
            <text:p>10.046832</text:p>
          </table:table-cell>
          <table:table-cell office:value-type="float" office:value="6.71403256" calcext:value-type="float">
            <text:p>6.71403256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.046832" calcext:value-type="float">
            <text:p>10.046832</text:p>
          </table:table-cell>
          <table:table-cell office:value-type="float" office:value="6.6923372867" calcext:value-type="float">
            <text:p>6.692337286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83565" calcext:value-type="float">
            <text:p>4.83565</text:p>
          </table:table-cell>
          <table:table-cell office:value-type="float" office:value="6.6705883733" calcext:value-type="float">
            <text:p>6.670588373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913106" calcext:value-type="float">
            <text:p>5.913106</text:p>
          </table:table-cell>
          <table:table-cell office:value-type="float" office:value="6.6835174533" calcext:value-type="float">
            <text:p>6.683517453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455673" calcext:value-type="float">
            <text:p>6.455673</text:p>
          </table:table-cell>
          <table:table-cell office:value-type="float" office:value="6.68918856" calcext:value-type="float">
            <text:p>6.68918856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83012" calcext:value-type="float">
            <text:p>6.783012</text:p>
          </table:table-cell>
          <table:table-cell office:value-type="float" office:value="6.69115516" calcext:value-type="float">
            <text:p>6.69115516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982928" calcext:value-type="float">
            <text:p>6.982928</text:p>
          </table:table-cell>
          <table:table-cell office:value-type="float" office:value="6.6908404" calcext:value-type="float">
            <text:p>6.6908404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091913" calcext:value-type="float">
            <text:p>7.091913</text:p>
          </table:table-cell>
          <table:table-cell office:value-type="float" office:value="6.6890841667" calcext:value-type="float">
            <text:p>6.6890841667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131499" calcext:value-type="float">
            <text:p>7.131499</text:p>
          </table:table-cell>
          <table:table-cell office:value-type="float" office:value="6.68648612" calcext:value-type="float">
            <text:p>6.68648612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11857" calcext:value-type="float">
            <text:p>7.11857</text:p>
          </table:table-cell>
          <table:table-cell office:value-type="float" office:value="6.68350586" calcext:value-type="float">
            <text:p>6.68350586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068426" calcext:value-type="float">
            <text:p>7.068426</text:p>
          </table:table-cell>
          <table:table-cell office:value-type="float" office:value="6.6804938333" calcext:value-type="float">
            <text:p>6.680493833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995311" calcext:value-type="float">
            <text:p>6.995311</text:p>
          </table:table-cell>
          <table:table-cell office:value-type="float" office:value="6.6777015333" calcext:value-type="float">
            <text:p>6.6777015333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911979" calcext:value-type="float">
            <text:p>6.911979</text:p>
          </table:table-cell>
          <table:table-cell office:value-type="float" office:value="6.67528808" calcext:value-type="float">
            <text:p>6.6752880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29025" calcext:value-type="float">
            <text:p>6.829025</text:p>
          </table:table-cell>
          <table:table-cell office:value-type="float" office:value="6.6733298333" calcext:value-type="float">
            <text:p>6.6733298333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54354" calcext:value-type="float">
            <text:p>6.754354</text:p>
          </table:table-cell>
          <table:table-cell office:value-type="float" office:value="6.6718346133" calcext:value-type="float">
            <text:p>6.6718346133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92972" calcext:value-type="float">
            <text:p>6.692972</text:p>
          </table:table-cell>
          <table:table-cell office:value-type="float" office:value="6.6707596267" calcext:value-type="float">
            <text:p>6.6707596267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47172" calcext:value-type="float">
            <text:p>6.647172</text:p>
          </table:table-cell>
          <table:table-cell office:value-type="float" office:value="6.67003058" calcext:value-type="float">
            <text:p>6.67003058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17015" calcext:value-type="float">
            <text:p>6.617015</text:p>
          </table:table-cell>
          <table:table-cell office:value-type="float" office:value="6.66955914" calcext:value-type="float">
            <text:p>6.66955914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00992" calcext:value-type="float">
            <text:p>6.600992</text:p>
          </table:table-cell>
          <table:table-cell office:value-type="float" office:value="6.66925648" calcext:value-type="float">
            <text:p>6.66925648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596695" calcext:value-type="float">
            <text:p>6.596695</text:p>
          </table:table-cell>
          <table:table-cell office:value-type="float" office:value="6.6690417667" calcext:value-type="float">
            <text:p>6.669041766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014" calcext:value-type="float">
            <text:p>6.6014</text:p>
          </table:table-cell>
          <table:table-cell office:value-type="float" office:value="6.6688457933" calcext:value-type="float">
            <text:p>6.668845793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12484" calcext:value-type="float">
            <text:p>6.612484</text:p>
          </table:table-cell>
          <table:table-cell office:value-type="float" office:value="6.6686108333" calcext:value-type="float">
            <text:p>6.6686108333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27684" calcext:value-type="float">
            <text:p>6.627684</text:p>
          </table:table-cell>
          <table:table-cell office:value-type="float" office:value="6.6682884533" calcext:value-type="float">
            <text:p>6.668288453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45205" calcext:value-type="float">
            <text:p>6.645205</text:p>
          </table:table-cell>
          <table:table-cell office:value-type="float" office:value="6.6678367133" calcext:value-type="float">
            <text:p>6.667836713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663722" calcext:value-type="float">
            <text:p>6.663722</text:p>
          </table:table-cell>
          <table:table-cell office:value-type="float" office:value="6.6672179467" calcext:value-type="float">
            <text:p>6.667217946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82314" calcext:value-type="float">
            <text:p>6.682314</text:p>
          </table:table-cell>
          <table:table-cell office:value-type="float" office:value="6.6663976533" calcext:value-type="float">
            <text:p>6.666397653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00365" calcext:value-type="float">
            <text:p>6.700365</text:p>
          </table:table-cell>
          <table:table-cell office:value-type="float" office:value="6.6653444067" calcext:value-type="float">
            <text:p>6.6653444067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17477" calcext:value-type="float">
            <text:p>6.717477</text:p>
          </table:table-cell>
          <table:table-cell office:value-type="float" office:value="6.66403042" calcext:value-type="float">
            <text:p>6.66403042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33395" calcext:value-type="float">
            <text:p>6.733395</text:p>
          </table:table-cell>
          <table:table-cell office:value-type="float" office:value="6.6624320333" calcext:value-type="float">
            <text:p>6.6624320333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47975" calcext:value-type="float">
            <text:p>6.747975</text:p>
          </table:table-cell>
          <table:table-cell office:value-type="float" office:value="6.6605294333" calcext:value-type="float">
            <text:p>6.660529433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61172" calcext:value-type="float">
            <text:p>6.761172</text:p>
          </table:table-cell>
          <table:table-cell office:value-type="float" office:value="6.6583047867" calcext:value-type="float">
            <text:p>6.658304786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73041" calcext:value-type="float">
            <text:p>6.773041</text:p>
          </table:table-cell>
          <table:table-cell office:value-type="float" office:value="6.6557376333" calcext:value-type="float">
            <text:p>6.655737633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83724" calcext:value-type="float">
            <text:p>6.783724</text:p>
          </table:table-cell>
          <table:table-cell office:value-type="float" office:value="6.6527954" calcext:value-type="float">
            <text:p>6.6527954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93423" calcext:value-type="float">
            <text:p>6.793423</text:p>
          </table:table-cell>
          <table:table-cell office:value-type="float" office:value="6.6494132933" calcext:value-type="float">
            <text:p>6.6494132933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02343" calcext:value-type="float">
            <text:p>6.802343</text:p>
          </table:table-cell>
          <table:table-cell office:value-type="float" office:value="6.6454438933" calcext:value-type="float">
            <text:p>6.645443893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1064" calcext:value-type="float">
            <text:p>6.81064</text:p>
          </table:table-cell>
          <table:table-cell office:value-type="float" office:value="6.6404880333" calcext:value-type="float">
            <text:p>6.640488033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18376" calcext:value-type="float">
            <text:p>6.818376</text:p>
          </table:table-cell>
          <table:table-cell office:value-type="float" office:value="6.6329037667" calcext:value-type="float">
            <text:p>6.632903766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25496" calcext:value-type="float">
            <text:p>6.825496</text:p>
          </table:table-cell>
          <table:table-cell office:value-type="float" office:value="6.6252679267" calcext:value-type="float">
            <text:p>6.6252679267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31855" calcext:value-type="float">
            <text:p>6.831855</text:p>
          </table:table-cell>
          <table:table-cell office:value-type="float" office:value="6.62784934" calcext:value-type="float">
            <text:p>6.62784934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837267" calcext:value-type="float">
            <text:p>6.837267</text:p>
          </table:table-cell>
          <table:table-cell office:value-type="float" office:value="6.62765304" calcext:value-type="float">
            <text:p>6.62765304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841563" calcext:value-type="float">
            <text:p>6.841563</text:p>
          </table:table-cell>
          <table:table-cell office:value-type="float" office:value="6.6265062933" calcext:value-type="float">
            <text:p>6.6265062933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844655" calcext:value-type="float">
            <text:p>6.844655</text:p>
          </table:table-cell>
          <table:table-cell office:value-type="float" office:value="6.6248667333" calcext:value-type="float">
            <text:p>6.624866733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846562" calcext:value-type="float">
            <text:p>6.846562</text:p>
          </table:table-cell>
          <table:table-cell office:value-type="float" office:value="6.62292838" calcext:value-type="float">
            <text:p>6.62292838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47411" calcext:value-type="float">
            <text:p>6.847411</text:p>
          </table:table-cell>
          <table:table-cell office:value-type="float" office:value="6.6208008067" calcext:value-type="float">
            <text:p>6.6208008067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847408" calcext:value-type="float">
            <text:p>6.847408</text:p>
          </table:table-cell>
          <table:table-cell office:value-type="float" office:value="6.6185584533" calcext:value-type="float">
            <text:p>6.6185584533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846781" calcext:value-type="float">
            <text:p>6.846781</text:p>
          </table:table-cell>
          <table:table-cell office:value-type="float" office:value="6.61625718" calcext:value-type="float">
            <text:p>6.61625718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845723" calcext:value-type="float">
            <text:p>6.845723</text:p>
          </table:table-cell>
          <table:table-cell office:value-type="float" office:value="6.6139400533" calcext:value-type="float">
            <text:p>6.6139400533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44343" calcext:value-type="float">
            <text:p>6.844343</text:p>
          </table:table-cell>
          <table:table-cell office:value-type="float" office:value="6.6116394867" calcext:value-type="float">
            <text:p>6.6116394867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42632" calcext:value-type="float">
            <text:p>6.842632</text:p>
          </table:table-cell>
          <table:table-cell office:value-type="float" office:value="6.6093787667" calcext:value-type="float">
            <text:p>6.609378766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40466" calcext:value-type="float">
            <text:p>6.840466</text:p>
          </table:table-cell>
          <table:table-cell office:value-type="float" office:value="6.6071741933" calcext:value-type="float">
            <text:p>6.6071741933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837638" calcext:value-type="float">
            <text:p>6.837638</text:p>
          </table:table-cell>
          <table:table-cell office:value-type="float" office:value="6.6050379667" calcext:value-type="float">
            <text:p>6.605037966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833924" calcext:value-type="float">
            <text:p>6.833924</text:p>
          </table:table-cell>
          <table:table-cell office:value-type="float" office:value="6.6029812867" calcext:value-type="float">
            <text:p>6.602981286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82916" calcext:value-type="float">
            <text:p>6.82916</text:p>
          </table:table-cell>
          <table:table-cell office:value-type="float" office:value="6.60101682" calcext:value-type="float">
            <text:p>6.60101682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23312" calcext:value-type="float">
            <text:p>6.823312</text:p>
          </table:table-cell>
          <table:table-cell office:value-type="float" office:value="6.5991598267" calcext:value-type="float">
            <text:p>6.599159826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16523" calcext:value-type="float">
            <text:p>6.816523</text:p>
          </table:table-cell>
          <table:table-cell office:value-type="float" office:value="6.5974276" calcext:value-type="float">
            <text:p>6.5974276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09094" calcext:value-type="float">
            <text:p>6.809094</text:p>
          </table:table-cell>
          <table:table-cell office:value-type="float" office:value="6.5958374267" calcext:value-type="float">
            <text:p>6.595837426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01416" calcext:value-type="float">
            <text:p>6.801416</text:p>
          </table:table-cell>
          <table:table-cell office:value-type="float" office:value="6.5944038467" calcext:value-type="float">
            <text:p>6.5944038467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93847" calcext:value-type="float">
            <text:p>6.793847</text:p>
          </table:table-cell>
          <table:table-cell office:value-type="float" office:value="6.5931362133" calcext:value-type="float">
            <text:p>6.5931362133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86577" calcext:value-type="float">
            <text:p>6.786577</text:p>
          </table:table-cell>
          <table:table-cell office:value-type="float" office:value="6.5920374467" calcext:value-type="float">
            <text:p>6.592037446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79517" calcext:value-type="float">
            <text:p>6.779517</text:p>
          </table:table-cell>
          <table:table-cell office:value-type="float" office:value="6.59110456" calcext:value-type="float">
            <text:p>6.59110456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72273" calcext:value-type="float">
            <text:p>6.772273</text:p>
          </table:table-cell>
          <table:table-cell office:value-type="float" office:value="6.5903308067" calcext:value-type="float">
            <text:p>6.5903308067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64201" calcext:value-type="float">
            <text:p>6.764201</text:p>
          </table:table-cell>
          <table:table-cell office:value-type="float" office:value="6.5897088267" calcext:value-type="float">
            <text:p>6.589708826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5456" calcext:value-type="float">
            <text:p>6.75456</text:p>
          </table:table-cell>
          <table:table-cell office:value-type="float" office:value="6.5892338467" calcext:value-type="float">
            <text:p>6.589233846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42712" calcext:value-type="float">
            <text:p>6.742712</text:p>
          </table:table-cell>
          <table:table-cell office:value-type="float" office:value="6.58890594" calcext:value-type="float">
            <text:p>6.5889059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28318" calcext:value-type="float">
            <text:p>6.728318</text:p>
          </table:table-cell>
          <table:table-cell office:value-type="float" office:value="6.58873072" calcext:value-type="float">
            <text:p>6.58873072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11483" calcext:value-type="float">
            <text:p>6.711483</text:p>
          </table:table-cell>
          <table:table-cell office:value-type="float" office:value="6.58871824" calcext:value-type="float">
            <text:p>6.58871824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92791" calcext:value-type="float">
            <text:p>6.692791</text:p>
          </table:table-cell>
          <table:table-cell office:value-type="float" office:value="6.58888042" calcext:value-type="float">
            <text:p>6.5888804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73236" calcext:value-type="float">
            <text:p>6.673236</text:p>
          </table:table-cell>
          <table:table-cell office:value-type="float" office:value="6.5892277333" calcext:value-type="float">
            <text:p>6.5892277333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54056" calcext:value-type="float">
            <text:p>6.654056</text:p>
          </table:table-cell>
          <table:table-cell office:value-type="float" office:value="6.5897659667" calcext:value-type="float">
            <text:p>6.589765966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36502" calcext:value-type="float">
            <text:p>6.636502</text:p>
          </table:table-cell>
          <table:table-cell office:value-type="float" office:value="6.5904938267" calcext:value-type="float">
            <text:p>6.5904938267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21608" calcext:value-type="float">
            <text:p>6.621608</text:p>
          </table:table-cell>
          <table:table-cell office:value-type="float" office:value="6.5914020133" calcext:value-type="float">
            <text:p>6.5914020133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09989" calcext:value-type="float">
            <text:p>6.609989</text:p>
          </table:table-cell>
          <table:table-cell office:value-type="float" office:value="6.5924738933" calcext:value-type="float">
            <text:p>6.5924738933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01725" calcext:value-type="float">
            <text:p>6.601725</text:p>
          </table:table-cell>
          <table:table-cell office:value-type="float" office:value="6.5936877667" calcext:value-type="float">
            <text:p>6.593687766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596342" calcext:value-type="float">
            <text:p>6.596342</text:p>
          </table:table-cell>
          <table:table-cell office:value-type="float" office:value="6.5950201933" calcext:value-type="float">
            <text:p>6.595020193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592895" calcext:value-type="float">
            <text:p>6.592895</text:p>
          </table:table-cell>
          <table:table-cell office:value-type="float" office:value="6.5964497667" calcext:value-type="float">
            <text:p>6.5964497667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590129" calcext:value-type="float">
            <text:p>6.590129</text:p>
          </table:table-cell>
          <table:table-cell office:value-type="float" office:value="6.5979605733" calcext:value-type="float">
            <text:p>6.5979605733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5867" calcext:value-type="float">
            <text:p>6.5867</text:p>
          </table:table-cell>
          <table:table-cell office:value-type="float" office:value="6.5995446" calcext:value-type="float">
            <text:p>6.5995446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581403" calcext:value-type="float">
            <text:p>6.581403</text:p>
          </table:table-cell>
          <table:table-cell office:value-type="float" office:value="6.60120256" calcext:value-type="float">
            <text:p>6.60120256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573367" calcext:value-type="float">
            <text:p>6.573367</text:p>
          </table:table-cell>
          <table:table-cell office:value-type="float" office:value="6.6029429467" calcext:value-type="float">
            <text:p>6.602942946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562172" calcext:value-type="float">
            <text:p>6.562172</text:p>
          </table:table-cell>
          <table:table-cell office:value-type="float" office:value="6.6047794933" calcext:value-type="float">
            <text:p>6.6047794933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547873" calcext:value-type="float">
            <text:p>6.547873</text:p>
          </table:table-cell>
          <table:table-cell office:value-type="float" office:value="6.6067276733" calcext:value-type="float">
            <text:p>6.606727673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30908" calcext:value-type="float">
            <text:p>6.530908</text:p>
          </table:table-cell>
          <table:table-cell office:value-type="float" office:value="6.6088010133" calcext:value-type="float">
            <text:p>6.6088010133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11933" calcext:value-type="float">
            <text:p>6.511933</text:p>
          </table:table-cell>
          <table:table-cell office:value-type="float" office:value="6.6110082533" calcext:value-type="float">
            <text:p>6.61100825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491624" calcext:value-type="float">
            <text:p>6.491624</text:p>
          </table:table-cell>
          <table:table-cell office:value-type="float" office:value="6.6133519733" calcext:value-type="float">
            <text:p>6.613351973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470524" calcext:value-type="float">
            <text:p>6.470524</text:p>
          </table:table-cell>
          <table:table-cell office:value-type="float" office:value="6.6158289867" calcext:value-type="float">
            <text:p>6.6158289867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448965" calcext:value-type="float">
            <text:p>6.448965</text:p>
          </table:table-cell>
          <table:table-cell office:value-type="float" office:value="6.6184321267" calcext:value-type="float">
            <text:p>6.618432126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427127" calcext:value-type="float">
            <text:p>6.427127</text:p>
          </table:table-cell>
          <table:table-cell office:value-type="float" office:value="6.62115278" calcext:value-type="float">
            <text:p>6.62115278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405197" calcext:value-type="float">
            <text:p>6.405197</text:p>
          </table:table-cell>
          <table:table-cell office:value-type="float" office:value="6.62398298" calcext:value-type="float">
            <text:p>6.62398298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383616" calcext:value-type="float">
            <text:p>6.383616</text:p>
          </table:table-cell>
          <table:table-cell office:value-type="float" office:value="6.6269161333" calcext:value-type="float">
            <text:p>6.626916133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36339" calcext:value-type="float">
            <text:p>6.36339</text:p>
          </table:table-cell>
          <table:table-cell office:value-type="float" office:value="6.6299455667" calcext:value-type="float">
            <text:p>6.6299455667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34662" calcext:value-type="float">
            <text:p>6.34662</text:p>
          </table:table-cell>
          <table:table-cell office:value-type="float" office:value="6.6330603733" calcext:value-type="float">
            <text:p>6.6330603733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338353" calcext:value-type="float">
            <text:p>6.338353</text:p>
          </table:table-cell>
          <table:table-cell office:value-type="float" office:value="6.63623714" calcext:value-type="float">
            <text:p>6.63623714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361528" calcext:value-type="float">
            <text:p>6.361528</text:p>
          </table:table-cell>
          <table:table-cell office:value-type="float" office:value="6.6394189267" calcext:value-type="float">
            <text:p>6.639418926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.870336" calcext:value-type="float">
            <text:p>5.870336</text:p>
          </table:table-cell>
          <table:table-cell office:value-type="float" office:value="6.6423945667" calcext:value-type="float">
            <text:p>6.642394566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221749" calcext:value-type="float">
            <text:p>6.221749</text:p>
          </table:table-cell>
          <table:table-cell office:value-type="float" office:value="6.64858922" calcext:value-type="float">
            <text:p>6.64858922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250788" calcext:value-type="float">
            <text:p>6.250788</text:p>
          </table:table-cell>
          <table:table-cell office:value-type="float" office:value="6.6523787067" calcext:value-type="float">
            <text:p>6.652378706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272174" calcext:value-type="float">
            <text:p>6.272174</text:p>
          </table:table-cell>
          <table:table-cell office:value-type="float" office:value="6.6559029267" calcext:value-type="float">
            <text:p>6.655902926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297027" calcext:value-type="float">
            <text:p>6.297027</text:p>
          </table:table-cell>
          <table:table-cell office:value-type="float" office:value="6.6592024267" calcext:value-type="float">
            <text:p>6.659202426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327022" calcext:value-type="float">
            <text:p>6.327022</text:p>
          </table:table-cell>
          <table:table-cell office:value-type="float" office:value="6.6622442067" calcext:value-type="float">
            <text:p>6.6622442067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361655" calcext:value-type="float">
            <text:p>6.361655</text:p>
          </table:table-cell>
          <table:table-cell office:value-type="float" office:value="6.6649865867" calcext:value-type="float">
            <text:p>6.664986586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399512" calcext:value-type="float">
            <text:p>6.399512</text:p>
          </table:table-cell>
          <table:table-cell office:value-type="float" office:value="6.6673952867" calcext:value-type="float">
            <text:p>6.667395286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438718" calcext:value-type="float">
            <text:p>6.438718</text:p>
          </table:table-cell>
          <table:table-cell office:value-type="float" office:value="6.6694501667" calcext:value-type="float">
            <text:p>6.669450166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477216" calcext:value-type="float">
            <text:p>6.477216</text:p>
          </table:table-cell>
          <table:table-cell office:value-type="float" office:value="6.6711479867" calcext:value-type="float">
            <text:p>6.6711479867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512998" calcext:value-type="float">
            <text:p>6.512998</text:p>
          </table:table-cell>
          <table:table-cell office:value-type="float" office:value="6.67250236" calcext:value-type="float">
            <text:p>6.67250236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44319" calcext:value-type="float">
            <text:p>6.544319</text:p>
          </table:table-cell>
          <table:table-cell office:value-type="float" office:value="6.67354158" calcext:value-type="float">
            <text:p>6.67354158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69887" calcext:value-type="float">
            <text:p>6.569887</text:p>
          </table:table-cell>
          <table:table-cell office:value-type="float" office:value="6.67430498" calcext:value-type="float">
            <text:p>6.67430498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88999" calcext:value-type="float">
            <text:p>6.588999</text:p>
          </table:table-cell>
          <table:table-cell office:value-type="float" office:value="6.6748385133" calcext:value-type="float">
            <text:p>6.674838513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01598" calcext:value-type="float">
            <text:p>6.601598</text:p>
          </table:table-cell>
          <table:table-cell office:value-type="float" office:value="6.6751901733" calcext:value-type="float">
            <text:p>6.675190173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608246" calcext:value-type="float">
            <text:p>6.608246</text:p>
          </table:table-cell>
          <table:table-cell office:value-type="float" office:value="6.6754058333" calcext:value-type="float">
            <text:p>6.6754058333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10021" calcext:value-type="float">
            <text:p>6.610021</text:p>
          </table:table-cell>
          <table:table-cell office:value-type="float" office:value="6.6755258" calcext:value-type="float">
            <text:p>6.6755258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08344" calcext:value-type="float">
            <text:p>6.608344</text:p>
          </table:table-cell>
          <table:table-cell office:value-type="float" office:value="6.6755821467" calcext:value-type="float">
            <text:p>6.6755821467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04792" calcext:value-type="float">
            <text:p>6.604792</text:p>
          </table:table-cell>
          <table:table-cell office:value-type="float" office:value="6.6755968933" calcext:value-type="float">
            <text:p>6.6755968933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00906" calcext:value-type="float">
            <text:p>6.600906</text:p>
          </table:table-cell>
          <table:table-cell office:value-type="float" office:value="6.6755809333" calcext:value-type="float">
            <text:p>6.675580933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598046" calcext:value-type="float">
            <text:p>6.598046</text:p>
          </table:table-cell>
          <table:table-cell office:value-type="float" office:value="6.6755337667" calcext:value-type="float">
            <text:p>6.6755337667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9729" calcext:value-type="float">
            <text:p>6.59729</text:p>
          </table:table-cell>
          <table:table-cell office:value-type="float" office:value="6.6754440867" calcext:value-type="float">
            <text:p>6.675444086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599386" calcext:value-type="float">
            <text:p>6.599386</text:p>
          </table:table-cell>
          <table:table-cell office:value-type="float" office:value="6.6752913333" calcext:value-type="float">
            <text:p>6.6752913333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04755" calcext:value-type="float">
            <text:p>6.604755</text:p>
          </table:table-cell>
          <table:table-cell office:value-type="float" office:value="6.6750482067" calcext:value-type="float">
            <text:p>6.6750482067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13521" calcext:value-type="float">
            <text:p>6.613521</text:p>
          </table:table-cell>
          <table:table-cell office:value-type="float" office:value="6.6746839333" calcext:value-type="float">
            <text:p>6.6746839333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25549" calcext:value-type="float">
            <text:p>6.625549</text:p>
          </table:table-cell>
          <table:table-cell office:value-type="float" office:value="6.6741677467" calcext:value-type="float">
            <text:p>6.6741677467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40491" calcext:value-type="float">
            <text:p>6.640491</text:p>
          </table:table-cell>
          <table:table-cell office:value-type="float" office:value="6.6734721467" calcext:value-type="float">
            <text:p>6.673472146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657825" calcext:value-type="float">
            <text:p>6.657825</text:p>
          </table:table-cell>
          <table:table-cell office:value-type="float" office:value="6.6725751067" calcext:value-type="float">
            <text:p>6.6725751067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76884" calcext:value-type="float">
            <text:p>6.676884</text:p>
          </table:table-cell>
          <table:table-cell office:value-type="float" office:value="6.6714609333" calcext:value-type="float">
            <text:p>6.6714609333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969" calcext:value-type="float">
            <text:p>6.6969</text:p>
          </table:table-cell>
          <table:table-cell office:value-type="float" office:value="6.6701196667" calcext:value-type="float">
            <text:p>6.6701196667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17041" calcext:value-type="float">
            <text:p>6.717041</text:p>
          </table:table-cell>
          <table:table-cell office:value-type="float" office:value="6.66854534" calcext:value-type="float">
            <text:p>6.66854534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36482" calcext:value-type="float">
            <text:p>6.736482</text:p>
          </table:table-cell>
          <table:table-cell office:value-type="float" office:value="6.6682198658" calcext:value-type="float">
            <text:p>6.668219865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54466" calcext:value-type="float">
            <text:p>6.754466</text:p>
          </table:table-cell>
          <table:table-cell office:value-type="float" office:value="6.6677586351" calcext:value-type="float">
            <text:p>6.6677586351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70389" calcext:value-type="float">
            <text:p>6.770389</text:p>
          </table:table-cell>
          <table:table-cell office:value-type="float" office:value="6.6671687891" calcext:value-type="float">
            <text:p>6.6671687891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8386" calcext:value-type="float">
            <text:p>6.78386</text:p>
          </table:table-cell>
          <table:table-cell office:value-type="float" office:value="6.6664618014" calcext:value-type="float">
            <text:p>6.666461801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94744" calcext:value-type="float">
            <text:p>6.794744</text:p>
          </table:table-cell>
          <table:table-cell office:value-type="float" office:value="6.6656521586" calcext:value-type="float">
            <text:p>6.6656521586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03177" calcext:value-type="float">
            <text:p>6.803177</text:p>
          </table:table-cell>
          <table:table-cell office:value-type="float" office:value="6.6647556875" calcext:value-type="float">
            <text:p>6.664755687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09534" calcext:value-type="float">
            <text:p>6.809534</text:p>
          </table:table-cell>
          <table:table-cell office:value-type="float" office:value="6.6637877063" calcext:value-type="float">
            <text:p>6.6637877063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14363" calcext:value-type="float">
            <text:p>6.814363</text:p>
          </table:table-cell>
          <table:table-cell office:value-type="float" office:value="6.6627613239" calcext:value-type="float">
            <text:p>6.6627613239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818293" calcext:value-type="float">
            <text:p>6.818293</text:p>
          </table:table-cell>
          <table:table-cell office:value-type="float" office:value="6.6616861348" calcext:value-type="float">
            <text:p>6.661686134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821913" calcext:value-type="float">
            <text:p>6.821913</text:p>
          </table:table-cell>
          <table:table-cell office:value-type="float" office:value="6.6605675143" calcext:value-type="float">
            <text:p>6.660567514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825668" calcext:value-type="float">
            <text:p>6.825668</text:p>
          </table:table-cell>
          <table:table-cell office:value-type="float" office:value="6.6594067554" calcext:value-type="float">
            <text:p>6.6594067554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829766" calcext:value-type="float">
            <text:p>6.829766</text:p>
          </table:table-cell>
          <table:table-cell office:value-type="float" office:value="6.6582019638" calcext:value-type="float">
            <text:p>6.6582019638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83414" calcext:value-type="float">
            <text:p>6.83414</text:p>
          </table:table-cell>
          <table:table-cell office:value-type="float" office:value="6.6569496715" calcext:value-type="float">
            <text:p>6.656949671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838465" calcext:value-type="float">
            <text:p>6.838465</text:p>
          </table:table-cell>
          <table:table-cell office:value-type="float" office:value="6.6556468015" calcext:value-type="float">
            <text:p>6.655646801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842232" calcext:value-type="float">
            <text:p>6.842232</text:p>
          </table:table-cell>
          <table:table-cell office:value-type="float" office:value="6.6542925926" calcext:value-type="float">
            <text:p>6.6542925926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844877" calcext:value-type="float">
            <text:p>6.844877</text:p>
          </table:table-cell>
          <table:table-cell office:value-type="float" office:value="6.6528900597" calcext:value-type="float">
            <text:p>6.652890059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45913" calcext:value-type="float">
            <text:p>6.845913</text:p>
          </table:table-cell>
          <table:table-cell office:value-type="float" office:value="6.6514465489" calcext:value-type="float">
            <text:p>6.6514465489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45051" calcext:value-type="float">
            <text:p>6.845051</text:p>
          </table:table-cell>
          <table:table-cell office:value-type="float" office:value="6.6499733182" calcext:value-type="float">
            <text:p>6.649973318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42271" calcext:value-type="float">
            <text:p>6.842271</text:p>
          </table:table-cell>
          <table:table-cell office:value-type="float" office:value="6.6484841756" calcext:value-type="float">
            <text:p>6.6484841756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837822" calcext:value-type="float">
            <text:p>6.837822</text:p>
          </table:table-cell>
          <table:table-cell office:value-type="float" office:value="6.6469935077" calcext:value-type="float">
            <text:p>6.6469935077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32149" calcext:value-type="float">
            <text:p>6.832149</text:p>
          </table:table-cell>
          <table:table-cell office:value-type="float" office:value="6.6455142171" calcext:value-type="float">
            <text:p>6.6455142171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25776" calcext:value-type="float">
            <text:p>6.825776</text:p>
          </table:table-cell>
          <table:table-cell office:value-type="float" office:value="6.6440561328" calcext:value-type="float">
            <text:p>6.6440561328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19169" calcext:value-type="float">
            <text:p>6.819169</text:p>
          </table:table-cell>
          <table:table-cell office:value-type="float" office:value="6.6426252677" calcext:value-type="float">
            <text:p>6.6426252677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812617" calcext:value-type="float">
            <text:p>6.812617</text:p>
          </table:table-cell>
          <table:table-cell office:value-type="float" office:value="6.641224127" calcext:value-type="float">
            <text:p>6.641224127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06163" calcext:value-type="float">
            <text:p>6.806163</text:p>
          </table:table-cell>
          <table:table-cell office:value-type="float" office:value="6.639852984" calcext:value-type="float">
            <text:p>6.639852984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99603" calcext:value-type="float">
            <text:p>6.799603</text:p>
          </table:table-cell>
          <table:table-cell office:value-type="float" office:value="6.6385117742" calcext:value-type="float">
            <text:p>6.638511774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92541" calcext:value-type="float">
            <text:p>6.792541</text:p>
          </table:table-cell>
          <table:table-cell office:value-type="float" office:value="6.6372020894" calcext:value-type="float">
            <text:p>6.6372020894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84495" calcext:value-type="float">
            <text:p>6.784495</text:p>
          </table:table-cell>
          <table:table-cell office:value-type="float" office:value="6.6359288197" calcext:value-type="float">
            <text:p>6.6359288197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75012" calcext:value-type="float">
            <text:p>6.775012</text:p>
          </table:table-cell>
          <table:table-cell office:value-type="float" office:value="6.634701" calcext:value-type="float">
            <text:p>6.634701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63772" calcext:value-type="float">
            <text:p>6.763772</text:p>
          </table:table-cell>
          <table:table-cell office:value-type="float" office:value="6.6335317417" calcext:value-type="float">
            <text:p>6.633531741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50663" calcext:value-type="float">
            <text:p>6.750663</text:p>
          </table:table-cell>
          <table:table-cell office:value-type="float" office:value="6.6324372857" calcext:value-type="float">
            <text:p>6.6324372857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35798" calcext:value-type="float">
            <text:p>6.735798</text:p>
          </table:table-cell>
          <table:table-cell office:value-type="float" office:value="6.6314353729" calcext:value-type="float">
            <text:p>6.6314353729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19493" calcext:value-type="float">
            <text:p>6.719493</text:p>
          </table:table-cell>
          <table:table-cell office:value-type="float" office:value="6.6305433846" calcext:value-type="float">
            <text:p>6.6305433846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02206" calcext:value-type="float">
            <text:p>6.702206</text:p>
          </table:table-cell>
          <table:table-cell office:value-type="float" office:value="6.6297765776" calcext:value-type="float">
            <text:p>6.629776577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68446" calcext:value-type="float">
            <text:p>6.68446</text:p>
          </table:table-cell>
          <table:table-cell office:value-type="float" office:value="6.6291467565" calcext:value-type="float">
            <text:p>6.629146756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666766" calcext:value-type="float">
            <text:p>6.666766</text:p>
          </table:table-cell>
          <table:table-cell office:value-type="float" office:value="6.6286615526" calcext:value-type="float">
            <text:p>6.6286615526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49581" calcext:value-type="float">
            <text:p>6.649581</text:p>
          </table:table-cell>
          <table:table-cell office:value-type="float" office:value="6.6283243451" calcext:value-type="float">
            <text:p>6.6283243451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33293" calcext:value-type="float">
            <text:p>6.633293</text:p>
          </table:table-cell>
          <table:table-cell office:value-type="float" office:value="6.6281345536" calcext:value-type="float">
            <text:p>6.6281345536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18242" calcext:value-type="float">
            <text:p>6.618242</text:p>
          </table:table-cell>
          <table:table-cell office:value-type="float" office:value="6.6280880811" calcext:value-type="float">
            <text:p>6.6280880811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04742" calcext:value-type="float">
            <text:p>6.604742</text:p>
          </table:table-cell>
          <table:table-cell office:value-type="float" office:value="6.6281775909" calcext:value-type="float">
            <text:p>6.6281775909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593106" calcext:value-type="float">
            <text:p>6.593106</text:p>
          </table:table-cell>
          <table:table-cell office:value-type="float" office:value="6.6283925963" calcext:value-type="float">
            <text:p>6.628392596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583615" calcext:value-type="float">
            <text:p>6.583615</text:p>
          </table:table-cell>
          <table:table-cell office:value-type="float" office:value="6.6287193241" calcext:value-type="float">
            <text:p>6.628719324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76456" calcext:value-type="float">
            <text:p>6.576456</text:p>
          </table:table-cell>
          <table:table-cell office:value-type="float" office:value="6.6291408598" calcext:value-type="float">
            <text:p>6.6291408598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571616" calcext:value-type="float">
            <text:p>6.571616</text:p>
          </table:table-cell>
          <table:table-cell office:value-type="float" office:value="6.6296378868" calcext:value-type="float">
            <text:p>6.6296378868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568785" calcext:value-type="float">
            <text:p>6.568785</text:p>
          </table:table-cell>
          <table:table-cell office:value-type="float" office:value="6.6301904762" calcext:value-type="float">
            <text:p>6.6301904762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567299" calcext:value-type="float">
            <text:p>6.567299</text:p>
          </table:table-cell>
          <table:table-cell office:value-type="float" office:value="6.6307809135" calcext:value-type="float">
            <text:p>6.630780913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66156" calcext:value-type="float">
            <text:p>6.566156</text:p>
          </table:table-cell>
          <table:table-cell office:value-type="float" office:value="6.6313972427" calcext:value-type="float">
            <text:p>6.631397242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64127" calcext:value-type="float">
            <text:p>6.564127</text:p>
          </table:table-cell>
          <table:table-cell office:value-type="float" office:value="6.6320368627" calcext:value-type="float">
            <text:p>6.6320368627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59923" calcext:value-type="float">
            <text:p>6.559923</text:p>
          </table:table-cell>
          <table:table-cell office:value-type="float" office:value="6.6327092376" calcext:value-type="float">
            <text:p>6.632709237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55239" calcext:value-type="float">
            <text:p>6.55239</text:p>
          </table:table-cell>
          <table:table-cell office:value-type="float" office:value="6.6334371" calcext:value-type="float">
            <text:p>6.6334371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540678" calcext:value-type="float">
            <text:p>6.540678</text:p>
          </table:table-cell>
          <table:table-cell office:value-type="float" office:value="6.6342557576" calcext:value-type="float">
            <text:p>6.634255757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524327" calcext:value-type="float">
            <text:p>6.524327</text:p>
          </table:table-cell>
          <table:table-cell office:value-type="float" office:value="6.6352106327" calcext:value-type="float">
            <text:p>6.6352106327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503267" calcext:value-type="float">
            <text:p>6.503267</text:p>
          </table:table-cell>
          <table:table-cell office:value-type="float" office:value="6.6363537629" calcext:value-type="float">
            <text:p>6.6363537629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477719" calcext:value-type="float">
            <text:p>6.477719</text:p>
          </table:table-cell>
          <table:table-cell office:value-type="float" office:value="6.6377400833" calcext:value-type="float">
            <text:p>6.6377400833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448005" calcext:value-type="float">
            <text:p>6.448005</text:p>
          </table:table-cell>
          <table:table-cell office:value-type="float" office:value="6.6394245158" calcext:value-type="float">
            <text:p>6.6394245158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414278" calcext:value-type="float">
            <text:p>6.414278</text:p>
          </table:table-cell>
          <table:table-cell office:value-type="float" office:value="6.6414608936" calcext:value-type="float">
            <text:p>6.641460893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376099" calcext:value-type="float">
            <text:p>6.376099</text:p>
          </table:table-cell>
          <table:table-cell office:value-type="float" office:value="6.6439037204" calcext:value-type="float">
            <text:p>6.6439037204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331706" calcext:value-type="float">
            <text:p>6.331706</text:p>
          </table:table-cell>
          <table:table-cell office:value-type="float" office:value="6.6468146413" calcext:value-type="float">
            <text:p>6.646814641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276408" calcext:value-type="float">
            <text:p>6.276408</text:p>
          </table:table-cell>
          <table:table-cell office:value-type="float" office:value="6.6502773736" calcext:value-type="float">
            <text:p>6.650277373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198013" calcext:value-type="float">
            <text:p>6.198013</text:p>
          </table:table-cell>
          <table:table-cell office:value-type="float" office:value="6.6544314778" calcext:value-type="float">
            <text:p>6.6544314778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058964" calcext:value-type="float">
            <text:p>6.058964</text:p>
          </table:table-cell>
          <table:table-cell office:value-type="float" office:value="6.6595597753" calcext:value-type="float">
            <text:p>6.659559775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.673" calcext:value-type="float">
            <text:p>5.673</text:p>
          </table:table-cell>
          <table:table-cell office:value-type="float" office:value="6.6663847273" calcext:value-type="float">
            <text:p>6.6663847273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.673" calcext:value-type="float">
            <text:p>5.673</text:p>
          </table:table-cell>
          <table:table-cell office:value-type="float" office:value="6.6778029425" calcext:value-type="float">
            <text:p>6.677802942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212708" calcext:value-type="float">
            <text:p>7.212708</text:p>
          </table:table-cell>
          <table:table-cell office:value-type="float" office:value="6.6894866977" calcext:value-type="float">
            <text:p>6.689486697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0241" calcext:value-type="float">
            <text:p>6.80241</text:p>
          </table:table-cell>
          <table:table-cell office:value-type="float" office:value="6.6833311529" calcext:value-type="float">
            <text:p>6.6833311529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65255" calcext:value-type="float">
            <text:p>6.665255</text:p>
          </table:table-cell>
          <table:table-cell office:value-type="float" office:value="6.6819135476" calcext:value-type="float">
            <text:p>6.681913547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595629" calcext:value-type="float">
            <text:p>6.595629</text:p>
          </table:table-cell>
          <table:table-cell office:value-type="float" office:value="6.682114253" calcext:value-type="float">
            <text:p>6.682114253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553902" calcext:value-type="float">
            <text:p>6.553902</text:p>
          </table:table-cell>
          <table:table-cell office:value-type="float" office:value="6.6831689512" calcext:value-type="float">
            <text:p>6.6831689512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527426" calcext:value-type="float">
            <text:p>6.527426</text:p>
          </table:table-cell>
          <table:table-cell office:value-type="float" office:value="6.6847648395" calcext:value-type="float">
            <text:p>6.684764839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511058" calcext:value-type="float">
            <text:p>6.511058</text:p>
          </table:table-cell>
          <table:table-cell office:value-type="float" office:value="6.686731575" calcext:value-type="float">
            <text:p>6.68673157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02217" calcext:value-type="float">
            <text:p>6.502217</text:p>
          </table:table-cell>
          <table:table-cell office:value-type="float" office:value="6.6889552911" calcext:value-type="float">
            <text:p>6.688955291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499212" calcext:value-type="float">
            <text:p>6.499212</text:p>
          </table:table-cell>
          <table:table-cell office:value-type="float" office:value="6.6913493718" calcext:value-type="float">
            <text:p>6.691349371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500638" calcext:value-type="float">
            <text:p>6.500638</text:p>
          </table:table-cell>
          <table:table-cell office:value-type="float" office:value="6.6938446623" calcext:value-type="float">
            <text:p>6.6938446623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05235" calcext:value-type="float">
            <text:p>6.505235</text:p>
          </table:table-cell>
          <table:table-cell office:value-type="float" office:value="6.6963868553" calcext:value-type="float">
            <text:p>6.6963868553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11946" calcext:value-type="float">
            <text:p>6.511946</text:p>
          </table:table-cell>
          <table:table-cell office:value-type="float" office:value="6.6989355467" calcext:value-type="float">
            <text:p>6.698935546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520032" calcext:value-type="float">
            <text:p>6.520032</text:p>
          </table:table-cell>
          <table:table-cell office:value-type="float" office:value="6.7014624324" calcext:value-type="float">
            <text:p>6.7014624324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29136" calcext:value-type="float">
            <text:p>6.529136</text:p>
          </table:table-cell>
          <table:table-cell office:value-type="float" office:value="6.7039477808" calcext:value-type="float">
            <text:p>6.7039477808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39254" calcext:value-type="float">
            <text:p>6.539254</text:p>
          </table:table-cell>
          <table:table-cell office:value-type="float" office:value="6.7063757222" calcext:value-type="float">
            <text:p>6.7063757222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550611" calcext:value-type="float">
            <text:p>6.550611</text:p>
          </table:table-cell>
          <table:table-cell office:value-type="float" office:value="6.7087295493" calcext:value-type="float">
            <text:p>6.7087295493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63478" calcext:value-type="float">
            <text:p>6.563478</text:p>
          </table:table-cell>
          <table:table-cell office:value-type="float" office:value="6.7109883857" calcext:value-type="float">
            <text:p>6.7109883857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577997" calcext:value-type="float">
            <text:p>6.577997</text:p>
          </table:table-cell>
          <table:table-cell office:value-type="float" office:value="6.7131262174" calcext:value-type="float">
            <text:p>6.7131262174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594057" calcext:value-type="float">
            <text:p>6.594057</text:p>
          </table:table-cell>
          <table:table-cell office:value-type="float" office:value="6.7151134118" calcext:value-type="float">
            <text:p>6.7151134118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611271" calcext:value-type="float">
            <text:p>6.611271</text:p>
          </table:table-cell>
          <table:table-cell office:value-type="float" office:value="6.7169202239" calcext:value-type="float">
            <text:p>6.7169202239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29032" calcext:value-type="float">
            <text:p>6.629032</text:p>
          </table:table-cell>
          <table:table-cell office:value-type="float" office:value="6.7185209697" calcext:value-type="float">
            <text:p>6.7185209697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46644" calcext:value-type="float">
            <text:p>6.646644</text:p>
          </table:table-cell>
          <table:table-cell office:value-type="float" office:value="6.7198977231" calcext:value-type="float">
            <text:p>6.719897723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63454" calcext:value-type="float">
            <text:p>6.663454</text:p>
          </table:table-cell>
          <table:table-cell office:value-type="float" office:value="6.7210423125" calcext:value-type="float">
            <text:p>6.721042312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78976" calcext:value-type="float">
            <text:p>6.678976</text:p>
          </table:table-cell>
          <table:table-cell office:value-type="float" office:value="6.7219564127" calcext:value-type="float">
            <text:p>6.7219564127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92954" calcext:value-type="float">
            <text:p>6.692954</text:p>
          </table:table-cell>
          <table:table-cell office:value-type="float" office:value="6.7226496452" calcext:value-type="float">
            <text:p>6.7226496452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05374" calcext:value-type="float">
            <text:p>6.705374</text:p>
          </table:table-cell>
          <table:table-cell office:value-type="float" office:value="6.723136459" calcext:value-type="float">
            <text:p>6.723136459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16429" calcext:value-type="float">
            <text:p>6.716429</text:p>
          </table:table-cell>
          <table:table-cell office:value-type="float" office:value="6.7234325" calcext:value-type="float">
            <text:p>6.723432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26446" calcext:value-type="float">
            <text:p>6.726446</text:p>
          </table:table-cell>
          <table:table-cell office:value-type="float" office:value="6.7235512034" calcext:value-type="float">
            <text:p>6.7235512034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3581" calcext:value-type="float">
            <text:p>6.73581</text:p>
          </table:table-cell>
          <table:table-cell office:value-type="float" office:value="6.7235012931" calcext:value-type="float">
            <text:p>6.7235012931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44888" calcext:value-type="float">
            <text:p>6.744888</text:p>
          </table:table-cell>
          <table:table-cell office:value-type="float" office:value="6.7232853509" calcext:value-type="float">
            <text:p>6.7232853509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53971" calcext:value-type="float">
            <text:p>6.753971</text:p>
          </table:table-cell>
          <table:table-cell office:value-type="float" office:value="6.7228995893" calcext:value-type="float">
            <text:p>6.7228995893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63235" calcext:value-type="float">
            <text:p>6.763235</text:p>
          </table:table-cell>
          <table:table-cell office:value-type="float" office:value="6.7223346545" calcext:value-type="float">
            <text:p>6.722334654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7273" calcext:value-type="float">
            <text:p>6.77273</text:p>
          </table:table-cell>
          <table:table-cell office:value-type="float" office:value="6.7215772407" calcext:value-type="float">
            <text:p>6.721577240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8239" calcext:value-type="float">
            <text:p>6.78239</text:p>
          </table:table-cell>
          <table:table-cell office:value-type="float" office:value="6.7206120943" calcext:value-type="float">
            <text:p>6.7206120943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9207" calcext:value-type="float">
            <text:p>6.79207</text:p>
          </table:table-cell>
          <table:table-cell office:value-type="float" office:value="6.7194240577" calcext:value-type="float">
            <text:p>6.7194240577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01589" calcext:value-type="float">
            <text:p>6.801589</text:p>
          </table:table-cell>
          <table:table-cell office:value-type="float" office:value="6.7179996275" calcext:value-type="float">
            <text:p>6.717999627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10778" calcext:value-type="float">
            <text:p>6.810778</text:p>
          </table:table-cell>
          <table:table-cell office:value-type="float" office:value="6.71632784" calcext:value-type="float">
            <text:p>6.7163278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19516" calcext:value-type="float">
            <text:p>6.819516</text:p>
          </table:table-cell>
          <table:table-cell office:value-type="float" office:value="6.7144002857" calcext:value-type="float">
            <text:p>6.714400285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827733" calcext:value-type="float">
            <text:p>6.827733</text:p>
          </table:table-cell>
          <table:table-cell office:value-type="float" office:value="6.712210375" calcext:value-type="float">
            <text:p>6.71221037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35394" calcext:value-type="float">
            <text:p>6.835394</text:p>
          </table:table-cell>
          <table:table-cell office:value-type="float" office:value="6.7097524468" calcext:value-type="float">
            <text:p>6.7097524468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42461" calcext:value-type="float">
            <text:p>6.842461</text:p>
          </table:table-cell>
          <table:table-cell office:value-type="float" office:value="6.7070211087" calcext:value-type="float">
            <text:p>6.7070211087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48849" calcext:value-type="float">
            <text:p>6.848849</text:p>
          </table:table-cell>
          <table:table-cell office:value-type="float" office:value="6.7040113333" calcext:value-type="float">
            <text:p>6.7040113333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54399" calcext:value-type="float">
            <text:p>6.854399</text:p>
          </table:table-cell>
          <table:table-cell office:value-type="float" office:value="6.7007195682" calcext:value-type="float">
            <text:p>6.7007195682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58874" calcext:value-type="float">
            <text:p>6.858874</text:p>
          </table:table-cell>
          <table:table-cell office:value-type="float" office:value="6.6971456279" calcext:value-type="float">
            <text:p>6.6971456279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61994" calcext:value-type="float">
            <text:p>6.861994</text:p>
          </table:table-cell>
          <table:table-cell office:value-type="float" office:value="6.6932949524" calcext:value-type="float">
            <text:p>6.6932949524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63491" calcext:value-type="float">
            <text:p>6.863491</text:p>
          </table:table-cell>
          <table:table-cell office:value-type="float" office:value="6.6891803415" calcext:value-type="float">
            <text:p>6.689180341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63176" calcext:value-type="float">
            <text:p>6.863176</text:p>
          </table:table-cell>
          <table:table-cell office:value-type="float" office:value="6.684822575" calcext:value-type="float">
            <text:p>6.68482257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60995" calcext:value-type="float">
            <text:p>6.860995</text:p>
          </table:table-cell>
          <table:table-cell office:value-type="float" office:value="6.6802494103" calcext:value-type="float">
            <text:p>6.6802494103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57063" calcext:value-type="float">
            <text:p>6.857063</text:p>
          </table:table-cell>
          <table:table-cell office:value-type="float" office:value="6.6754929474" calcext:value-type="float">
            <text:p>6.6754929474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51657" calcext:value-type="float">
            <text:p>6.851657</text:p>
          </table:table-cell>
          <table:table-cell office:value-type="float" office:value="6.6705856486" calcext:value-type="float">
            <text:p>6.6705856486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4517" calcext:value-type="float">
            <text:p>6.84517</text:p>
          </table:table-cell>
          <table:table-cell office:value-type="float" office:value="6.6655558889" calcext:value-type="float">
            <text:p>6.665555888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38031" calcext:value-type="float">
            <text:p>6.838031</text:p>
          </table:table-cell>
          <table:table-cell office:value-type="float" office:value="6.6604240571" calcext:value-type="float">
            <text:p>6.660424057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30611" calcext:value-type="float">
            <text:p>6.830611</text:p>
          </table:table-cell>
          <table:table-cell office:value-type="float" office:value="6.6552003235" calcext:value-type="float">
            <text:p>6.655200323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23135" calcext:value-type="float">
            <text:p>6.823135</text:p>
          </table:table-cell>
          <table:table-cell office:value-type="float" office:value="6.6498848485" calcext:value-type="float">
            <text:p>6.649884848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15621" calcext:value-type="float">
            <text:p>6.815621</text:p>
          </table:table-cell>
          <table:table-cell office:value-type="float" office:value="6.6444707813" calcext:value-type="float">
            <text:p>6.644470781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07874" calcext:value-type="float">
            <text:p>6.807874</text:p>
          </table:table-cell>
          <table:table-cell office:value-type="float" office:value="6.6389498065" calcext:value-type="float">
            <text:p>6.638949806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99534" calcext:value-type="float">
            <text:p>6.799534</text:p>
          </table:table-cell>
          <table:table-cell office:value-type="float" office:value="6.633319" calcext:value-type="float">
            <text:p>6.633319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90172" calcext:value-type="float">
            <text:p>6.790172</text:p>
          </table:table-cell>
          <table:table-cell office:value-type="float" office:value="6.6275874483" calcext:value-type="float">
            <text:p>6.6275874483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79421" calcext:value-type="float">
            <text:p>6.779421</text:p>
          </table:table-cell>
          <table:table-cell office:value-type="float" office:value="6.6217808571" calcext:value-type="float">
            <text:p>6.621780857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67099" calcext:value-type="float">
            <text:p>6.767099</text:p>
          </table:table-cell>
          <table:table-cell office:value-type="float" office:value="6.6159423333" calcext:value-type="float">
            <text:p>6.615942333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53294" calcext:value-type="float">
            <text:p>6.753294</text:p>
          </table:table-cell>
          <table:table-cell office:value-type="float" office:value="6.6101286154" calcext:value-type="float">
            <text:p>6.6101286154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38379" calcext:value-type="float">
            <text:p>6.738379</text:p>
          </table:table-cell>
          <table:table-cell office:value-type="float" office:value="6.604402" calcext:value-type="float">
            <text:p>6.604402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2296" calcext:value-type="float">
            <text:p>6.72296</text:p>
          </table:table-cell>
          <table:table-cell office:value-type="float" office:value="6.598819625" calcext:value-type="float">
            <text:p>6.59881962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07744" calcext:value-type="float">
            <text:p>6.707744</text:p>
          </table:table-cell>
          <table:table-cell office:value-type="float" office:value="6.5934222174" calcext:value-type="float">
            <text:p>6.5934222174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93391" calcext:value-type="float">
            <text:p>6.693391</text:p>
          </table:table-cell>
          <table:table-cell office:value-type="float" office:value="6.5882257727" calcext:value-type="float">
            <text:p>6.588225772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80372" calcext:value-type="float">
            <text:p>6.680372</text:p>
          </table:table-cell>
          <table:table-cell office:value-type="float" office:value="6.5832179048" calcext:value-type="float">
            <text:p>6.5832179048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668881" calcext:value-type="float">
            <text:p>6.668881</text:p>
          </table:table-cell>
          <table:table-cell office:value-type="float" office:value="6.5783602" calcext:value-type="float">
            <text:p>6.5783602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58829" calcext:value-type="float">
            <text:p>6.658829</text:p>
          </table:table-cell>
          <table:table-cell office:value-type="float" office:value="6.5735959474" calcext:value-type="float">
            <text:p>6.5735959474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49917" calcext:value-type="float">
            <text:p>6.649917</text:p>
          </table:table-cell>
          <table:table-cell office:value-type="float" office:value="6.5688607778" calcext:value-type="float">
            <text:p>6.5688607778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41748" calcext:value-type="float">
            <text:p>6.641748</text:p>
          </table:table-cell>
          <table:table-cell office:value-type="float" office:value="6.5640927647" calcext:value-type="float">
            <text:p>6.5640927647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33947" calcext:value-type="float">
            <text:p>6.633947</text:p>
          </table:table-cell>
          <table:table-cell office:value-type="float" office:value="6.5592393125" calcext:value-type="float">
            <text:p>6.5592393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626241" calcext:value-type="float">
            <text:p>6.626241</text:p>
          </table:table-cell>
          <table:table-cell office:value-type="float" office:value="6.5542588" calcext:value-type="float">
            <text:p>6.5542588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18473" calcext:value-type="float">
            <text:p>6.618473</text:p>
          </table:table-cell>
          <table:table-cell office:value-type="float" office:value="6.5491172143" calcext:value-type="float">
            <text:p>6.5491172143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10556" calcext:value-type="float">
            <text:p>6.610556</text:p>
          </table:table-cell>
          <table:table-cell office:value-type="float" office:value="6.5437821538" calcext:value-type="float">
            <text:p>6.543782153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02398" calcext:value-type="float">
            <text:p>6.602398</text:p>
          </table:table-cell>
          <table:table-cell office:value-type="float" office:value="6.5382176667" calcext:value-type="float">
            <text:p>6.53821766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593831" calcext:value-type="float">
            <text:p>6.593831</text:p>
          </table:table-cell>
          <table:table-cell office:value-type="float" office:value="6.5323830909" calcext:value-type="float">
            <text:p>6.5323830909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584594" calcext:value-type="float">
            <text:p>6.584594</text:p>
          </table:table-cell>
          <table:table-cell office:value-type="float" office:value="6.5262383" calcext:value-type="float">
            <text:p>6.5262383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574377" calcext:value-type="float">
            <text:p>6.574377</text:p>
          </table:table-cell>
          <table:table-cell office:value-type="float" office:value="6.5197543333" calcext:value-type="float">
            <text:p>6.519754333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562917" calcext:value-type="float">
            <text:p>6.562917</text:p>
          </table:table-cell>
          <table:table-cell office:value-type="float" office:value="6.5129265" calcext:value-type="float">
            <text:p>6.512926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50114" calcext:value-type="float">
            <text:p>6.550114</text:p>
          </table:table-cell>
          <table:table-cell office:value-type="float" office:value="6.505785" calcext:value-type="float">
            <text:p>6.50578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536093" calcext:value-type="float">
            <text:p>6.536093</text:p>
          </table:table-cell>
          <table:table-cell office:value-type="float" office:value="6.4983968333" calcext:value-type="float">
            <text:p>6.4983968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521209" calcext:value-type="float">
            <text:p>6.521209</text:p>
          </table:table-cell>
          <table:table-cell office:value-type="float" office:value="6.4908576" calcext:value-type="float">
            <text:p>6.4908576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505935" calcext:value-type="float">
            <text:p>6.505935</text:p>
          </table:table-cell>
          <table:table-cell office:value-type="float" office:value="6.48326975" calcext:value-type="float">
            <text:p>6.483269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490699" calcext:value-type="float">
            <text:p>6.490699</text:p>
          </table:table-cell>
          <table:table-cell office:value-type="float" office:value="6.4757146667" calcext:value-type="float">
            <text:p>6.475714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475694" calcext:value-type="float">
            <text:p>6.475694</text:p>
          </table:table-cell>
          <table:table-cell office:value-type="float" office:value="6.4682225" calcext:value-type="float">
            <text:p>6.468222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460751" calcext:value-type="float">
            <text:p>6.4607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04:28.686457924</dc:date>
    <meta:document-statistic meta:table-count="1" meta:cell-count="3177" meta:object-count="0"/>
    <meta:generator>LibreOffice/4.2.7.2$Linux_X86_64 LibreOffice_project/420m0$Build-2</meta:generator>
  </office:meta>
</office:document-meta>
</file>